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b95fd9" style:font-size-asian="7pt" style:font-style-asian="italic" style:font-weight-asian="normal" style:font-size-complex="8pt" style:font-style-complex="italic" style:font-weight-complex="normal"/>
    </style:style>
    <style:style style:name="P5"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6"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7"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8"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9"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0"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11" style:family="paragraph" style:parent-style-name="Standard">
      <style:paragraph-properties fo:text-align="start" style:justify-single-word="false"/>
      <style:text-properties fo:color="#000000" style:font-name="DejaVu Sans" fo:font-size="8pt" fo:font-style="normal" style:text-underline-style="none" fo:font-weight="normal" officeooo:rsid="00f075fe" officeooo:paragraph-rsid="010167a1"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justify" style:justify-single-word="false"/>
      <style:text-properties fo:color="#000000" style:font-name="DejaVu Sans" fo:font-size="8pt" fo:font-style="normal" style:text-underline-style="none" fo:font-weight="normal" officeooo:rsid="02129e9e" officeooo:paragraph-rsid="02129e9e"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justify" style:justify-single-word="false"/>
      <style:text-properties fo:color="#000000" style:font-name="DejaVu Sans" fo:font-size="8pt" fo:font-style="normal" style:text-underline-style="none" fo:font-weight="normal" officeooo:rsid="021745a0" officeooo:paragraph-rsid="021745a0"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justify" style:justify-single-word="false"/>
      <style:text-properties fo:color="#000000" style:font-name="DejaVu Sans" fo:font-size="8pt" fo:font-style="normal" style:text-underline-style="none" fo:font-weight="normal" officeooo:rsid="0217f747" officeooo:paragraph-rsid="0217f74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justify" style:justify-single-word="false"/>
      <style:text-properties fo:color="#000000" style:font-name="DejaVu Sans" fo:font-size="8pt" fo:font-style="normal" style:text-underline-style="none" fo:font-weight="normal" officeooo:rsid="021bb8c2" officeooo:paragraph-rsid="021bb8c2"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justify" style:justify-single-word="false"/>
      <style:text-properties fo:color="#000000" style:font-name="DejaVu Sans" fo:font-size="8pt" fo:font-style="normal" style:text-underline-style="none" fo:font-weight="normal" officeooo:rsid="021ee054" officeooo:paragraph-rsid="021ee054"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justify" style:justify-single-word="false"/>
      <style:text-properties fo:color="#000000" style:font-name="DejaVu Sans" fo:font-size="8pt" fo:font-style="normal" style:text-underline-style="none" fo:font-weight="normal" officeooo:rsid="0220e868" officeooo:paragraph-rsid="0220e868"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justify" style:justify-single-word="false"/>
      <style:text-properties fo:color="#000000" style:font-name="DejaVu Sans" fo:font-size="8pt" fo:font-style="normal" style:text-underline-style="none" fo:font-weight="normal" officeooo:rsid="02215800" officeooo:paragraph-rsid="02215800"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justify" style:justify-single-word="false"/>
      <style:text-properties fo:color="#000000" style:font-name="DejaVu Sans" fo:font-size="8pt" fo:font-style="normal" style:text-underline-style="none" fo:font-weight="normal" officeooo:rsid="022213b6" officeooo:paragraph-rsid="022213b6"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justify" style:justify-single-word="false"/>
      <style:text-properties fo:color="#000000" style:font-name="DejaVu Sans" fo:font-size="8pt" fo:font-style="normal" style:text-underline-style="none" fo:font-weight="normal" officeooo:rsid="0226489a" officeooo:paragraph-rsid="0226489a"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justify" style:justify-single-word="false"/>
      <style:text-properties fo:color="#000000" style:font-name="DejaVu Sans" fo:font-size="8pt" fo:font-style="normal" style:text-underline-style="none" fo:font-weight="normal" officeooo:rsid="0226c41e" officeooo:paragraph-rsid="0226c41e"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justify" style:justify-single-word="false"/>
      <style:text-properties fo:color="#000000" style:font-name="DejaVu Sans" fo:font-size="8pt" fo:font-style="normal" style:text-underline-style="none" fo:font-weight="normal" officeooo:rsid="022eb4c5" officeooo:paragraph-rsid="022f0ad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justify" style:justify-single-word="false"/>
      <style:text-properties fo:color="#000000" style:font-name="DejaVu Sans" fo:font-size="8pt" fo:font-style="normal" style:text-underline-style="none" fo:font-weight="normal" officeooo:rsid="022f39ea" officeooo:paragraph-rsid="022f39ea"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justify" style:justify-single-word="false"/>
      <style:text-properties fo:color="#000000" style:font-name="DejaVu Sans" fo:font-size="8pt" fo:font-style="normal" style:text-underline-style="none" fo:font-weight="normal" officeooo:rsid="0233de70" officeooo:paragraph-rsid="0233de70"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justify" style:justify-single-word="false"/>
      <style:text-properties fo:color="#000000" style:font-name="DejaVu Sans" fo:font-size="8pt" fo:font-style="normal" style:text-underline-style="none" fo:font-weight="normal" officeooo:rsid="02372937" officeooo:paragraph-rsid="0237293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justify" style:justify-single-word="false"/>
      <style:text-properties fo:color="#000000" style:font-name="DejaVu Sans" fo:font-size="8pt" fo:font-style="normal" style:text-underline-style="none" fo:font-weight="normal" officeooo:rsid="0243ff37" officeooo:paragraph-rsid="0243ff3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justify" style:justify-single-word="false"/>
      <style:text-properties fo:color="#000000" style:font-name="DejaVu Sans" fo:font-size="8pt" fo:font-style="normal" style:text-underline-style="none" fo:font-weight="normal" officeooo:rsid="0244f674" officeooo:paragraph-rsid="0244f674"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justify" style:justify-single-word="false"/>
      <style:text-properties fo:color="#000000" style:font-name="DejaVu Sans" fo:font-size="8pt" fo:font-style="normal" style:text-underline-style="none" fo:font-weight="normal" officeooo:rsid="0247ec84" officeooo:paragraph-rsid="0247ec84"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justify" style:justify-single-word="false"/>
      <style:text-properties fo:color="#000000" style:font-name="DejaVu Sans" fo:font-size="8pt" fo:font-style="normal" style:text-underline-style="none" fo:font-weight="normal" officeooo:rsid="0247fc4d" officeooo:paragraph-rsid="0247fc4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justify" style:justify-single-word="false"/>
      <style:text-properties fo:color="#000000" style:font-name="DejaVu Sans" fo:font-size="8pt" fo:font-style="normal" style:text-underline-style="none" fo:font-weight="normal" officeooo:rsid="024a9727" officeooo:paragraph-rsid="024a9727"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justify" style:justify-single-word="false"/>
      <style:text-properties fo:color="#000000" style:font-name="DejaVu Sans" fo:font-size="8pt" fo:font-style="normal" style:text-underline-style="none" fo:font-weight="normal" officeooo:rsid="0250c798" officeooo:paragraph-rsid="0250c798"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justify" style:justify-single-word="false"/>
      <style:text-properties fo:color="#000000" style:font-name="DejaVu Sans" fo:font-size="8pt" fo:font-style="normal" style:text-underline-style="none" fo:font-weight="normal" officeooo:rsid="0250c798" officeooo:paragraph-rsid="02520bd2"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justify" style:justify-single-word="false"/>
      <style:text-properties fo:color="#000000" style:font-name="DejaVu Sans" fo:font-size="8pt" fo:font-style="normal" style:text-underline-style="none" fo:font-weight="normal" officeooo:rsid="0250c798" officeooo:paragraph-rsid="02536bd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justify" style:justify-single-word="false"/>
      <style:text-properties fo:color="#000000" style:font-name="DejaVu Sans" fo:font-size="8pt" fo:font-style="normal" style:text-underline-style="none" fo:font-weight="normal" officeooo:rsid="02587889" officeooo:paragraph-rsid="02587889"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justify" style:justify-single-word="false"/>
      <style:text-properties fo:color="#000000" style:font-name="DejaVu Sans" fo:font-size="8pt" fo:font-style="normal" style:text-underline-style="none" fo:font-weight="normal" officeooo:rsid="025ee06d" officeooo:paragraph-rsid="025ee06d"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justify" style:justify-single-word="false"/>
      <style:text-properties fo:color="#000000" style:font-name="DejaVu Sans" fo:font-size="8pt" fo:font-style="normal" style:text-underline-style="none" fo:font-weight="bold" officeooo:rsid="02587889" officeooo:paragraph-rsid="025a0662" fo:background-color="transparent" style:font-size-asian="8pt" style:font-style-asian="normal" style:font-weight-asian="bold" style:font-size-complex="8pt" style:font-style-complex="normal" style:font-weight-complex="bold"/>
    </style:style>
    <style:style style:name="P37" style:family="paragraph" style:parent-style-name="Standard">
      <style:paragraph-properties fo:text-align="justify" style:justify-single-word="false"/>
      <style:text-properties fo:color="#000000" style:font-name="DejaVu Sans" fo:font-size="8pt" fo:font-style="normal" style:text-underline-style="none" fo:font-weight="bold" officeooo:rsid="025a0662" officeooo:paragraph-rsid="025a0662" fo:background-color="transparent" style:font-size-asian="7pt" style:font-style-asian="normal" style:font-weight-asian="bold" style:font-size-complex="8pt" style:font-style-complex="normal" style:font-weight-complex="bold"/>
    </style:style>
    <style:style style:name="P38" style:family="paragraph" style:parent-style-name="Standard">
      <style:paragraph-properties fo:text-align="justify" style:justify-single-word="false"/>
      <style:text-properties fo:color="#000000" style:font-name="DejaVu Sans" fo:font-size="8pt" fo:font-style="italic" style:text-underline-style="none" fo:font-weight="bold" officeooo:rsid="02566a23" officeooo:paragraph-rsid="02566a23" fo:background-color="transparent" style:font-size-asian="8pt" style:font-style-asian="italic" style:font-weight-asian="bold" style:font-size-complex="8pt" style:font-style-complex="italic" style:font-weight-complex="bold"/>
    </style:style>
    <style:style style:name="P39" style:family="paragraph" style:parent-style-name="Standard">
      <style:paragraph-properties fo:text-align="justify" style:justify-single-word="false"/>
      <style:text-properties fo:color="#000000" style:font-name="DejaVu Sans" fo:font-size="8pt" fo:font-style="italic" style:text-underline-style="none" fo:font-weight="normal" officeooo:rsid="02129e9e" officeooo:paragraph-rsid="02129e9e" fo:background-color="transparent" style:font-size-asian="8pt" style:font-style-asian="italic" style:font-weight-asian="normal" style:font-size-complex="8pt" style:font-style-complex="italic" style:font-weight-complex="normal"/>
    </style:style>
    <style:style style:name="P40" style:family="paragraph" style:parent-style-name="Standard">
      <style:paragraph-properties fo:text-align="justify" style:justify-single-word="false"/>
      <style:text-properties fo:color="#000000" style:font-name="DejaVu Sans" fo:font-size="8pt" fo:font-style="italic" style:text-underline-style="none" fo:font-weight="normal" officeooo:rsid="021959a9" officeooo:paragraph-rsid="021959a9" fo:background-color="transparent" style:font-size-asian="8pt" style:font-style-asian="italic" style:font-weight-asian="normal" style:font-size-complex="8pt" style:font-style-complex="italic" style:font-weight-complex="normal"/>
    </style:style>
    <style:style style:name="P41"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1bb8c2" fo:background-color="transparent" style:font-size-asian="8pt" style:font-style-asian="italic" style:font-weight-asian="normal" style:font-size-complex="8pt" style:font-style-complex="italic" style:font-weight-complex="normal"/>
    </style:style>
    <style:style style:name="P42" style:family="paragraph" style:parent-style-name="Standard">
      <style:paragraph-properties fo:text-align="justify" style:justify-single-word="false"/>
      <style:text-properties fo:color="#000000" style:font-name="DejaVu Sans" fo:font-size="8pt" fo:font-style="italic" style:text-underline-style="none" fo:font-weight="normal" officeooo:rsid="02566a23" officeooo:paragraph-rsid="02566a23" fo:background-color="transparent" style:font-size-asian="8pt" style:font-style-asian="italic" style:font-weight-asian="normal" style:font-size-complex="8pt" style:font-style-complex="italic" style:font-weight-complex="normal"/>
    </style:style>
    <style:style style:name="P43" style:family="paragraph" style:parent-style-name="Standard">
      <style:paragraph-properties fo:text-align="justify" style:justify-single-word="false"/>
      <style:text-properties fo:color="#000000" style:font-name="DejaVu Sans" fo:font-size="6.80000019073486pt" fo:font-style="italic" style:text-underline-style="none" fo:font-weight="normal" officeooo:rsid="021bb8c2" officeooo:paragraph-rsid="021bb8c2" fo:background-color="transparent" style:font-size-asian="6.80000019073486pt" style:font-style-asian="italic" style:font-weight-asian="normal" style:font-size-complex="6.80000019073486pt" style:font-style-complex="italic" style:font-weight-complex="normal"/>
    </style:style>
    <style:style style:name="P44" style:family="paragraph" style:parent-style-name="Standard">
      <style:paragraph-properties fo:text-align="justify" style:justify-single-word="false"/>
      <style:text-properties fo:color="#000000" style:font-name="DejaVu Sans" fo:font-size="6.80000019073486pt" fo:font-style="italic" style:text-underline-style="none" fo:font-weight="normal" officeooo:rsid="02566a23" officeooo:paragraph-rsid="02566a23" fo:background-color="transparent" style:font-size-asian="6.80000019073486pt" style:font-style-asian="italic" style:font-weight-asian="normal" style:font-size-complex="6.80000019073486pt" style:font-style-complex="italic" style:font-weight-complex="normal"/>
    </style:style>
    <style:style style:name="P45" style:family="paragraph" style:parent-style-name="Standard">
      <style:paragraph-properties fo:text-align="justify" style:justify-single-word="false"/>
      <style:text-properties fo:color="#000000" style:font-name="DejaVu Sans" fo:font-size="6.80000019073486pt" fo:font-style="italic" style:text-underline-style="none" fo:font-weight="bold" officeooo:rsid="02566a23" officeooo:paragraph-rsid="02566a23" fo:background-color="transparent" style:font-size-asian="6.80000019073486pt" style:font-style-asian="italic" style:font-weight-asian="bold" style:font-size-complex="6.80000019073486pt" style:font-style-complex="italic" style:font-weight-complex="bold"/>
    </style:style>
    <style:style style:name="P46" style:family="paragraph" style:parent-style-name="Standard">
      <style:paragraph-properties fo:text-align="justify" style:justify-single-word="false"/>
      <style:text-properties fo:color="#000000" style:font-name="DejaVu Sans" fo:font-size="7.30000019073486pt" fo:font-style="italic" style:text-underline-style="none" fo:font-weight="normal" officeooo:rsid="02566a23" officeooo:paragraph-rsid="02566a23" fo:background-color="transparent" style:font-size-asian="7.30000019073486pt" style:font-style-asian="italic" style:font-weight-asian="normal" style:font-size-complex="7.30000019073486pt" style:font-style-complex="italic" style:font-weight-complex="normal"/>
    </style:style>
    <style:style style:name="P47" style:family="paragraph" style:parent-style-name="Standard">
      <style:paragraph-properties fo:text-align="justify" style:justify-single-word="false"/>
      <style:text-properties fo:color="#000000" style:font-name="DejaVu Sans" fo:font-size="10pt" fo:font-style="normal" style:text-underline-style="none" fo:font-weight="bold" officeooo:rsid="02587889" officeooo:paragraph-rsid="02587889" fo:background-color="transparent" style:font-size-asian="10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fo:color="#000000" style:font-name="DejaVu Sans" fo:font-size="10pt" fo:font-style="normal" style:text-underline-style="none" fo:font-weight="bold" officeooo:rsid="025a0662" officeooo:paragraph-rsid="025a0662" fo:background-color="transparent" style:font-size-asian="10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ext-properties fo:color="#000000" style:font-name="DejaVu Sans" fo:font-size="10pt" fo:font-style="italic" style:text-underline-style="none" fo:font-weight="normal" officeooo:rsid="025a0662" officeooo:paragraph-rsid="025a0662" fo:background-color="transparent" style:font-size-asian="10pt" style:font-style-asian="italic" style:font-weight-asian="normal" style:font-size-complex="10pt" style:font-style-complex="italic" style:font-weight-complex="normal"/>
    </style:style>
    <style:style style:name="P50"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87889" fo:background-color="transparent" style:font-size-asian="8pt" style:font-style-asian="normal" style:font-weight-asian="bold" style:font-size-complex="8pt" style:font-style-complex="normal" style:font-weight-complex="bold"/>
    </style:style>
    <style:style style:name="P51"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dbe5a" fo:background-color="transparent" style:font-size-asian="8pt" style:font-style-asian="normal" style:font-weight-asian="bold" style:font-size-complex="8pt" style:font-style-complex="normal" style:font-weight-complex="bold"/>
    </style:style>
    <style:style style:name="P52"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a0662" fo:background-color="transparent" style:font-size-asian="8pt" style:font-style-asian="normal" style:font-weight-asian="bold" style:font-size-complex="8pt" style:font-style-complex="normal" style:font-weight-complex="bold"/>
    </style:style>
    <style:style style:name="P53"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bcf81" fo:background-color="transparent" style:font-size-asian="8pt" style:font-style-asian="normal" style:font-weight-asian="bold" style:font-size-complex="8pt" style:font-style-complex="normal" style:font-weight-complex="bold"/>
    </style:style>
    <style:style style:name="P54" style:family="paragraph" style:parent-style-name="Standard">
      <style:paragraph-properties fo:text-align="justify" style:justify-single-word="false"/>
      <style:text-properties fo:color="#333333" style:font-name="DejaVu Sans" fo:font-size="8pt" fo:font-style="normal" style:text-underline-style="none" fo:font-weight="bold" officeooo:rsid="025d3b8e" officeooo:paragraph-rsid="025d3b8e" fo:background-color="transparent" style:font-size-asian="8pt" style:font-style-asian="normal" style:font-weight-asian="bold" style:font-size-complex="8pt" style:font-style-complex="normal" style:font-weight-complex="bold"/>
    </style:style>
    <style:style style:name="P55" style:family="paragraph" style:parent-style-name="Standard">
      <style:paragraph-properties fo:text-align="justify" style:justify-single-word="false"/>
      <style:text-properties fo:color="#333333" style:font-name="DejaVu Sans" fo:font-size="10pt" fo:font-style="normal" style:text-underline-style="none" fo:font-weight="normal" officeooo:rsid="0257f90c" officeooo:paragraph-rsid="0257f90c" fo:background-color="#cccccc"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justify" style:justify-single-word="false"/>
      <style:text-properties fo:color="#333333" style:font-name="DejaVu Sans" fo:font-size="6.80000019073486pt" fo:font-style="italic" style:text-underline-style="none" fo:font-weight="bold" officeooo:rsid="02566a23" officeooo:paragraph-rsid="02566a23" fo:background-color="transparent" style:font-size-asian="6.80000019073486pt" style:font-style-asian="italic" style:font-weight-asian="bold" style:font-size-complex="6.80000019073486pt" style:font-style-complex="italic" style:font-weight-complex="bold"/>
    </style:style>
    <style:style style:name="P57"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justify" style:justify-single-word="false" style:shadow="none">
        <style:tab-stops/>
      </style:paragraph-properties>
      <style:text-properties officeooo:paragraph-rsid="020a7ac7"/>
    </style:style>
    <style:style style:name="P59"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justify" style:justify-single-word="false"/>
      <style:text-properties fo:color="#000000" style:font-name="DejaVu Sans" fo:font-size="8pt" fo:font-style="normal" style:text-underline-style="none" fo:font-weight="normal" officeooo:rsid="0213c8ac" officeooo:paragraph-rsid="02129e9e" fo:background-color="transparent" style:font-size-asian="7pt" style:font-style-asian="normal" style:font-weight-asian="normal" style:font-size-complex="8pt" style:font-style-complex="normal" style:font-weight-complex="normal"/>
    </style:style>
    <style:style style:name="P61" style:family="paragraph" style:parent-style-name="Standard">
      <style:paragraph-properties fo:text-align="justify" style:justify-single-word="false"/>
      <style:text-properties fo:color="#000000" style:font-name="DejaVu Sans" fo:font-size="8pt" fo:font-style="normal" style:text-underline-style="none" fo:font-weight="normal" officeooo:rsid="0220e868" officeooo:paragraph-rsid="0220e868" fo:background-color="transparent" style:font-size-asian="7pt" style:font-style-asian="normal" style:font-weight-asian="normal" style:font-size-complex="8pt" style:font-style-complex="normal" style:font-weight-complex="normal"/>
    </style:style>
    <style:style style:name="P62" style:family="paragraph" style:parent-style-name="Standard">
      <style:paragraph-properties fo:text-align="justify" style:justify-single-word="false"/>
      <style:text-properties fo:color="#000000" style:font-name="DejaVu Sans" fo:font-size="8pt" fo:font-style="normal" style:text-underline-style="none" fo:font-weight="normal" officeooo:rsid="02215800" officeooo:paragraph-rsid="0220e868" fo:background-color="transparent" style:font-size-asian="7pt" style:font-style-asian="normal" style:font-weight-asian="normal" style:font-size-complex="8pt" style:font-style-complex="normal" style:font-weight-complex="normal"/>
    </style:style>
    <style:style style:name="P63" style:family="paragraph" style:parent-style-name="Standard">
      <style:paragraph-properties fo:text-align="justify" style:justify-single-word="false"/>
      <style:text-properties fo:color="#000000" style:font-name="DejaVu Sans" fo:font-size="8pt" fo:font-style="normal" style:text-underline-style="none" fo:font-weight="normal" officeooo:rsid="02215800" officeooo:paragraph-rsid="02215800" fo:background-color="transparent" style:font-size-asian="7pt" style:font-style-asian="normal" style:font-weight-asian="normal" style:font-size-complex="8pt" style:font-style-complex="normal" style:font-weight-complex="normal"/>
    </style:style>
    <style:style style:name="P64" style:family="paragraph" style:parent-style-name="Standard">
      <style:paragraph-properties fo:text-align="justify" style:justify-single-word="false"/>
      <style:text-properties fo:color="#000000" style:font-name="DejaVu Sans" fo:font-size="8pt" fo:font-style="normal" style:text-underline-style="none" fo:font-weight="normal" officeooo:rsid="02247e73" officeooo:paragraph-rsid="022213b6" fo:background-color="transparent" style:font-size-asian="7pt" style:font-style-asian="normal" style:font-weight-asian="normal" style:font-size-complex="8pt" style:font-style-complex="normal" style:font-weight-complex="normal"/>
    </style:style>
    <style:style style:name="P65" style:family="paragraph" style:parent-style-name="Standard">
      <style:paragraph-properties fo:text-align="justify" style:justify-single-word="false"/>
      <style:text-properties fo:color="#000000" style:font-name="DejaVu Sans" fo:font-size="8pt" fo:font-style="normal" style:text-underline-style="none" fo:font-weight="normal" officeooo:rsid="021745a0" officeooo:paragraph-rsid="021745a0" fo:background-color="transparent" style:font-size-asian="7pt" style:font-style-asian="normal" style:font-weight-asian="normal" style:font-size-complex="8pt" style:font-style-complex="normal" style:font-weight-complex="normal"/>
    </style:style>
    <style:style style:name="P66" style:family="paragraph" style:parent-style-name="Standard">
      <style:paragraph-properties fo:text-align="justify" style:justify-single-word="false"/>
      <style:text-properties fo:color="#000000" style:font-name="DejaVu Sans" fo:font-size="8pt" fo:font-style="normal" style:text-underline-style="none" fo:font-weight="normal" officeooo:rsid="0217f747" officeooo:paragraph-rsid="0217f747" fo:background-color="transparent" style:font-size-asian="7pt" style:font-style-asian="normal" style:font-weight-asian="normal" style:font-size-complex="8pt" style:font-style-complex="normal" style:font-weight-complex="normal"/>
    </style:style>
    <style:style style:name="P67" style:family="paragraph" style:parent-style-name="Standard">
      <style:paragraph-properties fo:text-align="justify" style:justify-single-word="false"/>
      <style:text-properties fo:color="#000000" style:font-name="DejaVu Sans" fo:font-size="8pt" fo:font-style="normal" style:text-underline-style="none" fo:font-weight="normal" officeooo:rsid="021ee054" officeooo:paragraph-rsid="021bb8c2" fo:background-color="transparent" style:font-size-asian="7pt" style:font-style-asian="normal" style:font-weight-asian="normal" style:font-size-complex="8pt" style:font-style-complex="normal" style:font-weight-complex="normal"/>
    </style:style>
    <style:style style:name="P68" style:family="paragraph" style:parent-style-name="Standard">
      <style:paragraph-properties fo:text-align="justify" style:justify-single-word="false"/>
      <style:text-properties fo:color="#000000" style:font-name="DejaVu Sans" fo:font-size="8pt" fo:font-style="normal" style:text-underline-style="none" fo:font-weight="normal" officeooo:rsid="021ee054" officeooo:paragraph-rsid="021ee054" fo:background-color="transparent" style:font-size-asian="7pt" style:font-style-asian="normal" style:font-weight-asian="normal" style:font-size-complex="8pt" style:font-style-complex="normal" style:font-weight-complex="normal"/>
    </style:style>
    <style:style style:name="P69" style:family="paragraph" style:parent-style-name="Standard">
      <style:paragraph-properties fo:text-align="justify" style:justify-single-word="false"/>
      <style:text-properties fo:color="#000000" style:font-name="DejaVu Sans" fo:font-size="8pt" fo:font-style="normal" style:text-underline-style="none" fo:font-weight="normal" officeooo:rsid="021c548e" officeooo:paragraph-rsid="021c548e" fo:background-color="transparent" style:font-size-asian="7pt" style:font-style-asian="normal" style:font-weight-asian="normal" style:font-size-complex="8pt" style:font-style-complex="normal" style:font-weight-complex="normal"/>
    </style:style>
    <style:style style:name="P70" style:family="paragraph" style:parent-style-name="Standard">
      <style:paragraph-properties fo:text-align="justify" style:justify-single-word="false"/>
      <style:text-properties fo:color="#000000" style:font-name="DejaVu Sans" fo:font-size="8pt" fo:font-style="normal" style:text-underline-style="none" fo:font-weight="normal" officeooo:rsid="021d7965" officeooo:paragraph-rsid="021d7965" fo:background-color="transparent" style:font-size-asian="7pt" style:font-style-asian="normal" style:font-weight-asian="normal" style:font-size-complex="8pt" style:font-style-complex="normal" style:font-weight-complex="normal"/>
    </style:style>
    <style:style style:name="P71" style:family="paragraph" style:parent-style-name="Standard">
      <style:paragraph-properties fo:text-align="justify" style:justify-single-word="false"/>
      <style:text-properties fo:color="#000000" style:font-name="DejaVu Sans" fo:font-size="8pt" fo:font-style="normal" style:text-underline-style="none" fo:font-weight="normal" officeooo:rsid="0226c41e" officeooo:paragraph-rsid="0226c41e" fo:background-color="transparent" style:font-size-asian="7pt" style:font-style-asian="normal" style:font-weight-asian="normal" style:font-size-complex="8pt" style:font-style-complex="normal" style:font-weight-complex="normal"/>
    </style:style>
    <style:style style:name="P72" style:family="paragraph" style:parent-style-name="Standard">
      <style:paragraph-properties fo:text-align="justify" style:justify-single-word="false"/>
      <style:text-properties fo:color="#000000" style:font-name="DejaVu Sans" fo:font-size="8pt" fo:font-style="normal" style:text-underline-style="none" fo:font-weight="normal" officeooo:rsid="02289b89" officeooo:paragraph-rsid="0226c41e" fo:background-color="transparent" style:font-size-asian="7pt" style:font-style-asian="normal" style:font-weight-asian="normal" style:font-size-complex="8pt" style:font-style-complex="normal" style:font-weight-complex="normal"/>
    </style:style>
    <style:style style:name="P73" style:family="paragraph" style:parent-style-name="Standard">
      <style:paragraph-properties fo:text-align="justify" style:justify-single-word="false"/>
      <style:text-properties fo:color="#000000" style:font-name="DejaVu Sans" fo:font-size="8pt" fo:font-style="normal" style:text-underline-style="none" fo:font-weight="normal" officeooo:rsid="02289b89" officeooo:paragraph-rsid="02289b89" fo:background-color="transparent" style:font-size-asian="7pt" style:font-style-asian="normal" style:font-weight-asian="normal" style:font-size-complex="8pt" style:font-style-complex="normal" style:font-weight-complex="normal"/>
    </style:style>
    <style:style style:name="P74" style:family="paragraph" style:parent-style-name="Standard">
      <style:paragraph-properties fo:text-align="justify" style:justify-single-word="false"/>
      <style:text-properties fo:color="#000000" style:font-name="DejaVu Sans" fo:font-size="8pt" fo:font-style="normal" style:text-underline-style="none" fo:font-weight="normal" officeooo:rsid="022a0991" officeooo:paragraph-rsid="022a0991" fo:background-color="transparent" style:font-size-asian="7pt" style:font-style-asian="normal" style:font-weight-asian="normal" style:font-size-complex="8pt" style:font-style-complex="normal" style:font-weight-complex="normal"/>
    </style:style>
    <style:style style:name="P75" style:family="paragraph" style:parent-style-name="Standard">
      <style:paragraph-properties fo:text-align="justify" style:justify-single-word="false"/>
      <style:text-properties fo:color="#000000" style:font-name="DejaVu Sans" fo:font-size="8pt" fo:font-style="normal" style:text-underline-style="none" fo:font-weight="normal" officeooo:rsid="022b1d13" officeooo:paragraph-rsid="022b1d13" fo:background-color="transparent" style:font-size-asian="7pt" style:font-style-asian="normal" style:font-weight-asian="normal" style:font-size-complex="8pt" style:font-style-complex="normal" style:font-weight-complex="normal"/>
    </style:style>
    <style:style style:name="P76" style:family="paragraph" style:parent-style-name="Standard">
      <style:paragraph-properties fo:text-align="justify" style:justify-single-word="false"/>
      <style:text-properties fo:color="#000000" style:font-name="DejaVu Sans" fo:font-size="8pt" fo:font-style="normal" style:text-underline-style="none" fo:font-weight="normal" officeooo:rsid="022c918a" officeooo:paragraph-rsid="022c918a" fo:background-color="transparent" style:font-size-asian="7pt" style:font-style-asian="normal" style:font-weight-asian="normal" style:font-size-complex="8pt" style:font-style-complex="normal" style:font-weight-complex="normal"/>
    </style:style>
    <style:style style:name="P77" style:family="paragraph" style:parent-style-name="Standard">
      <style:paragraph-properties fo:text-align="justify" style:justify-single-word="false"/>
      <style:text-properties fo:color="#000000" style:font-name="DejaVu Sans" fo:font-size="8pt" fo:font-style="normal" style:text-underline-style="none" fo:font-weight="normal" officeooo:rsid="022da815" officeooo:paragraph-rsid="022da815" fo:background-color="transparent" style:font-size-asian="7pt" style:font-style-asian="normal" style:font-weight-asian="normal" style:font-size-complex="8pt" style:font-style-complex="normal" style:font-weight-complex="normal"/>
    </style:style>
    <style:style style:name="P78" style:family="paragraph" style:parent-style-name="Standard">
      <style:paragraph-properties fo:text-align="justify" style:justify-single-word="false"/>
      <style:text-properties fo:color="#000000" style:font-name="DejaVu Sans" fo:font-size="8pt" fo:font-style="normal" style:text-underline-style="none" fo:font-weight="normal" officeooo:rsid="022f0ada" officeooo:paragraph-rsid="022f0ada" fo:background-color="transparent" style:font-size-asian="7pt" style:font-style-asian="normal" style:font-weight-asian="normal" style:font-size-complex="8pt" style:font-style-complex="normal" style:font-weight-complex="normal"/>
    </style:style>
    <style:style style:name="P79" style:family="paragraph" style:parent-style-name="Standard">
      <style:paragraph-properties fo:text-align="justify" style:justify-single-word="false"/>
      <style:text-properties fo:color="#000000" style:font-name="DejaVu Sans" fo:font-size="8pt" fo:font-style="normal" style:text-underline-style="none" fo:font-weight="normal" officeooo:rsid="022f39ea" officeooo:paragraph-rsid="022f39ea" fo:background-color="transparent" style:font-size-asian="7pt" style:font-style-asian="normal" style:font-weight-asian="normal" style:font-size-complex="8pt" style:font-style-complex="normal" style:font-weight-complex="normal"/>
    </style:style>
    <style:style style:name="P80" style:family="paragraph" style:parent-style-name="Standard">
      <style:paragraph-properties fo:text-align="justify" style:justify-single-word="false"/>
      <style:text-properties fo:color="#000000" style:font-name="DejaVu Sans" fo:font-size="8pt" fo:font-style="normal" style:text-underline-style="none" fo:font-weight="normal" officeooo:rsid="02372937" officeooo:paragraph-rsid="02372937" fo:background-color="transparent" style:font-size-asian="7pt" style:font-style-asian="normal" style:font-weight-asian="normal" style:font-size-complex="8pt" style:font-style-complex="normal" style:font-weight-complex="normal"/>
    </style:style>
    <style:style style:name="P81" style:family="paragraph" style:parent-style-name="Standard">
      <style:paragraph-properties fo:text-align="justify" style:justify-single-word="false"/>
      <style:text-properties fo:color="#000000" style:font-name="DejaVu Sans" fo:font-size="8pt" fo:font-style="normal" style:text-underline-style="none" fo:font-weight="normal" officeooo:rsid="022f6f4a" officeooo:paragraph-rsid="022f39ea" fo:background-color="transparent" style:font-size-asian="7pt" style:font-style-asian="normal" style:font-weight-asian="normal" style:font-size-complex="8pt" style:font-style-complex="normal" style:font-weight-complex="normal"/>
    </style:style>
    <style:style style:name="P82" style:family="paragraph" style:parent-style-name="Standard">
      <style:paragraph-properties fo:text-align="justify" style:justify-single-word="false"/>
      <style:text-properties fo:color="#000000" style:font-name="DejaVu Sans" fo:font-size="8pt" fo:font-style="normal" style:text-underline-style="none" fo:font-weight="normal" officeooo:rsid="0233de70" officeooo:paragraph-rsid="0233de70" fo:background-color="transparent" style:font-size-asian="7pt" style:font-style-asian="normal" style:font-weight-asian="normal" style:font-size-complex="8pt" style:font-style-complex="normal" style:font-weight-complex="normal"/>
    </style:style>
    <style:style style:name="P83" style:family="paragraph" style:parent-style-name="Standard">
      <style:paragraph-properties fo:text-align="justify" style:justify-single-word="false"/>
      <style:text-properties fo:color="#000000" style:font-name="DejaVu Sans" fo:font-size="8pt" fo:font-style="normal" style:text-underline-style="none" fo:font-weight="normal" officeooo:rsid="02351f7b" officeooo:paragraph-rsid="02351f7b" fo:background-color="transparent" style:font-size-asian="7pt" style:font-style-asian="normal" style:font-weight-asian="normal" style:font-size-complex="8pt" style:font-style-complex="normal" style:font-weight-complex="normal"/>
    </style:style>
    <style:style style:name="P84" style:family="paragraph" style:parent-style-name="Standard">
      <style:paragraph-properties fo:text-align="justify" style:justify-single-word="false"/>
      <style:text-properties fo:color="#000000" style:font-name="DejaVu Sans" fo:font-size="8pt" fo:font-style="normal" style:text-underline-style="none" fo:font-weight="normal" officeooo:rsid="02437a68" officeooo:paragraph-rsid="02437a68" fo:background-color="transparent" style:font-size-asian="7pt" style:font-style-asian="normal" style:font-weight-asian="normal" style:font-size-complex="8pt" style:font-style-complex="normal" style:font-weight-complex="normal"/>
    </style:style>
    <style:style style:name="P85" style:family="paragraph" style:parent-style-name="Standard">
      <style:paragraph-properties fo:text-align="justify" style:justify-single-word="false"/>
      <style:text-properties fo:color="#000000" style:font-name="DejaVu Sans" fo:font-size="8pt" fo:font-style="normal" style:text-underline-style="none" fo:font-weight="normal" officeooo:rsid="0244a469" officeooo:paragraph-rsid="0243ff37" fo:background-color="transparent" style:font-size-asian="7pt" style:font-style-asian="normal" style:font-weight-asian="normal" style:font-size-complex="8pt" style:font-style-complex="normal" style:font-weight-complex="normal"/>
    </style:style>
    <style:style style:name="P86" style:family="paragraph" style:parent-style-name="Standard">
      <style:paragraph-properties fo:text-align="justify" style:justify-single-word="false"/>
      <style:text-properties fo:color="#000000" style:font-name="DejaVu Sans" fo:font-size="8pt" fo:font-style="normal" style:text-underline-style="none" fo:font-weight="normal" officeooo:rsid="024632d3" officeooo:paragraph-rsid="0244f674" fo:background-color="transparent" style:font-size-asian="7pt" style:font-style-asian="normal" style:font-weight-asian="normal" style:font-size-complex="8pt" style:font-style-complex="normal" style:font-weight-complex="normal"/>
    </style:style>
    <style:style style:name="P87" style:family="paragraph" style:parent-style-name="Standard">
      <style:paragraph-properties fo:text-align="justify" style:justify-single-word="false"/>
      <style:text-properties fo:color="#000000" style:font-name="DejaVu Sans" fo:font-size="8pt" fo:font-style="normal" style:text-underline-style="none" fo:font-weight="normal" officeooo:rsid="0247ec84" officeooo:paragraph-rsid="0247ec84" fo:background-color="transparent" style:font-size-asian="7pt" style:font-style-asian="normal" style:font-weight-asian="normal" style:font-size-complex="8pt" style:font-style-complex="normal" style:font-weight-complex="normal"/>
    </style:style>
    <style:style style:name="P88" style:family="paragraph" style:parent-style-name="Standard">
      <style:paragraph-properties fo:text-align="justify" style:justify-single-word="false"/>
      <style:text-properties fo:color="#000000" style:font-name="DejaVu Sans" fo:font-size="8pt" fo:font-style="normal" style:text-underline-style="none" fo:font-weight="normal" officeooo:rsid="0247fc4d" officeooo:paragraph-rsid="0247fc4d" fo:background-color="transparent" style:font-size-asian="7pt" style:font-style-asian="normal" style:font-weight-asian="normal" style:font-size-complex="8pt" style:font-style-complex="normal" style:font-weight-complex="normal"/>
    </style:style>
    <style:style style:name="P89" style:family="paragraph" style:parent-style-name="Standard">
      <style:paragraph-properties fo:text-align="justify" style:justify-single-word="false"/>
      <style:text-properties fo:color="#000000" style:font-name="DejaVu Sans" fo:font-size="8pt" fo:font-style="normal" style:text-underline-style="none" fo:font-weight="normal" officeooo:rsid="0249880b" officeooo:paragraph-rsid="0249880b" fo:background-color="transparent" style:font-size-asian="7pt" style:font-style-asian="normal" style:font-weight-asian="normal" style:font-size-complex="8pt" style:font-style-complex="normal" style:font-weight-complex="normal"/>
    </style:style>
    <style:style style:name="P90" style:family="paragraph" style:parent-style-name="Standard">
      <style:paragraph-properties fo:text-align="justify" style:justify-single-word="false"/>
      <style:text-properties fo:color="#000000" style:font-name="DejaVu Sans" fo:font-size="8pt" fo:font-style="normal" style:text-underline-style="none" fo:font-weight="normal" officeooo:rsid="021bb8c2" officeooo:paragraph-rsid="021bb8c2" fo:background-color="transparent" style:font-size-asian="7pt" style:font-style-asian="normal" style:font-weight-asian="normal" style:font-size-complex="8pt" style:font-style-complex="normal" style:font-weight-complex="normal"/>
    </style:style>
    <style:style style:name="P91" style:family="paragraph" style:parent-style-name="Standard">
      <style:paragraph-properties fo:text-align="justify" style:justify-single-word="false"/>
      <style:text-properties fo:color="#000000" style:font-name="DejaVu Sans" fo:font-size="8pt" fo:font-style="normal" style:text-underline-style="none" fo:font-weight="normal" officeooo:rsid="024db8bf" officeooo:paragraph-rsid="024db8bf" fo:background-color="transparent" style:font-size-asian="7pt" style:font-style-asian="normal" style:font-weight-asian="normal" style:font-size-complex="8pt" style:font-style-complex="normal" style:font-weight-complex="normal"/>
    </style:style>
    <style:style style:name="P92" style:family="paragraph" style:parent-style-name="Standard">
      <style:paragraph-properties fo:text-align="justify" style:justify-single-word="false"/>
      <style:text-properties fo:color="#000000" style:font-name="DejaVu Sans" fo:font-size="8pt" fo:font-style="normal" style:text-underline-style="none" fo:font-weight="normal" officeooo:rsid="0250c798" officeooo:paragraph-rsid="02536bd5" fo:background-color="transparent" style:font-size-asian="7pt" style:font-style-asian="normal" style:font-weight-asian="normal" style:font-size-complex="8pt" style:font-style-complex="normal" style:font-weight-complex="normal"/>
    </style:style>
    <style:style style:name="P93" style:family="paragraph" style:parent-style-name="Standard">
      <style:paragraph-properties fo:text-align="justify" style:justify-single-word="false"/>
      <style:text-properties fo:color="#000000" style:font-name="DejaVu Sans" fo:font-size="8pt" fo:font-style="normal" style:text-underline-style="none" fo:font-weight="normal" officeooo:rsid="024ecb62" officeooo:paragraph-rsid="024ecb62" fo:background-color="transparent" style:font-size-asian="7pt" style:font-style-asian="normal" style:font-weight-asian="normal" style:font-size-complex="8pt" style:font-style-complex="normal" style:font-weight-complex="normal"/>
    </style:style>
    <style:style style:name="P94" style:family="paragraph" style:parent-style-name="Standard">
      <style:paragraph-properties fo:text-align="justify" style:justify-single-word="false"/>
      <style:text-properties fo:color="#000000" style:font-name="DejaVu Sans" fo:font-size="8pt" fo:font-style="normal" style:text-underline-style="none" fo:font-weight="normal" officeooo:rsid="02566a23" officeooo:paragraph-rsid="02566a23" fo:background-color="transparent" style:font-size-asian="7pt" style:font-style-asian="normal" style:font-weight-asian="normal" style:font-size-complex="8pt" style:font-style-complex="normal" style:font-weight-complex="normal"/>
    </style:style>
    <style:style style:name="P95" style:family="paragraph" style:parent-style-name="Standard">
      <style:paragraph-properties fo:text-align="justify" style:justify-single-word="false"/>
      <style:text-properties fo:color="#000000" style:font-name="DejaVu Sans" fo:font-size="8pt" fo:font-style="normal" style:text-underline-style="none" fo:font-weight="normal" officeooo:rsid="0262f81d" officeooo:paragraph-rsid="0262f81d" fo:background-color="transparent" style:font-size-asian="7pt" style:font-style-asian="normal" style:font-weight-asian="normal" style:font-size-complex="8pt" style:font-style-complex="normal" style:font-weight-complex="normal"/>
    </style:style>
    <style:style style:name="P96" style:family="paragraph" style:parent-style-name="Standard">
      <style:paragraph-properties fo:text-align="justify" style:justify-single-word="false"/>
      <style:text-properties fo:color="#000000" style:font-name="DejaVu Sans" fo:font-size="8pt" fo:font-style="normal" style:text-underline-style="none" fo:font-weight="normal" officeooo:rsid="0267c82a" officeooo:paragraph-rsid="0267c82a" fo:background-color="transparent" style:font-size-asian="7pt" style:font-style-asian="normal" style:font-weight-asian="normal" style:font-size-complex="8pt" style:font-style-complex="normal" style:font-weight-complex="normal"/>
    </style:style>
    <style:style style:name="P97" style:family="paragraph" style:parent-style-name="Standard">
      <style:paragraph-properties fo:text-align="justify" style:justify-single-word="false"/>
      <style:text-properties fo:color="#000000" style:font-name="DejaVu Sans" fo:font-size="8pt" fo:font-style="normal" style:text-underline-style="none" fo:font-weight="normal" officeooo:rsid="02691919" officeooo:paragraph-rsid="02691919" fo:background-color="transparent" style:font-size-asian="7pt" style:font-style-asian="normal" style:font-weight-asian="normal" style:font-size-complex="8pt" style:font-style-complex="normal" style:font-weight-complex="normal"/>
    </style:style>
    <style:style style:name="P98" style:family="paragraph" style:parent-style-name="Standard">
      <style:paragraph-properties fo:text-align="justify" style:justify-single-word="false"/>
      <style:text-properties fo:color="#000000" style:font-name="DejaVu Sans" fo:font-size="8pt" fo:font-style="italic" style:text-underline-style="none" fo:font-weight="bold" officeooo:rsid="0213c8ac" officeooo:paragraph-rsid="02129e9e" fo:background-color="transparent" style:font-size-asian="7pt" style:font-style-asian="italic" style:font-weight-asian="bold" style:font-size-complex="8pt" style:font-style-complex="italic" style:font-weight-complex="bold"/>
    </style:style>
    <style:style style:name="P99" style:family="paragraph" style:parent-style-name="Standard">
      <style:paragraph-properties fo:text-align="justify" style:justify-single-word="false"/>
      <style:text-properties fo:color="#000000" style:font-name="DejaVu Sans" fo:font-size="8pt" fo:font-style="italic" style:text-underline-style="none" fo:font-weight="bold" officeooo:rsid="021745a0" officeooo:paragraph-rsid="021745a0" fo:background-color="transparent" style:font-size-asian="7pt" style:font-style-asian="italic" style:font-weight-asian="bold" style:font-size-complex="8pt" style:font-style-complex="italic" style:font-weight-complex="bold"/>
    </style:style>
    <style:style style:name="P100" style:family="paragraph" style:parent-style-name="Standard">
      <style:paragraph-properties fo:text-align="justify" style:justify-single-word="false"/>
      <style:text-properties fo:color="#000000" style:font-name="DejaVu Sans" fo:font-size="8pt" fo:font-style="italic" style:text-underline-style="none" fo:font-weight="bold" officeooo:rsid="021bb8c2" officeooo:paragraph-rsid="021bb8c2" fo:background-color="transparent" style:font-size-asian="7pt" style:font-style-asian="italic" style:font-weight-asian="bold" style:font-size-complex="8pt" style:font-style-complex="italic" style:font-weight-complex="bold"/>
    </style:style>
    <style:style style:name="P101" style:family="paragraph" style:parent-style-name="Standard">
      <style:paragraph-properties fo:text-align="justify" style:justify-single-word="false"/>
      <style:text-properties fo:color="#000000" style:font-name="DejaVu Sans" fo:font-size="8pt" fo:font-style="italic" style:text-underline-style="none" fo:font-weight="normal" officeooo:rsid="0213c8ac" officeooo:paragraph-rsid="02129e9e" fo:background-color="transparent" style:font-size-asian="7pt" style:font-style-asian="italic" style:font-weight-asian="normal" style:font-size-complex="8pt" style:font-style-complex="italic" style:font-weight-complex="normal"/>
    </style:style>
    <style:style style:name="P102" style:family="paragraph" style:parent-style-name="Standard">
      <style:paragraph-properties fo:text-align="justify" style:justify-single-word="false"/>
      <style:text-properties fo:color="#000000" style:font-name="DejaVu Sans" fo:font-size="8pt" fo:font-style="italic" style:text-underline-style="none" fo:font-weight="normal" officeooo:rsid="021745a0" officeooo:paragraph-rsid="021745a0" fo:background-color="transparent" style:font-size-asian="7pt" style:font-style-asian="italic" style:font-weight-asian="normal" style:font-size-complex="8pt" style:font-style-complex="italic" style:font-weight-complex="normal"/>
    </style:style>
    <style:style style:name="P103"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1bb8c2" fo:background-color="transparent" style:font-size-asian="7pt" style:font-style-asian="italic" style:font-weight-asian="normal" style:font-size-complex="8pt" style:font-style-complex="italic" style:font-weight-complex="normal"/>
    </style:style>
    <style:style style:name="P104"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2b1d13" fo:background-color="transparent" style:font-size-asian="7pt" style:font-style-asian="italic" style:font-weight-asian="normal" style:font-size-complex="8pt" style:font-style-complex="italic" style:font-weight-complex="normal"/>
    </style:style>
    <style:style style:name="P105"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289b89" fo:background-color="transparent" style:font-size-asian="7pt" style:font-style-asian="italic" style:font-weight-asian="normal" style:font-size-complex="8pt" style:font-style-complex="italic" style:font-weight-complex="normal"/>
    </style:style>
    <style:style style:name="P106"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2f0ada" fo:background-color="transparent" style:font-size-asian="7pt" style:font-style-asian="italic" style:font-weight-asian="normal" style:font-size-complex="8pt" style:font-style-complex="italic" style:font-weight-complex="normal"/>
    </style:style>
    <style:style style:name="P107"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3210da" fo:background-color="transparent" style:font-size-asian="7pt" style:font-style-asian="italic" style:font-weight-asian="normal" style:font-size-complex="8pt" style:font-style-complex="italic" style:font-weight-complex="normal"/>
    </style:style>
    <style:style style:name="P108"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3d742e" fo:background-color="transparent" style:font-size-asian="7pt" style:font-style-asian="italic" style:font-weight-asian="normal" style:font-size-complex="8pt" style:font-style-complex="italic" style:font-weight-complex="normal"/>
    </style:style>
    <style:style style:name="P109"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566a23" fo:background-color="transparent" style:font-size-asian="7pt" style:font-style-asian="italic" style:font-weight-asian="normal" style:font-size-complex="8pt" style:font-style-complex="italic" style:font-weight-complex="normal"/>
    </style:style>
    <style:style style:name="P110" style:family="paragraph" style:parent-style-name="Standard">
      <style:paragraph-properties fo:text-align="justify" style:justify-single-word="false"/>
      <style:text-properties fo:color="#000000" style:font-name="DejaVu Sans" fo:font-size="6.80000019073486pt" fo:font-style="italic" style:text-underline-style="none" fo:font-weight="normal" officeooo:rsid="021bb8c2" officeooo:paragraph-rsid="021bb8c2" fo:background-color="transparent" style:font-size-asian="7pt" style:font-style-asian="italic" style:font-weight-asian="normal" style:font-size-complex="6.80000019073486pt" style:font-style-complex="italic" style:font-weight-complex="normal"/>
    </style:style>
    <style:style style:name="P111" style:family="paragraph" style:parent-style-name="Standard">
      <style:paragraph-properties fo:text-align="justify" style:justify-single-word="false"/>
      <style:text-properties fo:color="#000000" style:font-name="DejaVu Sans" fo:font-size="7.30000019073486pt" fo:font-style="italic" style:text-underline-style="none" fo:font-weight="normal" officeooo:rsid="02566a23" officeooo:paragraph-rsid="02566a23" fo:background-color="transparent" style:font-size-asian="7.30000019073486pt" style:font-style-asian="italic" style:font-weight-asian="normal" style:font-size-complex="7.30000019073486pt" style:font-style-complex="italic" style:font-weight-complex="normal"/>
    </style:style>
    <style:style style:name="P112" style:family="paragraph" style:parent-style-name="Standard">
      <style:paragraph-properties fo:text-align="justify" style:justify-single-word="false"/>
      <style:text-properties fo:color="#000000" style:font-name="DejaVu Sans" fo:font-size="7.30000019073486pt" fo:font-style="normal" style:text-underline-style="none" fo:font-weight="normal" officeooo:rsid="0269e87f" officeooo:paragraph-rsid="0269e87f" fo:background-color="transparent" style:font-size-asian="7.30000019073486pt" style:font-style-asian="normal" style:font-weight-asian="normal" style:font-size-complex="7.30000019073486pt" style:font-style-complex="normal" style:font-weight-complex="normal"/>
    </style:style>
    <style:style style:name="P113" style:family="paragraph" style:parent-style-name="Standard">
      <style:paragraph-properties fo:text-align="justify" style:justify-single-word="false"/>
      <style:text-properties fo:color="#000000" style:font-name="DejaVu Sans" fo:font-size="7.30000019073486pt" fo:font-style="normal" style:text-underline-style="none" fo:font-weight="normal" officeooo:rsid="026b0f1f" officeooo:paragraph-rsid="026bda89" fo:background-color="transparent" style:font-size-asian="7.30000019073486pt" style:font-style-asian="normal" style:font-weight-asian="normal" style:font-size-complex="7.30000019073486pt" style:font-style-complex="normal" style:font-weight-complex="normal"/>
    </style:style>
    <style:style style:name="P114"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115" style:family="paragraph" style:parent-style-name="Standard">
      <style:paragraph-properties fo:text-align="justify" style:justify-single-word="false"/>
      <style:text-properties style:font-name="DejaVu Sans" fo:font-size="8pt" fo:font-style="italic" style:text-underline-style="none" officeooo:rsid="026e0ac9" officeooo:paragraph-rsid="026e0ac9" style:font-size-asian="8pt" style:font-style-asian="italic" style:font-size-complex="8pt" style:font-style-complex="italic"/>
    </style:style>
    <style:style style:name="P116" style:family="paragraph" style:parent-style-name="Standard">
      <style:paragraph-properties fo:text-align="justify" style:justify-single-word="false"/>
      <style:text-properties style:font-name="DejaVu Sans" fo:font-size="8pt" fo:font-style="italic" style:text-underline-style="none" fo:font-weight="bold" officeooo:rsid="026e0ac9" officeooo:paragraph-rsid="026e0ac9" style:font-size-asian="8pt" style:font-style-asian="italic" style:font-weight-asian="bold" style:font-size-complex="8pt" style:font-style-complex="italic" style:font-weight-complex="bold"/>
    </style:style>
    <style:style style:name="P117"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04fdf71" style:font-size-asian="7pt" style:font-style-asian="italic" style:font-weight-asian="bold" style:font-size-complex="8pt" style:font-style-complex="italic" style:font-weight-complex="bold"/>
    </style:style>
    <style:style style:name="P118"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04fdf71" style:font-size-asian="7pt" style:font-style-asian="italic" style:font-weight-asian="normal" style:font-size-complex="8pt" style:font-style-complex="italic" style:font-weight-complex="normal"/>
    </style:style>
    <style:style style:name="P119" style:family="paragraph" style:parent-style-name="Standard">
      <style:paragraph-properties fo:text-align="start" style:justify-single-word="false"/>
      <style:text-properties style:font-name="DejaVu Sans" fo:font-size="8pt" fo:font-style="italic" style:text-underline-style="none" officeooo:rsid="02035df4" officeooo:paragraph-rsid="0103802b" style:font-size-asian="7pt" style:font-style-asian="italic" style:font-size-complex="8pt" style:font-style-complex="italic"/>
    </style:style>
    <style:style style:name="P120" style:family="paragraph" style:parent-style-name="Standard">
      <style:paragraph-properties fo:text-align="justify" style:justify-single-word="false"/>
      <style:text-properties style:font-name="DejaVu Sans" fo:font-size="8pt" fo:font-style="normal" style:text-underline-style="none" officeooo:rsid="026e0ac9" officeooo:paragraph-rsid="026e0ac9" style:font-size-asian="8pt" style:font-style-asian="normal" style:font-size-complex="8pt" style:font-style-complex="normal"/>
    </style:style>
    <style:style style:name="P121" style:family="paragraph" style:parent-style-name="Standard">
      <style:paragraph-properties fo:text-align="justify" style:justify-single-word="false"/>
      <style:text-properties style:font-name="DejaVu Sans" fo:font-size="8pt" fo:font-style="normal" style:text-underline-style="none" fo:font-weight="normal" officeooo:rsid="026f5047" officeooo:paragraph-rsid="026f5047"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DejaVu Sans" fo:font-size="8pt" fo:font-style="normal" style:text-underline-style="none" fo:font-weight="normal" officeooo:rsid="0270ea3a" officeooo:paragraph-rsid="0270ea3a" style:font-size-asian="7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04fdf71" style:font-size-asian="7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fo:font-style="italic" officeooo:rsid="027655f9" officeooo:paragraph-rsid="027655f9" style:font-style-asian="italic" style:font-style-complex="italic"/>
    </style:style>
    <style:style style:name="P125" style:family="paragraph" style:parent-style-name="Standard">
      <style:paragraph-properties fo:text-align="start" style:justify-single-word="false"/>
      <style:text-properties fo:font-style="italic" officeooo:rsid="0279d66d" officeooo:paragraph-rsid="0279d66d" style:font-style-asian="italic" style:font-style-complex="italic"/>
    </style:style>
    <style:style style:name="P126" style:family="paragraph" style:parent-style-name="Standard">
      <style:paragraph-properties fo:text-align="start" style:justify-single-word="false"/>
      <style:text-properties fo:font-style="italic" fo:font-weight="bold" officeooo:rsid="027655f9" officeooo:paragraph-rsid="027655f9" style:font-style-asian="italic" style:font-weight-asian="bold" style:font-style-complex="italic" style:font-weight-complex="bold"/>
    </style:style>
    <style:style style:name="P127" style:family="paragraph" style:parent-style-name="Standard">
      <style:paragraph-properties fo:text-align="start" style:justify-single-word="false"/>
      <style:text-properties fo:font-style="italic" fo:font-weight="bold" officeooo:rsid="0279d66d" officeooo:paragraph-rsid="0279d66d" style:font-style-asian="italic" style:font-weight-asian="bold" style:font-style-complex="italic" style:font-weight-complex="bold"/>
    </style:style>
    <style:style style:name="P128" style:family="paragraph" style:parent-style-name="Standard">
      <style:paragraph-properties fo:text-align="start" style:justify-single-word="false"/>
      <style:text-properties fo:font-style="normal" officeooo:rsid="027655f9" officeooo:paragraph-rsid="027655f9" style:font-style-asian="normal" style:font-style-complex="normal"/>
    </style:style>
    <style:style style:name="P129" style:family="paragraph" style:parent-style-name="Standard">
      <style:paragraph-properties fo:text-align="start" style:justify-single-word="false"/>
      <style:text-properties fo:font-style="normal" officeooo:rsid="027655f9" officeooo:paragraph-rsid="027822ec" style:font-style-asian="normal" style:font-style-complex="normal"/>
    </style:style>
    <style:style style:name="P130" style:family="paragraph" style:parent-style-name="Standard">
      <style:paragraph-properties fo:text-align="start" style:justify-single-word="false"/>
      <style:text-properties fo:font-style="normal" officeooo:rsid="0279d66d" officeooo:paragraph-rsid="0279d66d" style:font-style-asian="normal" style:font-style-complex="normal"/>
    </style:style>
    <style:style style:name="P131" style:family="paragraph" style:parent-style-name="Standard">
      <style:paragraph-properties fo:text-align="start" style:justify-single-word="false"/>
      <style:text-properties fo:font-style="normal" officeooo:rsid="027da782" officeooo:paragraph-rsid="027f63bb" style:font-style-asian="normal" style:font-style-complex="normal"/>
    </style:style>
    <style:style style:name="P132" style:family="paragraph" style:parent-style-name="Standard">
      <style:paragraph-properties fo:text-align="start" style:justify-single-word="false"/>
      <style:text-properties fo:font-style="normal" officeooo:rsid="027f8e00" officeooo:paragraph-rsid="027f8e00" style:font-style-asian="normal" style:font-style-complex="normal"/>
    </style:style>
    <style:style style:name="P133" style:family="paragraph" style:parent-style-name="Standard">
      <style:paragraph-properties fo:text-align="start" style:justify-single-word="false"/>
      <style:text-properties fo:font-style="normal" officeooo:rsid="027f8e00" officeooo:paragraph-rsid="0280f7fd" style:font-style-asian="normal" style:font-style-complex="normal"/>
    </style:style>
    <style:style style:name="P134" style:family="paragraph" style:parent-style-name="Standard">
      <style:paragraph-properties fo:text-align="start" style:justify-single-word="false"/>
      <style:text-properties fo:font-style="normal" officeooo:rsid="0280f7fd" officeooo:paragraph-rsid="0280f7fd" style:font-style-asian="normal" style:font-style-complex="normal"/>
    </style:style>
    <style:style style:name="P135" style:family="paragraph" style:parent-style-name="Standard">
      <style:paragraph-properties fo:text-align="start" style:justify-single-word="false"/>
      <style:text-properties fo:font-style="normal" officeooo:rsid="02827ba6" officeooo:paragraph-rsid="02827ba6" style:font-style-asian="normal" style:font-style-complex="normal"/>
    </style:style>
    <style:style style:name="P136" style:family="paragraph" style:parent-style-name="Standard">
      <style:paragraph-properties fo:text-align="start" style:justify-single-word="false"/>
      <style:text-properties fo:font-style="normal" officeooo:rsid="0283e204" officeooo:paragraph-rsid="0283e204" style:font-style-asian="normal" style:font-style-complex="normal"/>
    </style:style>
    <style:style style:name="P137" style:family="paragraph" style:parent-style-name="Standard">
      <style:paragraph-properties fo:text-align="start" style:justify-single-word="false"/>
      <style:text-properties fo:font-style="normal" officeooo:rsid="0286aa7f" officeooo:paragraph-rsid="0286aa7f" style:font-style-asian="normal" style:font-style-complex="normal"/>
    </style:style>
    <style:style style:name="P138" style:family="paragraph" style:parent-style-name="Standard">
      <style:paragraph-properties fo:text-align="start" style:justify-single-word="false"/>
      <style:text-properties fo:font-style="normal" officeooo:rsid="0287c2ce" officeooo:paragraph-rsid="0287c2ce" style:font-style-asian="normal" style:font-style-complex="normal"/>
    </style:style>
    <style:style style:name="P139" style:family="paragraph" style:parent-style-name="Standard">
      <style:paragraph-properties fo:text-align="start" style:justify-single-word="false"/>
      <style:text-properties fo:font-style="normal" officeooo:rsid="0287c2ce" officeooo:paragraph-rsid="0288509d" style:font-style-asian="normal" style:font-style-complex="normal"/>
    </style:style>
    <style:style style:name="P140" style:family="paragraph" style:parent-style-name="Standard">
      <style:paragraph-properties fo:text-align="start" style:justify-single-word="false"/>
      <style:text-properties fo:font-style="normal" officeooo:rsid="02892496" officeooo:paragraph-rsid="02892496" style:font-style-asian="normal" style:font-style-complex="normal"/>
    </style:style>
    <style:style style:name="P141" style:family="paragraph" style:parent-style-name="Standard">
      <style:paragraph-properties fo:text-align="start" style:justify-single-word="false"/>
      <style:text-properties fo:font-style="normal" fo:font-weight="bold" officeooo:rsid="0279d66d" officeooo:paragraph-rsid="0279d66d" style:font-style-asian="normal" style:font-weight-asian="bold" style:font-style-complex="normal" style:font-weight-complex="bold"/>
    </style:style>
    <style:style style:name="P142" style:family="paragraph" style:parent-style-name="Standard">
      <style:paragraph-properties fo:text-align="start" style:justify-single-word="false"/>
      <style:text-properties officeooo:paragraph-rsid="027323f0"/>
    </style:style>
    <style:style style:name="P143" style:family="paragraph" style:parent-style-name="Standard">
      <style:paragraph-properties fo:text-align="start" style:justify-single-word="false"/>
      <style:text-properties officeooo:rsid="027655f9" officeooo:paragraph-rsid="027655f9"/>
    </style:style>
    <style:style style:name="P14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3c8ac" officeooo:paragraph-rsid="02129e9e" fo:background-color="transparent" style:font-size-asian="7pt" style:font-style-asian="normal" style:font-weight-asian="normal" style:font-size-complex="8pt" style:font-style-complex="normal" style:font-weight-complex="normal"/>
    </style:style>
    <style:style style:name="P14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745a0" officeooo:paragraph-rsid="021745a0" fo:background-color="transparent" style:font-size-asian="7pt" style:font-style-asian="normal" style:font-weight-asian="normal" style:font-size-complex="8pt" style:font-style-complex="normal" style:font-weight-complex="normal"/>
    </style:style>
    <style:style style:name="P146"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d7965" officeooo:paragraph-rsid="021c548e" fo:background-color="transparent" style:font-size-asian="7pt" style:font-style-asian="normal" style:font-weight-asian="normal" style:font-size-complex="8pt" style:font-style-complex="normal" style:font-weight-complex="normal"/>
    </style:style>
    <style:style style:name="P14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bb8c2" officeooo:paragraph-rsid="021bb8c2" fo:background-color="transparent" style:font-size-asian="7pt" style:font-style-asian="normal" style:font-weight-asian="normal" style:font-size-complex="8pt" style:font-style-complex="normal" style:font-weight-complex="normal"/>
    </style:style>
    <style:style style:name="P14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566a23" officeooo:paragraph-rsid="02566a23" fo:background-color="transparent" style:font-size-asian="7pt" style:font-style-asian="normal" style:font-weight-asian="normal" style:font-size-complex="8pt" style:font-style-complex="normal" style:font-weight-complex="normal"/>
    </style:style>
    <style:style style:name="P14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italic" style:text-underline-style="none" fo:font-weight="normal" officeooo:rsid="021bb8c2" officeooo:paragraph-rsid="021bb8c2" fo:background-color="transparent" style:font-size-asian="7pt" style:font-style-asian="italic" style:font-weight-asian="normal" style:font-size-complex="8pt" style:font-style-complex="italic" style:font-weight-complex="normal"/>
    </style:style>
    <style:style style:name="P150"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DejaVu Sans" fo:font-size="8pt" fo:font-style="italic" style:text-underline-style="none" fo:font-weight="normal" officeooo:rsid="0103802b" officeooo:paragraph-rsid="004fdf71" style:font-size-asian="7pt" style:font-style-asian="italic" style:font-weight-asian="normal" style:font-size-complex="8pt" style:font-style-complex="italic" style:font-weight-complex="normal"/>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officeooo:rsid="020ced45" style:font-size-asian="11pt" style:font-size-complex="11pt"/>
    </style:style>
    <style:style style:name="T5" style:family="text">
      <style:text-properties fo:font-size="11pt" officeooo:rsid="020ebf68" style:font-size-asian="11pt" style:font-size-complex="11pt"/>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color="#666666" fo:font-size="11pt" style:font-size-asian="11pt" style:font-size-complex="11pt"/>
    </style:style>
    <style:style style:name="T8" style:family="text">
      <style:text-properties fo:font-style="italic" style:font-style-asian="italic" style:font-style-complex="italic"/>
    </style:style>
    <style:style style:name="T9" style:family="text">
      <style:text-properties fo:font-style="italic" style:font-size-asian="7pt" style:font-style-asian="italic" style:font-style-complex="italic"/>
    </style:style>
    <style:style style:name="T10" style:family="text">
      <style:text-properties fo:font-style="italic" officeooo:rsid="001ad8e6" style:font-size-asian="7pt" style:font-style-asian="italic" style:font-style-complex="italic"/>
    </style:style>
    <style:style style:name="T11" style:family="text">
      <style:text-properties fo:font-style="italic" officeooo:rsid="0210f953" style:font-size-asian="7pt" style:font-style-asian="italic" style:font-style-complex="italic"/>
    </style:style>
    <style:style style:name="T12" style:family="text">
      <style:text-properties fo:font-style="italic" officeooo:rsid="0213c8ac" style:font-size-asian="7pt" style:font-style-asian="italic" style:font-style-complex="italic"/>
    </style:style>
    <style:style style:name="T13" style:family="text">
      <style:text-properties fo:font-style="italic" officeooo:rsid="021745a0" style:font-size-asian="7pt" style:font-style-asian="italic" style:font-style-complex="italic"/>
    </style:style>
    <style:style style:name="T14" style:family="text">
      <style:text-properties fo:font-style="italic" officeooo:rsid="021c548e" style:font-size-asian="7pt" style:font-style-asian="italic" style:font-style-complex="italic"/>
    </style:style>
    <style:style style:name="T15" style:family="text">
      <style:text-properties fo:font-style="italic" officeooo:rsid="0221026f" style:font-size-asian="7pt" style:font-style-asian="italic" style:font-style-complex="italic"/>
    </style:style>
    <style:style style:name="T16" style:family="text">
      <style:text-properties fo:font-style="italic" officeooo:rsid="021bb8c2" style:font-size-asian="7pt" style:font-style-asian="italic" style:font-style-complex="italic"/>
    </style:style>
    <style:style style:name="T17" style:family="text">
      <style:text-properties fo:font-style="italic" officeooo:rsid="022f0ada" style:font-size-asian="7pt" style:font-style-asian="italic" style:font-style-complex="italic"/>
    </style:style>
    <style:style style:name="T18" style:family="text">
      <style:text-properties fo:font-style="italic" officeooo:rsid="02445b0a" style:font-size-asian="7pt" style:font-style-asian="italic" style:font-style-complex="italic"/>
    </style:style>
    <style:style style:name="T19" style:family="text">
      <style:text-properties fo:font-style="italic" officeooo:rsid="024632d3" style:font-size-asian="7pt" style:font-style-asian="italic" style:font-style-complex="italic"/>
    </style:style>
    <style:style style:name="T20" style:family="text">
      <style:text-properties fo:font-style="italic" officeooo:rsid="02520bd2" style:font-size-asian="7pt" style:font-style-asian="italic" style:font-style-complex="italic"/>
    </style:style>
    <style:style style:name="T21"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111111" style:font-name="DejaVu Sans" fo:font-size="8pt" fo:font-style="normal" style:text-underline-style="none" fo:font-weight="normal" officeooo:rsid="020a7ac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size="6.80000019073486pt" style:font-size-asian="6.80000019073486pt" style:font-size-complex="6.80000019073486pt"/>
    </style:style>
    <style:style style:name="T25" style:family="text">
      <style:text-properties fo:background-color="#000000" loext:char-shading-value="0"/>
    </style:style>
    <style:style style:name="T26" style:family="text">
      <style:text-properties officeooo:rsid="00190cf4" fo:background-color="#000000" loext:char-shading-value="0"/>
    </style:style>
    <style:style style:name="T27" style:family="text">
      <style:text-properties fo:font-weight="bold" style:font-size-asian="7pt" style:font-weight-asian="bold" style:font-weight-complex="bold"/>
    </style:style>
    <style:style style:name="T28" style:family="text">
      <style:text-properties fo:font-size="6.30000019073486pt" officeooo:rsid="0213c8ac" style:font-size-asian="6.30000019073486pt" style:font-size-complex="6.30000019073486pt"/>
    </style:style>
    <style:style style:name="T29" style:family="text">
      <style:text-properties officeooo:rsid="020a7ac7"/>
    </style:style>
    <style:style style:name="T30" style:family="text">
      <style:text-properties officeooo:rsid="020ffaa6"/>
    </style:style>
    <style:style style:name="T31" style:family="text">
      <style:text-properties officeooo:rsid="0210f953"/>
    </style:style>
    <style:style style:name="T32" style:family="text">
      <style:text-properties style:font-size-asian="7pt"/>
    </style:style>
    <style:style style:name="T33" style:family="text">
      <style:text-properties officeooo:rsid="0213c8ac" style:font-size-asian="7pt"/>
    </style:style>
    <style:style style:name="T34" style:family="text">
      <style:text-properties officeooo:rsid="021c548e" style:font-size-asian="7pt"/>
    </style:style>
    <style:style style:name="T35" style:family="text">
      <style:text-properties officeooo:rsid="021ee054" style:font-size-asian="7pt"/>
    </style:style>
    <style:style style:name="T36" style:family="text">
      <style:text-properties officeooo:rsid="0221026f" style:font-size-asian="7pt"/>
    </style:style>
    <style:style style:name="T37" style:family="text">
      <style:text-properties officeooo:rsid="02215800" style:font-size-asian="7pt"/>
    </style:style>
    <style:style style:name="T38" style:family="text">
      <style:text-properties officeooo:rsid="02228bca" style:font-size-asian="7pt"/>
    </style:style>
    <style:style style:name="T39" style:family="text">
      <style:text-properties officeooo:rsid="02247e73" style:font-size-asian="7pt"/>
    </style:style>
    <style:style style:name="T40" style:family="text">
      <style:text-properties officeooo:rsid="022f0ada" style:font-size-asian="7pt"/>
    </style:style>
    <style:style style:name="T41" style:family="text">
      <style:text-properties officeooo:rsid="022f6f4a" style:font-size-asian="7pt"/>
    </style:style>
    <style:style style:name="T42" style:family="text">
      <style:text-properties officeooo:rsid="0244a469" style:font-size-asian="7pt"/>
    </style:style>
    <style:style style:name="T43" style:family="text">
      <style:text-properties officeooo:rsid="024632d3" style:font-size-asian="7pt"/>
    </style:style>
    <style:style style:name="T44" style:family="text">
      <style:text-properties officeooo:rsid="024c549b" style:font-size-asian="7pt"/>
    </style:style>
    <style:style style:name="T45" style:family="text">
      <style:text-properties officeooo:rsid="025a0662"/>
    </style:style>
    <style:style style:name="T46" style:family="text">
      <style:text-properties officeooo:rsid="025bcf81"/>
    </style:style>
    <style:style style:name="T47" style:family="text">
      <style:text-properties officeooo:rsid="025dbe5a"/>
    </style:style>
    <style:style style:name="T48" style:family="text">
      <style:text-properties officeooo:rsid="02609a15"/>
    </style:style>
    <style:style style:name="T49" style:family="text">
      <style:text-properties fo:color="#1c1c1c" fo:font-weight="bold" style:font-weight-asian="bold" style:font-weight-complex="bold"/>
    </style:style>
    <style:style style:name="T50" style:family="text">
      <style:text-properties fo:color="#1c1c1c" fo:font-weight="bold" officeooo:rsid="02668a70" style:font-weight-asian="bold" style:font-weight-complex="bold"/>
    </style:style>
    <style:style style:name="T51" style:family="text">
      <style:text-properties fo:font-size="9pt" style:font-size-asian="9pt" style:font-size-complex="9pt"/>
    </style:style>
    <style:style style:name="T52" style:family="text">
      <style:text-properties fo:color="#000000" style:font-name="DejaVu Sans" fo:font-size="8pt" style:text-underline-style="none" fo:font-weight="normal" fo:background-color="transparent" loext:char-shading-value="0" style:font-size-asian="7pt" style:font-weight-asian="normal" style:font-size-complex="8pt" style:font-weight-complex="normal"/>
    </style:style>
    <style:style style:name="T53" style:family="text">
      <style:text-properties fo:color="#000000" style:font-name="DejaVu Sans" fo:font-size="8pt" style:text-underline-style="none" fo:font-weight="normal" officeooo:rsid="022f39ea" fo:background-color="transparent" loext:char-shading-value="0" style:font-size-asian="7pt" style:font-weight-asian="normal" style:font-size-complex="8pt" style:font-weight-complex="normal"/>
    </style:style>
    <style:style style:name="T54" style:family="text">
      <style:text-properties fo:color="#000000" style:font-name="DejaVu Sans" fo:font-size="8pt" style:text-underline-style="none" fo:font-weight="normal" officeooo:rsid="022f6f4a" fo:background-color="transparent" loext:char-shading-value="0" style:font-size-asian="7pt" style:font-weight-asian="normal" style:font-size-complex="8pt" style:font-weight-complex="normal"/>
    </style:style>
    <style:style style:name="T55" style:family="text">
      <style:text-properties officeooo:rsid="026bb066"/>
    </style:style>
    <style:style style:name="T56" style:family="text">
      <style:text-properties officeooo:rsid="026bda89"/>
    </style:style>
    <style:style style:name="T57" style:family="text">
      <style:text-properties style:font-name="DejaVu Sans" fo:font-size="8pt" fo:font-style="normal" style:text-underline-style="none" style:font-size-asian="7pt" style:font-style-asian="normal" style:font-size-complex="8pt" style:font-style-complex="normal"/>
    </style:style>
    <style:style style:name="T58" style:family="text">
      <style:text-properties style:font-name="DejaVu Sans" fo:font-size="8pt" fo:font-style="normal" style:text-underline-style="none" officeooo:rsid="027323f0" style:font-size-asian="7pt" style:font-style-asian="normal" style:font-size-complex="8pt" style:font-style-complex="normal"/>
    </style:style>
    <style:style style:name="T59" style:family="text">
      <style:text-properties style:font-name="DejaVu Sans" fo:font-size="8pt" fo:font-style="normal" style:text-underline-style="none" officeooo:rsid="027487ff" style:font-size-asian="7pt" style:font-style-asian="normal" style:font-size-complex="8pt" style:font-style-complex="normal"/>
    </style:style>
    <style:style style:name="T60" style:family="text">
      <style:text-properties style:font-name="DejaVu Sans" fo:font-size="8pt" fo:font-style="normal" style:text-underline-style="none" officeooo:rsid="027655f9" style:font-size-asian="7pt" style:font-style-asian="normal" style:font-size-complex="8pt" style:font-style-complex="normal"/>
    </style:style>
    <style:style style:name="T61" style:family="text">
      <style:text-properties style:font-name="DejaVu Sans" fo:font-size="8pt" fo:font-style="normal" style:text-underline-style="none" officeooo:rsid="02035df4" style:font-size-asian="7pt" style:font-style-asian="normal" style:font-size-complex="8pt" style:font-style-complex="normal"/>
    </style:style>
    <style:style style:name="T62" style:family="text">
      <style:text-properties style:font-name="DejaVu Sans" fo:font-size="8pt" fo:font-style="italic" style:text-underline-style="none" style:font-size-asian="7pt" style:font-style-asian="italic" style:font-size-complex="8pt" style:font-style-complex="italic"/>
    </style:style>
    <style:style style:name="T63" style:family="text">
      <style:text-properties style:font-name="DejaVu Sans" fo:font-size="8pt" fo:font-style="italic" style:text-underline-style="none" officeooo:rsid="027323f0" style:font-size-asian="7pt" style:font-style-asian="italic" style:font-size-complex="8pt" style:font-style-complex="italic"/>
    </style:style>
    <style:style style:name="T64" style:family="text">
      <style:text-properties style:font-name="DejaVu Sans" fo:font-size="8pt" fo:font-style="italic" style:text-underline-style="none" officeooo:rsid="027487ff" style:font-size-asian="7pt" style:font-style-asian="italic" style:font-size-complex="8pt" style:font-style-complex="italic"/>
    </style:style>
    <style:style style:name="T65" style:family="text">
      <style:text-properties style:font-name="DejaVu Sans" fo:font-size="8pt" fo:font-style="italic" style:text-underline-style="none" officeooo:rsid="027655f9" style:font-size-asian="7pt" style:font-style-asian="italic" style:font-size-complex="8pt" style:font-style-complex="italic"/>
    </style:style>
    <style:style style:name="T66" style:family="text">
      <style:text-properties style:font-name="DejaVu Sans" fo:font-size="8pt" fo:font-style="italic" style:text-underline-style="none" officeooo:rsid="02035df4" style:font-size-asian="7pt" style:font-style-asian="italic" style:font-size-complex="8pt" style:font-style-complex="italic"/>
    </style:style>
    <style:style style:name="T67" style:family="text">
      <style:text-properties style:font-name="DejaVu Sans" fo:font-size="8pt" fo:font-style="italic" style:text-underline-style="none" officeooo:rsid="0279d66d" style:font-size-asian="7pt" style:font-style-asian="italic" style:font-size-complex="8pt" style:font-style-complex="italic"/>
    </style:style>
    <style:style style:name="T68" style:family="text">
      <style:text-properties style:font-name="DejaVu Sans" fo:font-size="8pt" style:text-underline-style="none" style:font-size-asian="7pt" style:font-size-complex="8pt"/>
    </style:style>
    <style:style style:name="T69" style:family="text">
      <style:text-properties style:font-name="DejaVu Sans" fo:font-size="8pt" style:text-underline-style="none" officeooo:rsid="02035df4" style:font-size-asian="7pt" style:font-size-complex="8pt"/>
    </style:style>
    <style:style style:name="T70" style:family="text">
      <style:text-properties style:font-name="DejaVu Sans" fo:font-size="8pt" style:text-underline-style="none" officeooo:rsid="0283e204" style:font-size-asian="7pt" style:font-size-complex="8pt"/>
    </style:style>
    <style:style style:name="T71" style:family="text">
      <style:text-properties style:font-name="DejaVu Sans" fo:font-size="8pt" style:text-underline-style="none" officeooo:rsid="0285aafb" style:font-size-asian="7pt" style:font-size-complex="8pt"/>
    </style:style>
    <style:style style:name="T72" style:family="text">
      <style:text-properties style:font-name="DejaVu Sans" fo:font-size="8pt" style:text-underline-style="none" officeooo:rsid="0288509d" style:font-size-asian="7pt" style:font-size-complex="8pt"/>
    </style:style>
    <style:style style:name="T73" style:family="text">
      <style:text-properties style:font-name="DejaVu Sans" fo:font-size="8pt" style:text-underline-style="none" officeooo:rsid="028a4a51" style:font-size-asian="7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ΙΩΑΝΝΑ ΠΑΠΑΓΙΑΝΝΗ 2790</text:span><text:span text:style-name="T6"> </text:span><text:s text:c="2"/></text:p>
      <text:p text:style-name="P59">Η γλώσσα προγραμματισμού που χρησιμοποιήθηκε και για τα <text:s/><text:span text:style-name="T29">δύο </text:span>μέρη της άσκησης είναι python3. </text:p>
      <text:p text:style-name="P58"><text:span text:style-name="T21">Επιπλέον τ</text:span><text:span text:style-name="T23">α</text:span><text:span text:style-name="T21"> αρχεί</text:span><text:span text:style-name="T23">α 2017_ALL.csv, 2017_AST.csv, 2017_BLK.csv, 2017_PTS.csv, 2017_STL.csv, 2017_TRB.csv</text:span><text:span text:style-name="T22"> </text:span><text:span text:style-name="T21">είναι κατεβασμέν</text:span><text:span text:style-name="T23">α</text:span><text:span text:style-name="T21"> ήδη και </text:span><text:span text:style-name="T22">έχ</text:span><text:span text:style-name="T23">ουν</text:span><text:span text:style-name="T21"> τοποθετηθεί στον ίδιο φάκελο με τα αρχεία part1.py </text:span><text:span text:style-name="T23">και</text:span><text:span text:style-name="T21"> part2.py </text:span></text:p>
      <text:p text:style-name="P57"/>
      <text:p text:style-name="P10"><text:s/>PART 1 </text:p>
      <text:p text:style-name="P2"/>
      <text:p text:style-name="P8">Στο μέρος 1 <text:span text:style-name="T30">υλοποιούμε τον αλγόριθμο NRA o οποίος υπολογίζει και βρίσκει τους k κορυφαίους παίχτες με βάση τις επιδόσεις τους στα στατιστικά που θα επιλέξουμε απο command line.</text:span></text:p>
      <text:p text:style-name="P114"/>
      <text:p text:style-name="P120">Αρχικά κάνουμε import csv για να γράφουμε το csv αρχείο μας με το κατάλληλο format και import itemgetter απο operator που θα μας βοηθήσει στο να ταξηνομήσουμε κάθε φορά με το κατάλληλο value το αρχείο μας.</text:p>
      <text:p text:style-name="P120"/>
      <text:p text:style-name="P116">import csv</text:p>
      <text:p text:style-name="P116">from operator import itemgetter</text:p>
      <text:p text:style-name="P116"/>
      <text:p text:style-name="P121">Παρακάτω για λόγους ευκολίας, το κάθε αρχείο το θέτουμε σε μια μεταβλήτη.</text:p>
      <text:p text:style-name="P121"/>
      <text:p text:style-name="P115">allStats='2017_ALL.csv'</text:p>
      <text:p text:style-name="P115">assistStats='2017_AST.csv'</text:p>
      <text:p text:style-name="P115">pointStats='2017_PTS.csv'</text:p>
      <text:p text:style-name="P115">stealStats='2017_STL.csv'</text:p>
      <text:p text:style-name="P115">blockStats='2017_BLK.csv'</text:p>
      <text:p text:style-name="P115">reboundStats='2017_TRB.csv'</text:p>
      <text:p text:style-name="P120"/>
      <text:p text:style-name="P6">if __name__ == ‘__main__’:</text:p>
      <text:p text:style-name="P6"/>
      <text:p text:style-name="P4"><text:tab/>inputs=getI<text:span text:style-name="T31">n</text:span>put()</text:p>
      <text:p text:style-name="P4"><text:tab/>chosenCategories=inputs[0]</text:p>
      <text:p text:style-name="P4"><text:tab/>k=inputs[1]</text:p>
      <text:p text:style-name="P4"><text:tab/>counter=0</text:p>
      <text:p text:style-name="P4"/>
      <text:p text:style-name="P4"><text:tab/>with open('topks.csv', 'w', encoding='UTF-8') as rp1: </text:p>
      <text:p text:style-name="P4"><text:tab/><text:tab/>csv_writer = csv.writer(rp1, delimiter=',')</text:p>
      <text:p text:style-name="P4"/>
      <text:p text:style-name="P4"><text:tab/><text:tab/>for topks in topKEvaluation(chosenCategories, k):</text:p>
      <text:p text:style-name="P4"/>
      <text:p text:style-name="P4"><text:tab/><text:tab/><text:tab/>if k==0:</text:p>
      <text:p text:style-name="P4"/>
      <text:p text:style-name="P4"><text:tab/><text:tab/><text:tab/><text:tab/>print('No results. 0 num of numOfAccesses. Terminate.')</text:p>
      <text:p text:style-name="P4"><text:tab/><text:tab/><text:tab/><text:tab/>break</text:p>
      <text:p text:style-name="P4"/>
      <text:p text:style-name="P4"><text:tab/><text:tab/><text:tab/>elif counter&lt;k:</text:p>
      <text:p text:style-name="P4"/>
      <text:p text:style-name="P4"><text:tab/><text:tab/><text:tab/><text:tab/>csv_writer.writerow(topks[:-1])</text:p>
      <text:p text:style-name="P4"><text:tab/><text:tab/><text:tab/><text:tab/>counter+=1</text:p>
      <text:p text:style-name="P4"/>
      <text:p text:style-name="P4"><text:tab/><text:tab/><text:tab/>else:</text:p>
      <text:p text:style-name="P4"><text:tab/><text:tab/><text:tab/><text:tab/>accesses=['#ACCESSES', topks[-1]]</text:p>
      <text:p text:style-name="P4"><text:tab/><text:tab/><text:tab/><text:tab/>csv_writer.writerow(accesses)</text:p>
      <text:p text:style-name="P4"><text:tab/><text:tab/><text:tab/><text:tab/>break</text:p>
      <text:p text:style-name="P5"><text:tab/></text:p>
      <text:p text:style-name="P11"/>
      <text:p text:style-name="P12">Η main() αρχικά καλεί την <text:span text:style-name="T10">getI</text:span><text:span text:style-name="T11">n</text:span><text:span text:style-name="T10">put()</text:span><text:span text:style-name="T12"> </text:span><text:span text:style-name="T33">και το αποτέλεσμά της το καταχωρεί στην μεταβλητή inputs.</text:span></text:p>
      <text:p text:style-name="P60"/>
      <text:p text:style-name="P17"><text:span text:style-name="T33">Τ</text:span><text:span text:style-name="T32">ο inputs[0] είναι για τις κατηγορίες που έχουμε επιλέξει και το inputs[1] για το k.</text:span></text:p>
      <text:p text:style-name="P61"/>
      <text:p text:style-name="P61">Αρχικοποιούμε counter=0.</text:p>
      <text:p text:style-name="P61"/>
      <text:p text:style-name="P17"><text:span text:style-name="T32">Ανοίγουμε τ</text:span><text:span text:style-name="T36">ο αρχείο </text:span><text:span text:style-name="T15">topks.csv</text:span><text:span text:style-name="T36"> για γράψιμο, ορίζουμε csv_writer με delimiter comma και καλούμε μια generator συνάρτηση </text:span><text:span text:style-name="T15">topKEvaluation() </text:span><text:span text:style-name="T36">με ορίσματα τις επιλεγμένες κατηγορίες και το k, </text:span><text:span text:style-name="T37">η οποία θα μας επιστρέφει τα αποτελέσματα στο τέλος του evaluation τους.</text:span></text:p>
      <text:p text:style-name="P62"/>
      <text:p text:style-name="P18"><text:span text:style-name="T32">Aν το k=0 δεν υπάρχουν αποτελέσματα οπότε εκτυπώνουμε το κατάλληλο μήνυμα το αρχείο </text:span><text:span text:style-name="T15">topks.csv </text:span><text:span text:style-name="T32">είναι κενό και τερματίζουμε.</text:span></text:p>
      <text:p text:style-name="P63"/>
      <text:p text:style-name="P19"><text:span text:style-name="T32">Αλλίως αν counter&lt;k </text:span><text:span text:style-name="T38">τότε γράφουμε </text:span><text:span text:style-name="T39">σε γραμμή χωρισμένο με κόμμα στο αρχείο μας τον k παίχτη κάθε φορά και αυξάνουμε τον counter κατά 1.</text:span></text:p>
      <text:p text:style-name="P64"/>
      <text:p text:style-name="P20"><text:soft-page-break/><text:span text:style-name="T39">Ό</text:span><text:span text:style-name="T32">ταν ο counter φτάσει το k τότε σημαίνει ότι έχουμε γράψει όλους τους k παίχτες οπότε είναι ώρα να γράψουμε και το αριθμό προσβάσεων που είχαμε (για κάθε αρχείο το κάθε id του παίχτη αντιστοιχίζεται σε ένα access).</text:span></text:p>
      <text:p text:style-name="P144"/>
      <text:p text:style-name="P60"/>
      <text:p text:style-name="P98">def getInput():</text:p>
      <text:p text:style-name="P101"/>
      <text:p text:style-name="P101"><text:tab/>chosenCategories=[]</text:p>
      <text:p text:style-name="P101"><text:tab/>args=[]</text:p>
      <text:p text:style-name="P101"><text:tab/>checked=0</text:p>
      <text:p text:style-name="P101"/>
      <text:p text:style-name="P101"><text:tab/>print('------------------------------NBA STATS 2017------------------------------')</text:p>
      <text:p text:style-name="P101"><text:tab/>print('------------------------------TOK K PLAYERS ------------------------------\n')</text:p>
      <text:p text:style-name="P101"><text:tab/>print('Choose which of the following statCategories you are interested in: ')</text:p>
      <text:p text:style-name="P101"><text:tab/>print('1. Rebounds <text:tab/> <text:s/>2. Assists <text:tab/> 3. Steals <text:s/><text:tab/>4. Blocks <text:tab/> <text:s/>5. Points')</text:p>
      <text:p text:style-name="P101"/>
      <text:p text:style-name="P101"><text:tab/>while checked==0 or len(args)!=2:</text:p>
      <text:p text:style-name="P39"><text:span text:style-name="T33"><text:tab/><text:tab/></text:span><text:span text:style-name="T28">args=input('\nGive the numbers with comma in [ ] and then, the number of the Top-k players you are looking for:\n').split(' ')</text:span></text:p>
      <text:p text:style-name="P101"><text:tab/><text:tab/>checked=checkArgs(args, chosenCategories)</text:p>
      <text:p text:style-name="P101"/>
      <text:p text:style-name="P101"><text:tab/>k=int(args[1])</text:p>
      <text:p text:style-name="P101"><text:tab/>return [chosenCategories, k]</text:p>
      <text:p text:style-name="P101"/>
      <text:p text:style-name="P13"><text:span text:style-name="T33">H </text:span><text:span text:style-name="T9">getInput() </text:span><text:span text:style-name="T32">είναι υπεύθυνη για να επιστρέψει στην </text:span><text:span text:style-name="T9">main()</text:span><text:span text:style-name="T32"> τις παραμέτρους που δώσαμε στη γραμμή διαταγών μέσα σε αγγύλες [ , ] και το επιθυμητό αριθμό k παιχτών που θέλουμε να βρούμε.</text:span></text:p>
      <text:p text:style-name="P65"/>
      <text:p text:style-name="P14"><text:span text:style-name="T32">Αρχικοποιούμε </text:span><text:span text:style-name="T9">checked=0 </text:span><text:span text:style-name="T32">το οποίο ειναι ένα flag και γίνεται 1 μόνο όταν η συνάρτηση </text:span><text:span text:style-name="T12">checkArgs(</text:span><text:span text:style-name="T9">)</text:span><text:span text:style-name="T32"> μας το επιστρέψει.</text:span></text:p>
      <text:p text:style-name="P66">Διαφορετικά, λαμβάνουμε μήνυμα ότι πρέπει να ξαναδώσουμε input.</text:p>
      <text:p text:style-name="P66"/>
      <text:p text:style-name="P14"><text:span text:style-name="T32">Εφόσον περάσει τον “έλεγχο” επιστρέφει τις επιλεγμένες κατηγορίες ( </text:span><text:span text:style-name="T12">chosenCategories</text:span><text:span text:style-name="T9">[]</text:span><text:span text:style-name="T32"> ) και το k.</text:span></text:p>
      <text:p text:style-name="P145"/>
      <text:p text:style-name="P65"/>
      <text:p text:style-name="P99"/>
      <text:p text:style-name="P99">def checkArgs(args, cat):</text:p>
      <text:p text:style-name="P102"/>
      <text:p text:style-name="P102"><text:tab/>if args[0][0]!='[' or args[0][len(args[0])-1]!=']':</text:p>
      <text:p text:style-name="P102"><text:tab/><text:tab/>print('\nInsert the chosen categories in [ ]\n')</text:p>
      <text:p text:style-name="P102"><text:tab/><text:tab/>return 0</text:p>
      <text:p text:style-name="P102"/>
      <text:p text:style-name="P102"><text:tab/>for i in args[0]:</text:p>
      <text:p text:style-name="P102"/>
      <text:p text:style-name="P102"><text:tab/><text:tab/>if i.isdigit(): </text:p>
      <text:p text:style-name="P102"><text:tab/><text:tab/><text:tab/><text:tab/></text:p>
      <text:p text:style-name="P102"><text:tab/><text:tab/><text:tab/>if int(i)&gt;=1 and int(i)&lt;=5:</text:p>
      <text:p text:style-name="P102"><text:tab/><text:tab/><text:tab/><text:tab/>cat.insert(len(cat), int(i))</text:p>
      <text:p text:style-name="P102"><text:tab/><text:tab/><text:tab/>else:</text:p>
      <text:p text:style-name="P102"><text:tab/><text:tab/><text:tab/><text:tab/>print('\nInsert number from 1-5.\n')</text:p>
      <text:p text:style-name="P102"><text:tab/><text:tab/><text:tab/><text:tab/>return 0 </text:p>
      <text:p text:style-name="P102"/>
      <text:p text:style-name="P102"><text:tab/><text:tab/>elif i=='[' or i==']' or i==',':</text:p>
      <text:p text:style-name="P102"><text:tab/><text:tab/><text:tab/>pass</text:p>
      <text:p text:style-name="P102"><text:tab/><text:tab/>elif i=='-':</text:p>
      <text:p text:style-name="P102"><text:tab/><text:tab/><text:tab/>print('\nInsert number from 1-5.\n')</text:p>
      <text:p text:style-name="P102"><text:tab/><text:tab/><text:tab/>return 0 </text:p>
      <text:p text:style-name="P102"/>
      <text:p text:style-name="P102"><text:tab/><text:tab/>else:</text:p>
      <text:p text:style-name="P102"><text:tab/><text:tab/><text:tab/>print('\nInsert number from 1-5.\n')</text:p>
      <text:p text:style-name="P102"><text:tab/><text:tab/><text:tab/>return 0 </text:p>
      <text:p text:style-name="P102"/>
      <text:p text:style-name="P102"><text:tab/>try:</text:p>
      <text:p text:style-name="P102"><text:tab/><text:tab/>k=int(args[1])</text:p>
      <text:p text:style-name="P102"/>
      <text:p text:style-name="P102"><text:tab/>except ValueError:</text:p>
      <text:p text:style-name="P102"><text:tab/><text:tab/>print('\nInsert integer for k.\n')</text:p>
      <text:p text:style-name="P102"><text:tab/><text:tab/>return 0</text:p>
      <text:p text:style-name="P102"/>
      <text:p text:style-name="P102"><text:tab/>except IndexError:</text:p>
      <text:p text:style-name="P102"><text:tab/><text:tab/>print('Insert integer for k.\n')</text:p>
      <text:p text:style-name="P102"><text:tab/><text:tab/>return 0</text:p>
      <text:p text:style-name="P102"/>
      <text:p text:style-name="P102"><text:tab/>if k&lt;0 or k&gt;595:</text:p>
      <text:p text:style-name="P102"><text:tab/><text:tab/>print( '\nAll players are 595.\n')</text:p>
      <text:p text:style-name="P102"><text:tab/><text:tab/>return 0</text:p>
      <text:p text:style-name="P40"/>
      <text:p text:style-name="P102"><text:soft-page-break/><text:tab/>return 1</text:p>
      <text:p text:style-name="P101"/>
      <text:p text:style-name="P15"><text:span text:style-name="T33">Η </text:span><text:span text:style-name="T32">συνάρτηση </text:span><text:span text:style-name="T13">checkArgs(</text:span><text:span text:style-name="T9">) </text:span><text:span text:style-name="T34">καλείται από την </text:span><text:span text:style-name="T14">getInput()</text:span><text:span text:style-name="T34"> όπως είδαμε και σκοπός είναι να ελέγξει το input για τυχόν αστοχίες </text:span><text:span text:style-name="T35">(αστοχίες τρόπου γραφής, αστοχίες τιμών).</text:span></text:p>
      <text:p text:style-name="P67"/>
      <text:p text:style-name="P16"><text:span text:style-name="T32">Τρόπος γραφής: &lt;</text:span><text:span text:style-name="T27">[</text:span><text:span text:style-name="T32">&gt; &lt;num&gt; &lt;</text:span><text:span text:style-name="T27">,</text:span><text:span text:style-name="T32">&gt; &lt;num&gt; &lt;</text:span><text:span text:style-name="T27">]</text:span><text:span text:style-name="T32">&gt; &lt;</text:span><text:span text:style-name="T27">1 space</text:span><text:span text:style-name="T32">&gt; &lt;num&gt;</text:span></text:p>
      <text:p text:style-name="P68"/>
      <text:p text:style-name="P68">Τιμές: Για τις κατηγορίες μέσα στις αγγύλες θέλουμε int από 1 ως 5 και απο ένα ως πέντε #αριθμών. </text:p>
      <text:p text:style-name="P68"><text:s text:c="11"/>Για το k θέλουμε int από 0 ως 595 που είναι όλοι μας οι παίχτες. </text:p>
      <text:p text:style-name="P68"/>
      <text:p text:style-name="P69">Επιστρέφει 0 αν βρεί οτιδήποτε εκτός απο την επιθυμητή “φόρμα” που θέλουμε να είναι γραμμένα και 1 αν όλα είναι εντάξει.</text:p>
      <text:p text:style-name="P146"/>
      <text:p text:style-name="P70"/>
      <text:p text:style-name="P100">def topKEvaluation(cat, k):</text:p>
      <text:p text:style-name="P103"/>
      <text:p text:style-name="P103"><text:tab/>hashMap={}</text:p>
      <text:p text:style-name="P103"><text:tab/>hashMap1={}</text:p>
      <text:p text:style-name="P103"><text:tab/>hashMap2={}</text:p>
      <text:p text:style-name="P103"><text:tab/>hashMap3={}</text:p>
      <text:p text:style-name="P103"><text:tab/>hashMap4={}</text:p>
      <text:p text:style-name="P103"><text:tab/>hashMap5={}</text:p>
      <text:p text:style-name="P103"><text:tab/>upperBoundsDict={}</text:p>
      <text:p text:style-name="P103"><text:tab/>W=[]</text:p>
      <text:p text:style-name="P103"><text:tab/>u=5.0</text:p>
      <text:p text:style-name="P103"><text:tab/>t=0</text:p>
      <text:p text:style-name="P103"><text:tab/>canYield=0</text:p>
      <text:p text:style-name="P103"><text:tab/>numOfAccesses=0 </text:p>
      <text:p text:style-name="P103"><text:tab/>firstRow=1<text:tab/></text:p>
      <text:p text:style-name="P103">…</text:p>
      <text:p text:style-name="P103"/>
      <text:p text:style-name="P71">Αρχικοποιούμε τα dictionaries που θα χρησιμοποιήσουμε παρακάτω στο κενό .</text:p>
      <text:p text:style-name="P71"/>
      <text:p text:style-name="P21"><text:span text:style-name="T32">Το <text:s/></text:span><text:span text:style-name="T16">hashMap </text:span><text:span text:style-name="T32">θα κρατάει τα πάντα από το αρχείο 2017_ALL ώστε γνωρίζοντας μετά το id του κάθε παίχτη να μπορούμε να γραφτεί με το όνομα του στο αρχείο <text:s/></text:span><text:span text:style-name="T9">topks.csv</text:span><text:span text:style-name="T32"> και με τα στατιστικά του δίπλα για τις επιλεγμένες κατηγορίες.</text:span></text:p>
      <text:p text:style-name="P71"/>
      <text:p text:style-name="P21"><text:span text:style-name="T32">Τα </text:span><text:span text:style-name="T9">hashMap1,...hashMap5</text:span><text:span text:style-name="T32"> είναι για να αποθηκεύουμε κάθε φορά τα data που συναντάμε διαβάζοντας γραμμή γραμμή τα αρχεία.</text:span></text:p>
      <text:p text:style-name="P71"/>
      <text:p text:style-name="P21"><text:span text:style-name="T32">To </text:span><text:span text:style-name="T9">upperBoundsDict </text:span><text:span text:style-name="T32">είναι υπεύθυνο να αποθηκεύει κάθε φορά τα αντίστοιχα upper bounds του κάθε id εκτός αυτών που βρίσκονται στην W λίστα.</text:span></text:p>
      <text:p text:style-name="P71"/>
      <text:p text:style-name="P71">Το W είναι μια priorityQueue (στη κορυφή της έχει τα μεγαλύτερα ids και τις normalized αποδόσεις τους) και είναι υπεύθυνη να αποθηκεύει τα μεγαλύτερα k-οστά lower bounds.</text:p>
      <text:p text:style-name="P72"/>
      <text:p text:style-name="P73">Όπου u το μεγαλύτερο upper bound της upperBoundsDict (το αρχικοποιούμε στο 5.0 γιατί τόσο είναι το μαξ που μπορεί να πάρει για 5 κατηγορίες που είναι το μέγιστο που μπορούμε να δώσουμε ως input).</text:p>
      <text:p text:style-name="P73"/>
      <text:p text:style-name="P73">Όπου t το μικρότερο lower bound της W (το αρχικοποιούμε στο 0 γιατί τόσο είναι το κατώτερο όριο που μπορεί να πάρει).</text:p>
      <text:p text:style-name="P73"/>
      <text:p text:style-name="P73">Η μεταβλητή canYield είναι flag αρχικοποιημένο στο 0 και γίνεται 1 μόνο όταν έχει οριστικοποιηθεί η W.</text:p>
      <text:p text:style-name="P73"/>
      <text:p text:style-name="P74">H μεταβλήτη numOfAccesses αυξάνεται κάθε φορά που έχουμε νέα access σε εγγραφή των αρχείων.</text:p>
      <text:p text:style-name="P74"/>
      <text:p text:style-name="P75">H μεταβλητή firstRow είναι flag 1 με το που ανοίγουμε τα αρχεία γιατί θέλουμε να κρατήσουμε πάντα τη πρώτη γραμμή των αρχείων ως το max που συναντάμε ( θα χρειαστεί για τον υπολογισμό των normalized αποδόσεων μετά) και κατευθείαν μετά γίνεται 0 και δεν ξαναλλάζει.</text:p>
      <text:p text:style-name="P104"/>
      <text:p text:style-name="P105"/>
      <text:p text:style-name="P105">...</text:p>
      <text:p text:style-name="P105"><text:tab/>with open(allStats, 'r', encoding='UTF-8') as df:</text:p>
      <text:p text:style-name="P103"><text:tab/><text:tab/></text:p>
      <text:p text:style-name="P103"><text:tab/><text:tab/>row=df.readline()</text:p>
      <text:p text:style-name="P103"/>
      <text:p text:style-name="P103"><text:tab/><text:tab/>for row in df:<text:tab/><text:tab/><text:tab/><text:tab/><text:tab/><text:tab/></text:p>
      <text:p text:style-name="P103"><text:tab/><text:tab/><text:tab/>data=row.split(',') </text:p>
      <text:p text:style-name="P103"><text:tab/><text:tab/><text:tab/>data[-1] = data[-1].strip() </text:p>
      <text:p text:style-name="P103"><text:tab/><text:tab/><text:tab/>name=data[1]</text:p>
      <text:p text:style-name="P103"><text:tab/><text:tab/><text:tab/>team=data[2]</text:p>
      <text:p text:style-name="P103"><text:tab/><text:tab/><text:tab/>trb=int(data[3])</text:p>
      <text:p text:style-name="P103"><text:tab/><text:tab/><text:tab/>ast=int(data[4])</text:p>
      <text:p text:style-name="P103"><text:tab/><text:tab/><text:tab/>stl=int(data[5])</text:p>
      <text:p text:style-name="P103"><text:soft-page-break/><text:tab/><text:tab/><text:tab/>blk=int(data[6])</text:p>
      <text:p text:style-name="P103"><text:tab/><text:tab/><text:tab/>pts=int(data[7])</text:p>
      <text:p text:style-name="P103"><text:tab/><text:tab/><text:tab/>hashMap.update({int(data[0]): [name, team, trb, ast, stl, blk, pts]})</text:p>
      <text:p text:style-name="P103"/>
      <text:p text:style-name="P103"><text:tab/>optionFiles={0: allStats, 1: reboundStats, 2: assistStats, 3: stealStats, 4: blockStats, 5: pointStats}</text:p>
      <text:p text:style-name="P103"><text:tab/>numOfChoices=len(cat)</text:p>
      <text:p text:style-name="P103"/>
      <text:p text:style-name="P103"><text:tab/>if numOfChoices&lt;5:</text:p>
      <text:p text:style-name="P103"><text:tab/><text:tab/>leftovers=5-numOfChoices</text:p>
      <text:p text:style-name="P103"><text:tab/><text:tab/>for i in range(leftovers):</text:p>
      <text:p text:style-name="P103"><text:tab/><text:tab/><text:tab/>cat.append(0)</text:p>
      <text:p text:style-name="P103"/>
      <text:p text:style-name="P103"/>
      <text:p text:style-name="P103">…</text:p>
      <text:p text:style-name="P76">Ανοίγουμε το αρχείο πρώτα με όλα τα στατιστικά κα τα ονόματα – id των παιχτών και προσπερνάμε την πρώτη γραμμή που ειναι τα labels.</text:p>
      <text:p text:style-name="P76"/>
      <text:p text:style-name="P77">Για κάθε γραμμή σπάμε τα δεδομένα της γραμμής, αφαιρούμε απο το τελευταίο κομμάτι που πήραμε το \n που έχει στο τέλος και το καθένα το τοποθετούμε στην αντίστοιχη μεταβλητή του (name, team κλπ).</text:p>
      <text:p text:style-name="P77"/>
      <text:p text:style-name="P22"><text:span text:style-name="T32">Κάνουμε update στο </text:span><text:span text:style-name="T9">hashMap</text:span><text:span text:style-name="T32"> </text:span><text:span text:style-name="T40">με όλα τα από πάνω και μετά ορίζουμε ένα dictionary ονόματι </text:span><text:span text:style-name="T17">optionFiles </text:span><text:span text:style-name="T40">όπου 0 θα δηλώνει ότι είναι το αρχείο με τα allStats, 1 το αρχείο με τα reboundStats κ.ο.κ</text:span></text:p>
      <text:p text:style-name="P78"/>
      <text:p text:style-name="P23"><text:span text:style-name="T40">Η </text:span><text:span text:style-name="T32">μεταβλητή numOfChoices είναι ίση με το αριθμό των categories (cat) που έχουμε πάρει ως παράμετρο στη συνάρτηση.</text:span></text:p>
      <text:p text:style-name="P79"/>
      <text:p text:style-name="P23"><text:span text:style-name="T32">Αν είναι λιγότερο σε πλήθος από 5, κάνουμε append μηδενικά για όσα leftovers έχουμε (δηλαδή το cat μας θα έχει μετά από αυτή την επεξεργασία πάντα 5 στοιχεία πχ πριν: [1,4] → μετά: [1,4,0,0,0]</text:span><text:span text:style-name="T41">).</text:span></text:p>
      <text:p text:style-name="P25"><text:span text:style-name="T41">Σ</text:span><text:span text:style-name="T32">υνεπώς, για <text:s/>numOfChoices :</text:span></text:p>
      <text:p text:style-name="P80">1, πάντα θα κοιτάμε το cat[0]</text:p>
      <text:p text:style-name="P80">2, πάντα θα κοιτάμε το cat[0], cat[1]</text:p>
      <text:p text:style-name="P80">3, πάντα θα κοιτάμε το cat[0], cat[1], cat[2]</text:p>
      <text:p text:style-name="P80">4, πάντα θα κοιτάμε το cat[0], cat[1], cat[2], cat[3]</text:p>
      <text:p text:style-name="P80">5, πάντα θα κοιτάμε το cat[0], cat[1], cat[2], cat[3], cat[4]</text:p>
      <text:p text:style-name="P81"/>
      <text:p text:style-name="P81">...</text:p>
      <text:p text:style-name="P106"><text:tab/></text:p>
      <text:p text:style-name="P107"><text:tab/>with<text:tab/>open(optionFiles[cat[0]], 'r', encoding='UTF-8') as df1, </text:p>
      <text:p text:style-name="P107"><text:tab/><text:tab/>open(optionFiles[cat[1]], 'r', encoding='UTF-8') as df2,</text:p>
      <text:p text:style-name="P107"><text:tab/><text:tab/>open(optionFiles[cat[2]], 'r',encoding='UTF-8') as df3,</text:p>
      <text:p text:style-name="P107"><text:tab/><text:tab/>open(optionFiles[cat[3]], 'r', encoding='UTF-8') as df4,</text:p>
      <text:p text:style-name="P107"><text:tab/><text:tab/>open(optionFiles[cat[4]], 'r', encoding='UTF-8') as df5:</text:p>
      <text:p text:style-name="P103"><text:tab/><text:tab/></text:p>
      <text:p text:style-name="P103"><text:tab/><text:tab/>if numOfChoices==1: </text:p>
      <text:p text:style-name="P103"><text:tab/></text:p>
      <text:p text:style-name="P103"><text:tab/><text:tab/><text:tab/>for row in df1:</text:p>
      <text:p text:style-name="P103"><text:tab/><text:tab/><text:tab/><text:tab/>data1=row.split(',')</text:p>
      <text:p text:style-name="P103"><text:tab/><text:tab/><text:tab/><text:tab/>topKPlayer=hashMap.get(int(data1[0]))</text:p>
      <text:p text:style-name="P103"><text:tab/><text:tab/><text:tab/><text:tab/>yield [str(topKPlayer[0]), int(topKPlayer[cat[0]+1]), numOfAccesses]</text:p>
      <text:p text:style-name="P103"><text:tab/><text:tab/><text:tab/><text:tab/>numOfAccesses+=1</text:p>
      <text:p text:style-name="P103"/>
      <text:p text:style-name="P103">…</text:p>
      <text:p text:style-name="P82">Ανοίγουμε τα αντίστοιχα optionFiles για διάβασμα.</text:p>
      <text:p text:style-name="P82"/>
      <text:p text:style-name="P24"><text:span text:style-name="T32">Αν οι επιλογή για στατιστικά που δώσαμε είναι μόνο μία, τότε για κάθε γραμμή στο αντίστοιχο αρχείο κάνουμε split την γραμμή όπου συναντάμε κόμμα και απο το </text:span><text:span text:style-name="T9">hashMap </text:span><text:span text:style-name="T32">με κλείδι το id του παίχτη παίρνουμε το αντίστοιχο value και κάνουμε yield το όνομα, την κατηγορία που έχει επιλεχθεί ( το cat[0] +1 γιατί θέλουμε σε κάθε περίπτωση να προσπερνάμε τη κολώνα με τα ονόματα των ομάδων team) και τον αριθμό των προσβάσεων.</text:span></text:p>
      <text:p text:style-name="P83">Κάθε φορά μετά το yield αυξάνουμε τις προσβάσεις κατά 1.</text:p>
      <text:p text:style-name="P103"/>
      <text:p text:style-name="P103">...</text:p>
      <text:p text:style-name="P103"><text:tab/><text:tab/>elif numOfChoices==2: <text:tab/></text:p>
      <text:p text:style-name="P103"/>
      <text:p text:style-name="P103"><text:tab/><text:tab/><text:tab/>for row in zip(df1,df2):</text:p>
      <text:p text:style-name="P103"><text:tab/><text:tab/><text:tab/><text:tab/>data1,data2=fixData(row, numOfChoices)</text:p>
      <text:p text:style-name="P103"><text:tab/></text:p>
      <text:p text:style-name="P103"><text:tab/><text:tab/><text:tab/><text:tab/>if firstRow==1:</text:p>
      <text:p text:style-name="P103"><text:tab/><text:tab/><text:tab/><text:tab/><text:tab/>maxv1=data1[1]</text:p>
      <text:p text:style-name="P103"><text:tab/><text:tab/><text:tab/><text:tab/><text:tab/>maxv2=data2[1]</text:p>
      <text:p text:style-name="P103"><text:tab/><text:tab/><text:tab/><text:tab/><text:tab/>firstRow=0</text:p>
      <text:p text:style-name="P103"/>
      <text:p text:style-name="P103"><text:tab/><text:tab/><text:tab/><text:tab/>performance1=normalization(int(data1[1]), maxv1) </text:p>
      <text:p text:style-name="P103"><text:tab/><text:tab/><text:tab/><text:tab/>performance2=normalization(int(data2[1]), maxv2) </text:p>
      <text:p text:style-name="P103"><text:tab/><text:tab/><text:tab/><text:tab/>hashMap1.update({int(data1[0]): performance1})</text:p>
      <text:p text:style-name="P103"><text:soft-page-break/><text:tab/><text:tab/><text:tab/><text:tab/>hashMap2.update({int(data2[0]): performance2})<text:tab/></text:p>
      <text:p text:style-name="P103"><text:tab/><text:tab/><text:tab/><text:tab/>T=performance1+performance2</text:p>
      <text:p text:style-name="P103"><text:tab/><text:tab/><text:tab/><text:tab/>currentIds=[data1[0], data2[0]]</text:p>
      <text:p text:style-name="P103"><text:tab/><text:tab/><text:tab/><text:tab/>currentPerformances=[performance1, performance2]</text:p>
      <text:p text:style-name="P103"><text:tab/><text:tab/><text:tab/><text:tab/>hashMapsList=[hashMap1, hashMap2]</text:p>
      <text:p text:style-name="P103"><text:tab/><text:tab/><text:tab/><text:tab/>R=myNRA(currentIds,currentPerformances,hashMapsList,t,u,T,W,upperBoundsDict, <text:tab/><text:tab/><text:tab/><text:tab/><text:tab/><text:tab/><text:tab/><text:tab/><text:tab/> <text:s text:c="5"/>numOfChoices, numOfAccesses, k)</text:p>
      <text:p text:style-name="P103"><text:tab/><text:tab/><text:tab/><text:tab/>W=R[0]</text:p>
      <text:p text:style-name="P103"><text:tab/><text:tab/><text:tab/><text:tab/>t=R[1]</text:p>
      <text:p text:style-name="P103"><text:tab/><text:tab/><text:tab/><text:tab/>u=R[2]</text:p>
      <text:p text:style-name="P103"><text:tab/><text:tab/><text:tab/><text:tab/>T=R[3]</text:p>
      <text:p text:style-name="P103"><text:tab/><text:tab/><text:tab/><text:tab/>upperBoundsDict=R[4]</text:p>
      <text:p text:style-name="P103"><text:tab/><text:tab/><text:tab/><text:tab/>numOfAccesses=R[5]</text:p>
      <text:p text:style-name="P103"><text:tab/><text:tab/><text:tab/><text:tab/>canYield=R[6]</text:p>
      <text:p text:style-name="P103"/>
      <text:p text:style-name="P103"><text:tab/><text:tab/><text:tab/><text:tab/>if canYield==1:</text:p>
      <text:p text:style-name="P103"><text:tab/><text:tab/><text:tab/><text:tab/><text:tab/></text:p>
      <text:p text:style-name="P103"><text:tab/><text:tab/><text:tab/><text:tab/><text:tab/>for ks in W:</text:p>
      <text:p text:style-name="P103"><text:tab/><text:tab/><text:tab/><text:tab/><text:tab/><text:tab/>topKPlayer=hashMap.get(ks[0])</text:p>
      <text:p text:style-name="P41"><text:span text:style-name="T32"><text:tab/><text:tab/><text:tab/><text:tab/><text:tab/><text:tab/></text:span><text:span text:style-name="T24">yield[str(topKPlayer[0]),int(topKPlayer[cat[0]+1]),int(topKPlayer[cat[1]+1]), <text:tab/><text:tab/><text:tab/><text:tab/><text:tab/><text:tab/><text:tab/><text:tab/><text:tab/><text:tab/><text:tab/> <text:s text:c="9"/>numOfAccesses]</text:span></text:p>
      <text:p text:style-name="P43"/>
      <text:p text:style-name="P43"/>
      <text:p text:style-name="P43"/>
      <text:p text:style-name="P43"/>
      <text:p text:style-name="P103"><text:tab/><text:tab/>elif numOfChoices==3: </text:p>
      <text:p text:style-name="P103"/>
      <text:p text:style-name="P103"><text:tab/><text:tab/><text:tab/>for row in zip(df1,df2,df3):</text:p>
      <text:p text:style-name="P103"><text:tab/><text:tab/><text:tab/><text:tab/>data1,data2, data3=fixData(row, numOfChoices)</text:p>
      <text:p text:style-name="P103"/>
      <text:p text:style-name="P103"><text:tab/><text:tab/><text:tab/><text:tab/>if firstRow==1:</text:p>
      <text:p text:style-name="P103"><text:tab/><text:tab/><text:tab/><text:tab/><text:tab/>maxv1=data1[1]</text:p>
      <text:p text:style-name="P103"><text:tab/><text:tab/><text:tab/><text:tab/><text:tab/>maxv2=data2[1]</text:p>
      <text:p text:style-name="P103"><text:tab/><text:tab/><text:tab/><text:tab/><text:tab/>maxv3=data3[1]</text:p>
      <text:p text:style-name="P103"><text:tab/><text:tab/><text:tab/><text:tab/><text:tab/>firstRow=0</text:p>
      <text:p text:style-name="P103"/>
      <text:p text:style-name="P103"/>
      <text:p text:style-name="P103"><text:tab/><text:tab/><text:tab/><text:tab/>performance1=normalization(int(data1[1]), maxv1)</text:p>
      <text:p text:style-name="P103"><text:tab/><text:tab/><text:tab/><text:tab/>performance2=normalization(int(data2[1]), maxv2) </text:p>
      <text:p text:style-name="P103"><text:tab/><text:tab/><text:tab/><text:tab/>performance3=normalization(int(data3[1]), maxv3)</text:p>
      <text:p text:style-name="P103"><text:tab/><text:tab/><text:tab/><text:tab/>hashMap1.update({int(data1[0]): performance1})</text:p>
      <text:p text:style-name="P103"><text:tab/><text:tab/><text:tab/><text:tab/>hashMap2.update({int(data2[0]): performance2})</text:p>
      <text:p text:style-name="P103"><text:tab/><text:tab/><text:tab/><text:tab/>hashMap3.update({int(data3[0]): performance3})</text:p>
      <text:p text:style-name="P103"><text:tab/><text:tab/><text:tab/><text:tab/>currentIds=[data1[0], data2[0], data3[0]]</text:p>
      <text:p text:style-name="P103"><text:tab/><text:tab/><text:tab/><text:tab/>T=performance1+performance2+performance3</text:p>
      <text:p text:style-name="P103"><text:tab/><text:tab/><text:tab/><text:tab/>currentPerformances=[performance1, performance2, performance3]</text:p>
      <text:p text:style-name="P103"><text:tab/><text:tab/><text:tab/><text:tab/>hashMapsList=[hashMap1, hashMap2, hashMap3]</text:p>
      <text:p text:style-name="P103"><text:tab/><text:tab/><text:tab/><text:tab/>R=myNRA(currentIds,currentPerformances,hashMapsList,t,u,T,W,upperBoundsDict, <text:tab/><text:tab/><text:tab/><text:tab/><text:tab/><text:tab/><text:tab/><text:tab/><text:tab/> <text:s text:c="5"/>numOfChoices, numOfAccesses, k)</text:p>
      <text:p text:style-name="P103"><text:tab/><text:tab/><text:tab/><text:tab/>W=R[0]</text:p>
      <text:p text:style-name="P103"><text:tab/><text:tab/><text:tab/><text:tab/>t=R[1]</text:p>
      <text:p text:style-name="P103"><text:tab/><text:tab/><text:tab/><text:tab/>u=R[2]</text:p>
      <text:p text:style-name="P103"><text:tab/><text:tab/><text:tab/><text:tab/>T=R[3]</text:p>
      <text:p text:style-name="P103"><text:tab/><text:tab/><text:tab/><text:tab/>upperBoundsDict=R[4]</text:p>
      <text:p text:style-name="P103"><text:tab/><text:tab/><text:tab/><text:tab/>numOfAccesses=R[5]</text:p>
      <text:p text:style-name="P103"><text:tab/><text:tab/><text:tab/><text:tab/>canYield=R[6]</text:p>
      <text:p text:style-name="P103"/>
      <text:p text:style-name="P103"><text:tab/><text:tab/><text:tab/><text:tab/>if canYield==1:</text:p>
      <text:p text:style-name="P103"><text:tab/><text:tab/><text:tab/><text:tab/><text:tab/></text:p>
      <text:p text:style-name="P103"><text:tab/><text:tab/><text:tab/><text:tab/><text:tab/>for ks in W:</text:p>
      <text:p text:style-name="P103"><text:tab/><text:tab/><text:tab/><text:tab/><text:tab/><text:tab/>topKPlayer=hashMap.get(ks[0])</text:p>
      <text:p text:style-name="P41"><text:span text:style-name="T32"><text:tab/><text:tab/><text:tab/><text:tab/><text:tab/><text:tab/></text:span><text:span text:style-name="T24">yield[str(topKPlayer[0]), int(topKPlayer[cat[0]+1]), int(topKPlayer[cat[1]+1]), <text:tab/><text:tab/><text:tab/><text:tab/><text:tab/><text:tab/><text:tab/><text:tab/><text:tab/> <text:s text:c="3"/>int(topKPlayer[cat[2]+1]), numOfAccesses]</text:span></text:p>
      <text:p text:style-name="P110"/>
      <text:p text:style-name="P110"/>
      <text:p text:style-name="P103"><text:tab/><text:tab/>elif numOfChoices==4: </text:p>
      <text:p text:style-name="P103"/>
      <text:p text:style-name="P103"><text:tab/><text:tab/><text:tab/>for row in zip(df1,df2,df3,df4):</text:p>
      <text:p text:style-name="P103"><text:tab/><text:tab/><text:tab/><text:tab/>data1,data2, data3, data4=fixData(row, numOfChoices)</text:p>
      <text:p text:style-name="P103"/>
      <text:p text:style-name="P103"><text:tab/><text:tab/><text:tab/><text:tab/>if firstRow==1:</text:p>
      <text:p text:style-name="P103"><text:tab/><text:tab/><text:tab/><text:tab/><text:tab/>maxv1=data1[1]</text:p>
      <text:p text:style-name="P103"><text:tab/><text:tab/><text:tab/><text:tab/><text:tab/>maxv2=data2[1]</text:p>
      <text:p text:style-name="P103"><text:tab/><text:tab/><text:tab/><text:tab/><text:tab/>maxv3=data3[1]</text:p>
      <text:p text:style-name="P103"><text:tab/><text:tab/><text:tab/><text:tab/><text:tab/>maxv4=data4[1]</text:p>
      <text:p text:style-name="P103"><text:soft-page-break/><text:tab/><text:tab/><text:tab/><text:tab/><text:tab/>firstRow=0</text:p>
      <text:p text:style-name="P103"/>
      <text:p text:style-name="P103"><text:tab/><text:tab/><text:tab/><text:tab/>performance1=normalization(int(data1[1]), maxv1)</text:p>
      <text:p text:style-name="P103"><text:tab/><text:tab/><text:tab/><text:tab/>performance2=normalization(int(data2[1]), maxv2) </text:p>
      <text:p text:style-name="P103"><text:tab/><text:tab/><text:tab/><text:tab/>performance3=normalization(int(data3[1]), maxv3)<text:tab/></text:p>
      <text:p text:style-name="P103"><text:tab/><text:tab/><text:tab/><text:tab/>performance4=normalization(int(data4[1]), maxv4)</text:p>
      <text:p text:style-name="P103"><text:tab/><text:tab/><text:tab/><text:tab/>hashMap1.update({int(data1[0]): performance1})</text:p>
      <text:p text:style-name="P103"><text:tab/><text:tab/><text:tab/><text:tab/>hashMap2.update({int(data2[0]): performance2})</text:p>
      <text:p text:style-name="P103"><text:tab/><text:tab/><text:tab/><text:tab/>hashMap3.update({int(data3[0]): performance3})<text:tab/><text:tab/><text:tab/><text:tab/></text:p>
      <text:p text:style-name="P103"><text:tab/><text:tab/><text:tab/><text:tab/>hashMap4.update({int(data4[0]): performance4})</text:p>
      <text:p text:style-name="P103"><text:tab/><text:tab/><text:tab/><text:tab/>T=performance1+performance2+performance3+performance4</text:p>
      <text:p text:style-name="P103"><text:tab/><text:tab/><text:tab/><text:tab/>currentIds=[data1[0], data2[0], data3[0], data4[0]]</text:p>
      <text:p text:style-name="P103"><text:tab/><text:tab/><text:tab/><text:tab/>currentPerformances=[performance1,performance2, performance3, performance4]</text:p>
      <text:p text:style-name="P103"><text:tab/><text:tab/><text:tab/><text:tab/>hashMapsList=[hashMap1, hashMap2, hashMap3, hashMap4]</text:p>
      <text:p text:style-name="P108"><text:tab/><text:tab/><text:tab/><text:tab/>R=myNRA(currentIds,currentPerformances,hashMapsList,t,u,T,W,upperBoundsDict, <text:tab/><text:tab/><text:tab/><text:tab/><text:tab/><text:tab/><text:tab/><text:tab/><text:tab/> <text:s text:c="5"/>numOfChoices, numOfAccesses, k)</text:p>
      <text:p text:style-name="P103"><text:tab/><text:tab/><text:tab/><text:tab/>W=R[0]</text:p>
      <text:p text:style-name="P103"><text:tab/><text:tab/><text:tab/><text:tab/>t=R[1]</text:p>
      <text:p text:style-name="P103"><text:tab/><text:tab/><text:tab/><text:tab/>u=R[2]</text:p>
      <text:p text:style-name="P103"><text:tab/><text:tab/><text:tab/><text:tab/>T=R[3]</text:p>
      <text:p text:style-name="P103"><text:tab/><text:tab/><text:tab/><text:tab/>upperBoundsDict=R[4]</text:p>
      <text:p text:style-name="P103"><text:tab/><text:tab/><text:tab/><text:tab/>numOfAccesses=R[5]</text:p>
      <text:p text:style-name="P103"><text:tab/><text:tab/><text:tab/><text:tab/>canYield=R[6]</text:p>
      <text:p text:style-name="P103"/>
      <text:p text:style-name="P103"><text:tab/><text:tab/><text:tab/><text:tab/>if canYield==1:</text:p>
      <text:p text:style-name="P103"><text:tab/><text:tab/><text:tab/><text:tab/><text:tab/></text:p>
      <text:p text:style-name="P103"><text:tab/><text:tab/><text:tab/><text:tab/><text:tab/>for ks in W:</text:p>
      <text:p text:style-name="P103"><text:tab/><text:tab/><text:tab/><text:tab/><text:tab/><text:tab/>topKPlayer=hashMap.get(ks[0])</text:p>
      <text:p text:style-name="P41"><text:span text:style-name="T32"><text:tab/><text:tab/><text:tab/><text:tab/><text:tab/><text:tab/></text:span><text:span text:style-name="T24">yield[str(topKPlayer[0]), int(topKPlayer[cat[0]+1]), int(topKPlayer[cat[1]+1]), <text:tab/><text:tab/><text:tab/><text:tab/><text:tab/><text:tab/> <text:s text:c="11"/>int(topKPlayer[cat[2]+1]), int(topKPlayer[cat[3]+1]), numOfAccesses]</text:span></text:p>
      <text:p text:style-name="P43"/>
      <text:p text:style-name="P43"/>
      <text:p text:style-name="P43"/>
      <text:p text:style-name="P103"><text:tab/><text:tab/>elif numOfChoices==5:</text:p>
      <text:p text:style-name="P103"/>
      <text:p text:style-name="P103"><text:tab/><text:tab/><text:tab/>for row in zip(df1,df2,df3,df4,df5):</text:p>
      <text:p text:style-name="P103"><text:tab/><text:tab/><text:tab/><text:tab/>data1,data2, data3, data4, data5=fixData(row, numOfChoices)</text:p>
      <text:p text:style-name="P103"/>
      <text:p text:style-name="P103"><text:tab/><text:tab/><text:tab/><text:tab/>if firstRow==1:</text:p>
      <text:p text:style-name="P103"><text:tab/><text:tab/><text:tab/><text:tab/><text:tab/>maxv1=data1[1]</text:p>
      <text:p text:style-name="P103"><text:tab/><text:tab/><text:tab/><text:tab/><text:tab/>maxv2=data2[1]</text:p>
      <text:p text:style-name="P103"><text:tab/><text:tab/><text:tab/><text:tab/><text:tab/>maxv3=data3[1]</text:p>
      <text:p text:style-name="P103"><text:tab/><text:tab/><text:tab/><text:tab/><text:tab/>maxv4=data4[1]</text:p>
      <text:p text:style-name="P103"><text:tab/><text:tab/><text:tab/><text:tab/><text:tab/>maxv5=data5[1]</text:p>
      <text:p text:style-name="P103"><text:tab/><text:tab/><text:tab/><text:tab/><text:tab/>firstRow=0</text:p>
      <text:p text:style-name="P103"/>
      <text:p text:style-name="P103"><text:tab/><text:tab/><text:tab/><text:tab/>performance1=normalization(int(data1[1]), maxv1)</text:p>
      <text:p text:style-name="P103"><text:tab/><text:tab/><text:tab/><text:tab/>performance2=normalization(int(data2[1]), maxv2) </text:p>
      <text:p text:style-name="P103"><text:tab/><text:tab/><text:tab/><text:tab/>performance3=normalization(int(data3[1]), maxv3)<text:tab/></text:p>
      <text:p text:style-name="P103"><text:tab/><text:tab/><text:tab/><text:tab/>performance4=normalization(int(data4[1]), maxv4)</text:p>
      <text:p text:style-name="P103"><text:tab/><text:tab/><text:tab/><text:tab/>performance5=normalization(int(data5[1]), maxv5)</text:p>
      <text:p text:style-name="P103"><text:tab/><text:tab/><text:tab/><text:tab/>hashMap1.update({int(data1[0]): performance1})</text:p>
      <text:p text:style-name="P103"><text:tab/><text:tab/><text:tab/><text:tab/>hashMap2.update({int(data2[0]): performance2})</text:p>
      <text:p text:style-name="P103"><text:tab/><text:tab/><text:tab/><text:tab/>hashMap3.update({int(data3[0]): performance3})<text:tab/><text:tab/><text:tab/><text:tab/></text:p>
      <text:p text:style-name="P103"><text:tab/><text:tab/><text:tab/><text:tab/>hashMap4.update({int(data4[0]): performance4})</text:p>
      <text:p text:style-name="P103"><text:tab/><text:tab/><text:tab/><text:tab/>hashMap5.update({int(data5[0]): performance5})</text:p>
      <text:p text:style-name="P103"><text:tab/><text:tab/><text:tab/><text:tab/>T=performance1+performance2+performance3+performance4+performance5</text:p>
      <text:p text:style-name="P103"><text:tab/><text:tab/><text:tab/><text:tab/>currentIds=[data1[0], data2[0], data3[0], data4[0], data5[0]]</text:p>
      <text:p text:style-name="P103"><text:tab/><text:tab/><text:tab/><text:tab/>currentPerformances=[performance1,performance2, performance3, performance4, <text:tab/><text:tab/><text:tab/><text:tab/><text:tab/><text:tab/><text:tab/><text:tab/><text:tab/><text:tab/><text:tab/> <text:s text:c="8"/>performance5]</text:p>
      <text:p text:style-name="P103"><text:tab/><text:tab/><text:tab/><text:tab/>hashMapsList=[hashMap1, hashMap2, hashMap3, hashMap4, hashMap5]</text:p>
      <text:p text:style-name="P103"><text:tab/><text:tab/><text:tab/><text:tab/>R=myNRA(currentIds,currentPerformances,hashMapsList,t,u,T,W,upperBoundsDict, <text:tab/><text:tab/><text:tab/><text:tab/><text:tab/><text:tab/><text:tab/><text:tab/><text:tab/> <text:s text:c="4"/>numOfChoices, numOfAccesses, k)</text:p>
      <text:p text:style-name="P103"><text:tab/><text:tab/><text:tab/><text:tab/>W=R[0]</text:p>
      <text:p text:style-name="P103"><text:tab/><text:tab/><text:tab/><text:tab/>t=R[1]</text:p>
      <text:p text:style-name="P103"><text:tab/><text:tab/><text:tab/><text:tab/>u=R[2]</text:p>
      <text:p text:style-name="P103"><text:tab/><text:tab/><text:tab/><text:tab/>T=R[3]</text:p>
      <text:p text:style-name="P103"><text:tab/><text:tab/><text:tab/><text:tab/>upperBoundsDict=R[4]</text:p>
      <text:p text:style-name="P103"><text:tab/><text:tab/><text:tab/><text:tab/>numOfAccesses=R[5]</text:p>
      <text:p text:style-name="P103"><text:tab/><text:tab/><text:tab/><text:tab/>canYield=R[6]</text:p>
      <text:p text:style-name="P103"/>
      <text:p text:style-name="P103"><text:tab/><text:tab/><text:tab/><text:tab/>if canYield==1:</text:p>
      <text:p text:style-name="P103"><text:tab/><text:tab/><text:tab/><text:tab/><text:tab/></text:p>
      <text:p text:style-name="P103"><text:tab/><text:tab/><text:tab/><text:tab/><text:tab/>for ks in W:</text:p>
      <text:p text:style-name="P103"><text:tab/><text:tab/><text:tab/><text:tab/><text:tab/><text:tab/>topKPlayer=hashMap.get(ks[0])</text:p>
      <text:p text:style-name="P41"><text:soft-page-break/><text:span text:style-name="T32"><text:tab/><text:tab/><text:tab/><text:tab/><text:tab/><text:tab/></text:span><text:span text:style-name="T24">yield[str(topKPlayer[0]), int(topKPlayer[cat[0]+1]), int(topKPlayer[cat[1]+1]), <text:s/><text:tab/> <text:s text:c="95"/>int(topKPlayer[cat[2]+1]), int(topKPlayer[cat[3]+1]), <text:tab/><text:tab/><text:tab/><text:tab/><text:tab/><text:tab/><text:tab/> <text:s text:c="28"/>int(topKPlayer[cat[4]+1]), int(topKPlayer[cat[4]+1]), numOfAccesses]</text:span></text:p>
      <text:p text:style-name="P103"><text:tab/></text:p>
      <text:p text:style-name="P84">Για τα υπόλοιπα τώρα numOfChoices η λογική που ακολουθούμε είναι όμοια.</text:p>
      <text:p text:style-name="P84"/>
      <text:p text:style-name="P26"><text:span text:style-name="T32">Ανοίγουμε με zip μαζικά γραμμή γραμμή από όλα τα αρχεία που έχουμε ως παράμετρο, και καλούμε για την μαζική “row” που έχει προκύψει την συνάρτηση </text:span><text:span text:style-name="T9">fixData</text:span><text:span text:style-name="T18">() </text:span><text:span text:style-name="T42">με παράμετρο την “row” και το numOfChoices.</text:span></text:p>
      <text:p text:style-name="P85"/>
      <text:p text:style-name="P27"><text:span text:style-name="T42">Έ</text:span><text:span text:style-name="T32">χοντας πλέον “φτιαγμένα” data αν είναι η πρώτη γραμμή του αρχείου κρατάμε τα max.</text:span></text:p>
      <text:p text:style-name="P27"><text:span text:style-name="T32">Στην συνέχεια, </text:span><text:span text:style-name="T43">υπολογίζουμε αντίστοιχα για το καθένα την normalized performance του καλώντας την συνάρτηση </text:span><text:span text:style-name="T19">normalization() </text:span><text:span text:style-name="T43"><text:s/>με παράμετρο την αντίστοιχη απόδοση και το αντίστοιχο max του στατιστικού.</text:span></text:p>
      <text:p text:style-name="P86"/>
      <text:p text:style-name="P28"><text:span text:style-name="T43">Α</text:span><text:span text:style-name="T32">φού λάβουμε τα normalized performances τα τοποθετούμε στο αντίστοιχο dictionary με το id ως κλειδί και την απόδοση ως value.</text:span></text:p>
      <text:p text:style-name="P87"/>
      <text:p text:style-name="P87">Υπολογίζουμε το Τ (Threshold) που είναι το άθροισμα κάθε φορά όλων των αποδόσεων της εκάστοτε μαζικής “row”.</text:p>
      <text:p text:style-name="P87"/>
      <text:p text:style-name="P87">Τοποθετούμε σε μια λίστα τα currentIds , σε μία άλλη τα currentPerformances και σε μία άλλη τα current dictionaries (hashMapsList).</text:p>
      <text:p text:style-name="P87"/>
      <text:p text:style-name="P29"><text:span text:style-name="T32">Όπου R, ότι μας κάνει return κάθε φορά η συνάρτηση </text:span><text:span text:style-name="T9">myNRA().</text:span></text:p>
      <text:p text:style-name="P88"/>
      <text:p text:style-name="P88">To πρώτο που μας επιστρέφει θα είναι η τροποποιημένη λίστα W.</text:p>
      <text:p text:style-name="P88">To δεύτερο που μας επιστρέφει θα είναι το <text:s/>t.</text:p>
      <text:p text:style-name="P88">To τρίτο που μας επιστρέφει θα είναι το νέο u.</text:p>
      <text:p text:style-name="P88">To τέταρτο που μας επιστρέφει θα είναι η τροποποιημένη upperBoundsDict.</text:p>
      <text:p text:style-name="P88">To πέμπτο που μας επιστρέφει θα είναι το numOfAccesses.</text:p>
      <text:p text:style-name="P89">Και το τελευταίο που μας επιστρέφει είναι αν είμαστε σε θέση να κάνουμε yield (canYield).</text:p>
      <text:p text:style-name="P89"/>
      <text:p text:style-name="P30"><text:span text:style-name="T32">Aν είμαστε έτοιμοι για yield, </text:span><text:span text:style-name="T44">κάνουμε την αντίστοιχη διαδικασία όπως στο numOfChoices==1 που εξηγήσαμε παραπάνω.</text:span></text:p>
      <text:p text:style-name="P149"/>
      <text:p text:style-name="P103"/>
      <text:p text:style-name="P100"/>
      <text:p text:style-name="P100">def fixData(row, numOfChoices):</text:p>
      <text:p text:style-name="P100"/>
      <text:p text:style-name="P103"><text:tab/>if numOfChoices==2:</text:p>
      <text:p text:style-name="P103"/>
      <text:p text:style-name="P103"><text:tab/><text:tab/>data1=list(row[:1])</text:p>
      <text:p text:style-name="P103"><text:tab/><text:tab/>data1[-1] = data1[-1].strip() </text:p>
      <text:p text:style-name="P103"><text:tab/><text:tab/>data1=data1[0].split(',')</text:p>
      <text:p text:style-name="P103"><text:tab/><text:tab/>data1=[int(l) for l in data1]</text:p>
      <text:p text:style-name="P103"/>
      <text:p text:style-name="P103"><text:tab/><text:tab/>data2=list(row[1:2])</text:p>
      <text:p text:style-name="P103"><text:tab/><text:tab/>data2[-1] = data2[-1].strip() </text:p>
      <text:p text:style-name="P103"><text:tab/><text:tab/>data2=data2[0].split(',')</text:p>
      <text:p text:style-name="P103"><text:tab/><text:tab/>data2=[int(l) for l in data2]</text:p>
      <text:p text:style-name="P103"/>
      <text:p text:style-name="P103"><text:tab/><text:tab/>return [data1, data2]</text:p>
      <text:p text:style-name="P103"/>
      <text:p text:style-name="P103"><text:tab/>elif numOfChoices==3:</text:p>
      <text:p text:style-name="P103"/>
      <text:p text:style-name="P103"><text:tab/><text:tab/>data1=list(row[:1])</text:p>
      <text:p text:style-name="P103"><text:tab/><text:tab/>data1[-1] = data1[-1].strip() </text:p>
      <text:p text:style-name="P103"><text:tab/><text:tab/>data1=data1[0].split(',')</text:p>
      <text:p text:style-name="P103"><text:tab/><text:tab/>data1=[int(l) for l in data1]</text:p>
      <text:p text:style-name="P103"/>
      <text:p text:style-name="P103"><text:tab/><text:tab/>data2=list(row[1:2])</text:p>
      <text:p text:style-name="P103"><text:tab/><text:tab/>data2[-1] = data2[-1].strip() </text:p>
      <text:p text:style-name="P103"><text:tab/><text:tab/>data2=data2[0].split(',')</text:p>
      <text:p text:style-name="P103"><text:tab/><text:tab/>data2=[int(l) for l in data2]</text:p>
      <text:p text:style-name="P103"/>
      <text:p text:style-name="P103"><text:tab/><text:tab/>data3=list(row[2:3])</text:p>
      <text:p text:style-name="P103"><text:tab/><text:tab/>data3[-1] = data3[-1].strip() </text:p>
      <text:p text:style-name="P103"><text:tab/><text:tab/>data3=data3[0].split(',')</text:p>
      <text:p text:style-name="P103"><text:tab/><text:tab/>data3=[int(l) for l in data3]</text:p>
      <text:p text:style-name="P103"/>
      <text:p text:style-name="P103"><text:tab/><text:tab/>return [data1, data2, data3]</text:p>
      <text:p text:style-name="P103"/>
      <text:p text:style-name="P103"><text:tab/>elif numOfChoices==4:</text:p>
      <text:p text:style-name="P103"/>
      <text:p text:style-name="P103"><text:tab/><text:tab/>data1=list(row[:1])</text:p>
      <text:p text:style-name="P103"><text:tab/><text:tab/>data1[-1] = data1[-1].strip() </text:p>
      <text:p text:style-name="P103"><text:soft-page-break/><text:tab/><text:tab/>data1=data1[0].split(',')</text:p>
      <text:p text:style-name="P103"><text:tab/><text:tab/>data1=[int(l) for l in data1]</text:p>
      <text:p text:style-name="P103"/>
      <text:p text:style-name="P103"><text:tab/><text:tab/>data2=list(row[1:2])</text:p>
      <text:p text:style-name="P103"><text:tab/><text:tab/>data2[-1] = data2[-1].strip() </text:p>
      <text:p text:style-name="P103"><text:tab/><text:tab/>data2=data2[0].split(',')</text:p>
      <text:p text:style-name="P103"><text:tab/><text:tab/>data2=[int(l) for l in data2]</text:p>
      <text:p text:style-name="P103"/>
      <text:p text:style-name="P103"><text:tab/><text:tab/>data3=list(row[2:3])</text:p>
      <text:p text:style-name="P103"><text:tab/><text:tab/>data3[-1] = data3[-1].strip() </text:p>
      <text:p text:style-name="P103"><text:tab/><text:tab/>data3=data3[0].split(',')</text:p>
      <text:p text:style-name="P103"><text:tab/><text:tab/>data3=[int(l) for l in data3]</text:p>
      <text:p text:style-name="P103"/>
      <text:p text:style-name="P103"><text:tab/><text:tab/>data4=list(row[3:4])</text:p>
      <text:p text:style-name="P103"><text:tab/><text:tab/>data4[-1] = data4[-1].strip() </text:p>
      <text:p text:style-name="P103"><text:tab/><text:tab/>data4=data4[0].split(',')</text:p>
      <text:p text:style-name="P103"><text:tab/><text:tab/>data4=[int(l) for l in data4]</text:p>
      <text:p text:style-name="P103"/>
      <text:p text:style-name="P103"><text:tab/><text:tab/>return [data1, data2, data3, data4]</text:p>
      <text:p text:style-name="P103"/>
      <text:p text:style-name="P103"><text:tab/>elif numOfChoices==5:</text:p>
      <text:p text:style-name="P103"/>
      <text:p text:style-name="P103"><text:tab/><text:tab/>data1=list(row[:1])</text:p>
      <text:p text:style-name="P103"><text:tab/><text:tab/>data1[-1] = data1[-1].strip() </text:p>
      <text:p text:style-name="P103"><text:tab/><text:tab/>data1=data1[0].split(',')</text:p>
      <text:p text:style-name="P103"><text:tab/><text:tab/>data1=[int(l) for l in data1]</text:p>
      <text:p text:style-name="P103"/>
      <text:p text:style-name="P103"><text:tab/><text:tab/>data2=list(row[1:2])</text:p>
      <text:p text:style-name="P103"><text:tab/><text:tab/>data2[-1] = data2[-1].strip() </text:p>
      <text:p text:style-name="P103"><text:tab/><text:tab/>data2=data2[0].split(',')</text:p>
      <text:p text:style-name="P103"><text:tab/><text:tab/>data2=[int(l) for l in data2]</text:p>
      <text:p text:style-name="P103"/>
      <text:p text:style-name="P103"><text:tab/><text:tab/>data3=list(row[2:3])</text:p>
      <text:p text:style-name="P103"><text:tab/><text:tab/>data3[-1] = data3[-1].strip() </text:p>
      <text:p text:style-name="P103"><text:tab/><text:tab/>data3=data3[0].split(',')</text:p>
      <text:p text:style-name="P103"><text:tab/><text:tab/>data3=[int(l) for l in data3]</text:p>
      <text:p text:style-name="P103"/>
      <text:p text:style-name="P103"><text:tab/><text:tab/>data4=list(row[3:4])</text:p>
      <text:p text:style-name="P103"><text:tab/><text:tab/>data4[-1] = data4[-1].strip() </text:p>
      <text:p text:style-name="P103"><text:tab/><text:tab/>data4=data4[0].split(',')</text:p>
      <text:p text:style-name="P103"><text:tab/><text:tab/>data4=[int(l) for l in data4]</text:p>
      <text:p text:style-name="P103"><text:tab/></text:p>
      <text:p text:style-name="P103"><text:tab/><text:tab/>data5=list(row[4:5])</text:p>
      <text:p text:style-name="P103"><text:tab/><text:tab/>data5[-1] = data5[-1].strip() </text:p>
      <text:p text:style-name="P103"><text:tab/><text:tab/>data5=data5[0].split(',')</text:p>
      <text:p text:style-name="P103"><text:tab/><text:tab/>data5=[int(l) for l in data5]</text:p>
      <text:p text:style-name="P103"/>
      <text:p text:style-name="P103"><text:tab/><text:tab/>return [data1, data2, data3, data4, data5]</text:p>
      <text:p text:style-name="P90"/>
      <text:p text:style-name="P90"/>
      <text:p text:style-name="P91">Η συνάρτηση αυτή από raw data μας τα μετατρέπει σε fixed κάνοντας κάθε φορά την επεξεργασία που χρειάζεται για το καθένα.</text:p>
      <text:p text:style-name="P92"/>
      <text:p text:style-name="P92">Πχ:</text:p>
      <text:p text:style-name="P33"><text:span text:style-name="T16">data1=list(row[:1]) →</text:span><text:span text:style-name="T9"> <text:tab/><text:tab/></text:span><text:span text:style-name="T32">['138,1116\n']</text:span></text:p>
      <text:p text:style-name="P31"><text:span text:style-name="T16">data1[-1] = data1[-1].strip() <text:s/>→</text:span><text:span text:style-name="T9"> <text:tab/></text:span><text:span text:style-name="T32">['138, 1116']</text:span></text:p>
      <text:p text:style-name="P31"><text:span text:style-name="T16">data1=data1[0].split(',') →</text:span><text:span text:style-name="T9"> <text:tab/></text:span><text:span text:style-name="T32">['138', '1116']</text:span></text:p>
      <text:p text:style-name="P32"><text:span text:style-name="T16">data1=[int(l) for l in data1] →</text:span><text:span text:style-name="T20"> <text:tab/></text:span><text:span text:style-name="T32">[138, 1116]</text:span></text:p>
      <text:p text:style-name="P91"/>
      <text:p text:style-name="P91">Από την κάθε μαζική “row” αρχικά κάνουμε split και κρατάμε σε μια μεταβλητή αντίστοιχα ποιο είναι το data1, data2, .,,κλπ </text:p>
      <text:p text:style-name="P91"/>
      <text:p text:style-name="P91">Έπειτα αφαιρούμε το \n.</text:p>
      <text:p text:style-name="P91"/>
      <text:p text:style-name="P91">Σπάμε τώρα το id απο την απόδοση και στη συνέχεια απο str τα κάνουμε int .</text:p>
      <text:p text:style-name="P91"/>
      <text:p text:style-name="P93">Tέλος επιστρέφουμε τα data1, data2,.. κλπ φτιαγμένα έτοιμα για χρήση.</text:p>
      <text:p text:style-name="P147"/>
      <text:p text:style-name="P90"/>
      <text:p text:style-name="P100">def normalization(rowValue, maxv):</text:p>
      <text:p text:style-name="P100"/>
      <text:p text:style-name="P103"><text:tab/>return rowValue/maxv</text:p>
      <text:p text:style-name="P103"/>
      <text:p text:style-name="P94">Εδώ κάνουμε το normalization των αποδόσεων, διαιρώντας την εκάστοτε απόδοση με την max της αντίστοιχης <text:soft-page-break/>κατηγορίας και την επιστρέφουμε.</text:p>
      <text:p text:style-name="P148"/>
      <text:p text:style-name="P94"/>
      <text:p text:style-name="P45"/>
      <text:p text:style-name="P55">Για την συνάρτηση <text:span text:style-name="T8">myNRA() </text:span>αρκεί να εξηγήσουμε την λογική για numOfChoices=2 <text:s/>γιατί όλες μετά ακολουθούν την ίδια λογική. <text:s text:c="96"/></text:p>
      <text:p text:style-name="P56"/>
      <text:p text:style-name="P38"><text:span text:style-name="T48">d</text:span>ef myNRA (currentIds, currentPerformances, hashMapsList, t, u, T, W, <text:tab/><text:tab/><text:tab/><text:tab/><text:tab/> <text:s text:c="15"/>upperBoundsDict,numOfChoices,numOfAccesses, k):</text:p>
      <text:p text:style-name="P42"/>
      <text:p text:style-name="P46"><text:tab/>if t&lt;u and T!=0:</text:p>
      <text:p text:style-name="P46"/>
      <text:p text:style-name="P46"><text:tab/><text:tab/>if numOfChoices==2:</text:p>
      <text:p text:style-name="P46"/>
      <text:p text:style-name="P46"><text:tab/><text:tab/><text:tab/>numOfAccesses+=2</text:p>
      <text:p text:style-name="P46"/>
      <text:p text:style-name="P46"><text:tab/><text:tab/><text:tab/>for i in hashMapsList[0]:</text:p>
      <text:p text:style-name="P46"><text:tab/><text:tab/><text:tab/><text:tab/></text:p>
      <text:p text:style-name="P46"><text:tab/><text:tab/><text:tab/><text:tab/>if i not in hashMapsList[1]:</text:p>
      <text:p text:style-name="P46"><text:tab/><text:tab/><text:tab/><text:tab/><text:tab/>f1Lb=hashMapsList[0].get(i)<text:tab/></text:p>
      <text:p text:style-name="P46"><text:tab/><text:tab/><text:tab/><text:tab/><text:tab/>f1Ub=hashMapsList[0].get(i)+currentPerformances[1]</text:p>
      <text:p text:style-name="P46"><text:tab/></text:p>
      <text:p text:style-name="P46"><text:tab/><text:tab/><text:tab/><text:tab/>else:<text:tab/><text:tab/><text:tab/></text:p>
      <text:p text:style-name="P46"><text:tab/><text:tab/><text:tab/><text:tab/><text:tab/>f1Lb=hashMapsList[0].get(i)+hashMapsList[1].get(i)</text:p>
      <text:p text:style-name="P46"><text:tab/><text:tab/><text:tab/><text:tab/><text:tab/>f1Ub=hashMapsList[0].get(i)+hashMapsList[1].get(i)</text:p>
      <text:p text:style-name="P46"><text:tab/><text:tab/><text:tab/><text:tab/></text:p>
      <text:p text:style-name="P46"><text:tab/><text:tab/><text:tab/><text:tab/>upperBoundsDict.update({i:f1Ub})</text:p>
      <text:p text:style-name="P46"/>
      <text:p text:style-name="P46"/>
      <text:p text:style-name="P42">…</text:p>
      <text:p text:style-name="P42"/>
      <text:p text:style-name="P34">Όσο το t&lt;u και Τ!=0 σημαίνει ότι οποιοδήποτε από τα επόμενα objects είναι πιθανό να ανήκει στα top Ks.</text:p>
      <text:p text:style-name="P34">Άρα:</text:p>
      <text:p text:style-name="P34">- πρέπει να αυξήσουμε το numOfAccesses κατά τον αντίστοιχο αριθμό numOfChoices που έχουμε</text:p>
      <text:p text:style-name="P34">- Για κάθε key <text:s/>(ως τώρα) στην κάθε hashMapsList τσεκάρουμε αν υπάρχει και στις άλλες.</text:p>
      <text:p text:style-name="P34"/>
      <text:p text:style-name="P34">Ανάλογα με το αν υπάρχει ή όχι θα υπολογίζουμε και το lower bound, upper bound.</text:p>
      <text:p text:style-name="P34"/>
      <text:p text:style-name="P47">Για lower bound: </text:p>
      <text:p text:style-name="P34"/>
      <text:p text:style-name="P50">Aν δεν υπάρχει πουθενά το συγκεκριμένο id σε κάποια άλλο hashMap τότε το lower bound είναι μόνο η απόδοση του id του συγκεκριμένου hashMap.</text:p>
      <text:p text:style-name="P50"/>
      <text:p text:style-name="P51">Aν υπάρχει σε κάποιο άλλο hashMap τότε το lower bound θα είναι το αποτέλεσμα της άθροισης των αποδόσεων των hashMap <text:s/>που περιέχουν <text:span text:style-name="T47">το συγκεκριμένο id μόνο!</text:span></text:p>
      <text:p text:style-name="P49"/>
      <text:p text:style-name="P48">Για upper bound:</text:p>
      <text:p text:style-name="P48"/>
      <text:p text:style-name="P52">Aν δεν υπάρχει πουθενά το συγκεκριμένο id σε κάποια άλλο hashMap τότε το <text:span text:style-name="T45">upper</text:span> bound είνα<text:span text:style-name="T45">ι</text:span> η απόδοση του id του συγκεκριμένου hashMap, <text:span text:style-name="T45">συν όλες τις υπόλοιπες currentPerformances των άλλων hashMap.</text:span></text:p>
      <text:p text:style-name="P52"/>
      <text:p text:style-name="P53">Aν υπάρχει σε κάποιο άλλο hashMap τότε το <text:span text:style-name="T45">upper</text:span> bound θα είναι το αποτέλεσμα της άθροισης των αποδόσεων των hashMap που περιέχουν <text:span text:style-name="T47">το συγκεκριμένο id</text:span>,<text:span text:style-name="T46">συν όλες τις υπόλοιπες currentPerformances των άλλων hashMap.</text:span></text:p>
      <text:p text:style-name="P53"/>
      <text:p text:style-name="P54">Αν υπάρχει σε όλα τα hashMap τότε προφανώς είναι το άθροισμα όλων των αποδόσεων όλων των hashMap του συγκεκριμένου id.</text:p>
      <text:p text:style-name="P36"/>
      <text:p text:style-name="P35">Κάνουμε update έπειτα το upperBoundsDict με το νέο κάθε φορά upper bound για το κάθε id.</text:p>
      <text:p text:style-name="P36"/>
      <text:p text:style-name="P36"/>
      <text:p text:style-name="P36">...</text:p>
      <text:p text:style-name="P37"/>
      <text:p text:style-name="P46"><text:tab/><text:tab/><text:tab/><text:tab/>if (f1Lb&gt;t and len(W)==k) or len(W)&lt;k:</text:p>
      <text:p text:style-name="P46"/>
      <text:p text:style-name="P46"><text:tab/><text:tab/><text:tab/><text:tab/><text:tab/>found=0</text:p>
      <text:p text:style-name="P46"><text:tab/><text:tab/><text:tab/><text:tab/><text:tab/>pos=0</text:p>
      <text:p text:style-name="P46"/>
      <text:p text:style-name="P46"><text:tab/><text:tab/><text:tab/><text:tab/><text:tab/>for ks in W:</text:p>
      <text:p text:style-name="P46"><text:tab/><text:tab/><text:tab/><text:tab/><text:tab/><text:tab/>if ks[0]==i:</text:p>
      <text:p text:style-name="P46"><text:tab/><text:tab/><text:tab/><text:tab/><text:tab/><text:tab/><text:tab/>found=1</text:p>
      <text:p text:style-name="P46"><text:tab/><text:tab/><text:tab/><text:tab/><text:tab/><text:tab/><text:tab/>W.pop(pos)</text:p>
      <text:p text:style-name="P46"><text:tab/><text:tab/><text:tab/><text:tab/><text:tab/><text:tab/><text:tab/>W.insert(pos, [i,f1Lb])</text:p>
      <text:p text:style-name="P46"><text:tab/><text:tab/><text:tab/><text:tab/><text:tab/><text:tab/><text:tab/>Wk=sorted(W, reverse=True, key=itemgetter(1))</text:p>
      <text:p text:style-name="P46"><text:soft-page-break/><text:tab/><text:tab/><text:tab/><text:tab/><text:tab/><text:tab/><text:tab/>W=Wk</text:p>
      <text:p text:style-name="P46"><text:tab/><text:tab/><text:tab/><text:tab/><text:tab/><text:tab/><text:tab/>t=W[-1][1]</text:p>
      <text:p text:style-name="P46"><text:tab/><text:tab/><text:tab/><text:tab/><text:tab/><text:tab/><text:tab/>break<text:tab/><text:tab/></text:p>
      <text:p text:style-name="P46"><text:tab/><text:tab/><text:tab/><text:tab/><text:tab/><text:tab/>else:</text:p>
      <text:p text:style-name="P46"><text:tab/><text:tab/><text:tab/><text:tab/><text:tab/><text:tab/><text:tab/>pos+=1</text:p>
      <text:p text:style-name="P46"><text:tab/></text:p>
      <text:p text:style-name="P46"><text:tab/><text:tab/><text:tab/><text:tab/><text:tab/>if found==0 and len(W)&lt;k:</text:p>
      <text:p text:style-name="P46"><text:tab/><text:tab/><text:tab/><text:tab/><text:tab/><text:tab/>W.insert(len(W), [i, f1Lb])<text:tab/><text:tab/></text:p>
      <text:p text:style-name="P46"><text:tab/><text:tab/><text:tab/><text:tab/><text:tab/></text:p>
      <text:p text:style-name="P46"><text:tab/><text:tab/><text:tab/><text:tab/><text:tab/>elif found==0 and len(W)==k:</text:p>
      <text:p text:style-name="P46"><text:tab/><text:tab/><text:tab/><text:tab/><text:tab/><text:tab/>W.pop(-1)</text:p>
      <text:p text:style-name="P46"><text:tab/><text:tab/><text:tab/><text:tab/><text:tab/><text:tab/>W.insert(len(W), [i, f1Lb])</text:p>
      <text:p text:style-name="P46"/>
      <text:p text:style-name="P46"><text:tab/><text:tab/><text:tab/><text:tab/><text:tab/>Wk=sorted(W, reverse=True, key=itemgetter(1))</text:p>
      <text:p text:style-name="P46"><text:tab/><text:tab/><text:tab/><text:tab/><text:tab/>W=Wk</text:p>
      <text:p text:style-name="P46"><text:tab/><text:tab/><text:tab/><text:tab/><text:tab/>t=W[-1][1]<text:tab/></text:p>
      <text:p text:style-name="P46"/>
      <text:p text:style-name="P46">…</text:p>
      <text:p text:style-name="P95"><text:span text:style-name="T49">Εάν το νέο lower bound που έχει προκύψει είναι μεγαλύτερο από το μικρότερο που υπάρχει ως τώρα στην W</text:span> <text:span text:style-name="T49">και το μέγεθος της W έχει φουλάρει </text:span>(έχει φτάσει ήδη το k) <text:span text:style-name="T51">ή</text:span> <text:span text:style-name="T49">εάν </text:span><text:span text:style-name="T50">δεν έχει γεμίσει ακόμα η</text:span><text:span text:style-name="T49"> W,</text:span> τότε ανάλογα ακολουθούμε μια στρατηγική.</text:p>
      <text:p text:style-name="P95"/>
      <text:p text:style-name="P96">Χρησιμοποιούμε μια μεταβλητή pos που δηλώνει το position στην W και ένα flag found που από 0 θα γίνει 1 μόνο εάν βρεθεί το συγκεκριμένο id μέσα στην W.</text:p>
      <text:p text:style-name="P96"/>
      <text:p text:style-name="P97">Σαρώνουμε την W και εάν βρούμε το συγκεκριμένο id το αφαιρούμε και στη θέση του εισάγουμε το ίδιο με την πλέον τροποποιημένη του τιμή σε lower bound, οπότε στην συνέχεια το W ταξηνομείται πάλι για να διατηρεί την φθίνουσα σειρά του. </text:p>
      <text:p text:style-name="P97"/>
      <text:p text:style-name="P97">Εάν <text:span text:style-name="T51">δεν</text:span> βρεθεί, και η W <text:span text:style-name="T51">δεν</text:span> έχει ακόμα γεμίσει, <text:s/>απλώς το εισάγουμε στην W.</text:p>
      <text:p text:style-name="P97"/>
      <text:p text:style-name="P97">Εάν <text:s/><text:span text:style-name="T51">δεν</text:span> βρεθεί, και η W έχει γεμίσει, τότε αφαιρούμε το τελευταίο της W, και εισάγουμε το νέο.</text:p>
      <text:p text:style-name="P97"/>
      <text:p text:style-name="P97">Κάνουμε και μία ταξινόμηση στην συνέχεια και έχουμε την W έτοιμη για να ξαναελέγξουμε <text:span text:style-name="T55">για τα επόμενα hashMap</text:span>.</text:p>
      <text:p text:style-name="P46"/>
      <text:p text:style-name="P46"/>
      <text:p text:style-name="P46"/>
      <text:p text:style-name="P46"><text:s/><text:tab/><text:tab/><text:tab/>#------------------------------------------------------------------</text:p>
      <text:p text:style-name="P46"/>
      <text:p text:style-name="P46"><text:tab/><text:tab/><text:tab/>for i in hashMapsList[1]:</text:p>
      <text:p text:style-name="P46"><text:tab/><text:tab/><text:tab/><text:tab/></text:p>
      <text:p text:style-name="P46"><text:tab/><text:tab/><text:tab/><text:tab/>if i not in hashMapsList[0]:</text:p>
      <text:p text:style-name="P46"><text:tab/><text:tab/><text:tab/><text:tab/><text:tab/>f2Lb=hashMapsList[1].get(i)<text:tab/></text:p>
      <text:p text:style-name="P46"><text:tab/><text:tab/><text:tab/><text:tab/><text:tab/>f2Ub=hashMapsList[1].get(i)+currentPerformances[0]<text:tab/></text:p>
      <text:p text:style-name="P46"><text:tab/><text:tab/><text:tab/><text:tab/><text:tab/></text:p>
      <text:p text:style-name="P46"><text:tab/><text:tab/><text:tab/><text:tab/>elif i in hashMapsList[0]:</text:p>
      <text:p text:style-name="P46"><text:tab/><text:tab/><text:tab/><text:tab/><text:tab/>f2Lb=hashMapsList[1].get(i)+hashMapsList[0].get(i)</text:p>
      <text:p text:style-name="P46"><text:tab/><text:tab/><text:tab/><text:tab/><text:tab/>f2Ub=hashMapsList[1].get(i)+hashMapsList[0].get(i)<text:tab/></text:p>
      <text:p text:style-name="P46"/>
      <text:p text:style-name="P46"><text:tab/><text:tab/><text:tab/><text:tab/>upperBoundsDict.update({i:f2Ub})<text:tab/></text:p>
      <text:p text:style-name="P46"/>
      <text:p text:style-name="P46"><text:tab/><text:tab/><text:tab/><text:tab/>if (f2Lb&gt;t and len(W)==k) or len(W)&lt;k:</text:p>
      <text:p text:style-name="P46"/>
      <text:p text:style-name="P46"><text:tab/><text:tab/><text:tab/><text:tab/><text:tab/>found=0</text:p>
      <text:p text:style-name="P46"><text:tab/><text:tab/><text:tab/><text:tab/><text:tab/>pos=0</text:p>
      <text:p text:style-name="P46"/>
      <text:p text:style-name="P46"><text:tab/><text:tab/><text:tab/><text:tab/><text:tab/>for ks in W:</text:p>
      <text:p text:style-name="P46"><text:tab/><text:tab/><text:tab/><text:tab/><text:tab/><text:tab/>if ks[0]==i:</text:p>
      <text:p text:style-name="P46"><text:tab/><text:tab/><text:tab/><text:tab/><text:tab/><text:tab/><text:tab/>found=1</text:p>
      <text:p text:style-name="P46"><text:tab/><text:tab/><text:tab/><text:tab/><text:tab/><text:tab/><text:tab/>W.pop(pos)</text:p>
      <text:p text:style-name="P46"><text:tab/><text:tab/><text:tab/><text:tab/><text:tab/><text:tab/><text:tab/>W.insert(pos, [i,f2Lb])</text:p>
      <text:p text:style-name="P46"><text:tab/><text:tab/><text:tab/><text:tab/><text:tab/><text:tab/><text:tab/>Wk=sorted(W, reverse=True, key=itemgetter(1))</text:p>
      <text:p text:style-name="P46"><text:tab/><text:tab/><text:tab/><text:tab/><text:tab/><text:tab/><text:tab/>W=Wk</text:p>
      <text:p text:style-name="P46"><text:tab/><text:tab/><text:tab/><text:tab/><text:tab/><text:tab/><text:tab/>t=W[-1][1]</text:p>
      <text:p text:style-name="P46"><text:tab/><text:tab/><text:tab/><text:tab/><text:tab/><text:tab/><text:tab/>break<text:tab/><text:tab/></text:p>
      <text:p text:style-name="P46"><text:tab/><text:tab/><text:tab/><text:tab/><text:tab/><text:tab/>else:</text:p>
      <text:p text:style-name="P46"><text:tab/><text:tab/><text:tab/><text:tab/><text:tab/><text:tab/><text:tab/>pos+=1</text:p>
      <text:p text:style-name="P46"><text:tab/></text:p>
      <text:p text:style-name="P46"><text:tab/><text:tab/><text:tab/><text:tab/><text:tab/>if found==0 and len(W)&lt;k:</text:p>
      <text:p text:style-name="P46"><text:tab/><text:tab/><text:tab/><text:tab/><text:tab/><text:tab/>W.insert(len(W), [i, f2Lb])</text:p>
      <text:p text:style-name="P46"/>
      <text:p text:style-name="P46"><text:tab/><text:tab/><text:tab/><text:tab/><text:tab/>elif found==0 and len(W)==k:</text:p>
      <text:p text:style-name="P46"><text:tab/><text:tab/><text:tab/><text:tab/><text:tab/><text:tab/>W.pop(-1)</text:p>
      <text:p text:style-name="P46"><text:tab/><text:tab/><text:tab/><text:tab/><text:tab/><text:tab/>W.insert(len(W), [i, f2Lb])</text:p>
      <text:p text:style-name="P46"/>
      <text:p text:style-name="P46"><text:tab/><text:tab/><text:tab/><text:tab/><text:tab/>Wk=sorted(W, reverse=True, key=itemgetter(1))</text:p>
      <text:p text:style-name="P46"><text:tab/><text:tab/><text:tab/><text:tab/><text:tab/>W=Wk</text:p>
      <text:p text:style-name="P46"><text:tab/><text:tab/><text:tab/><text:tab/><text:tab/>t=W[-1][1]</text:p>
      <text:p text:style-name="P46">…</text:p>
      <text:p text:style-name="P112"><text:soft-page-break/>Είναι ακριβώς η ίδια διαδικασία με από πάνω τώρα ελέγχοντας για το άλλο hashMap.</text:p>
      <text:p text:style-name="P46"/>
      <text:p text:style-name="P46">...</text:p>
      <text:p text:style-name="P46"><text:tab/><text:tab/><text:tab/>for ks in W:</text:p>
      <text:p text:style-name="P46"><text:tab/><text:tab/><text:tab/><text:tab/>if ks[0] in upperBoundsDict:</text:p>
      <text:p text:style-name="P46"><text:tab/><text:tab/><text:tab/><text:tab/><text:tab/>del upperBoundsDict[ks[0]]</text:p>
      <text:p text:style-name="P46"/>
      <text:p text:style-name="P46"><text:tab/><text:tab/><text:tab/>upperBoundsDictK=sorted(upperBoundsDict.items(), reverse=True, key=lambda kv: kv[1])</text:p>
      <text:p text:style-name="P46"><text:tab/><text:tab/><text:tab/>upperBoundsDict=dict(upperBoundsDictK)</text:p>
      <text:p text:style-name="P46"/>
      <text:p text:style-name="P46"><text:tab/><text:tab/><text:tab/>try:</text:p>
      <text:p text:style-name="P46"><text:tab/><text:tab/><text:tab/><text:tab/>u=next(iter(upperBoundsDict.values()))</text:p>
      <text:p text:style-name="P46"><text:tab/><text:tab/><text:tab/>except StopIteration:</text:p>
      <text:p text:style-name="P46"><text:tab/><text:tab/><text:tab/><text:tab/>pass</text:p>
      <text:p text:style-name="P46"/>
      <text:p text:style-name="P46">…</text:p>
      <text:p text:style-name="P113">Αφού ελέγξουμε για όλα τα hashMap, <text:span text:style-name="T55">τέλος, για όποιο id βρίσκεται στην W, ελέγχουμε αν υπάρχει στο dictionary του upperBoundsDict και αν το βρούμε το αφαιρούμε από το upperBoundsDict.</text:span></text:p>
      <text:p text:style-name="P113"/>
      <text:p text:style-name="P113"><text:span text:style-name="T56">Κάνουμε ένα sort στο upperBoundsDict και try να πάρουμε ως u το πρώτο object του upperBoundsDict (υπάρχει περίπτωση στην αρχή να μην έχει γι’αυτο έχουμε pass στην εξαίρεση).</text:span></text:p>
      <text:p text:style-name="P44"/>
      <text:p text:style-name="P109"/>
      <text:p text:style-name="P3"><text:span text:style-name="T25"><text:s/>PART </text:span><text:span text:style-name="T26">2 </text:span></text:p>
      <text:p text:style-name="P123"/>
      <text:p text:style-name="P122">Στο μέρος 2, θέλουμε για τους παίχτες του ΝΒΑ να υπολογίζεται το skyline των παιχτών που δεν κυριαρχούνται από κάποιον άλλον.</text:p>
      <text:p text:style-name="P122"/>
      <text:p text:style-name="P122">Κάνουμε import csv και εδώ για να μπορέσουμε να γράψουμε με την κατάλληλη μορφή στο αρχείο και για λόγους ευκολίας θέτουμε το αρχείο που θα χρειαστούμε ως allStats.</text:p>
      <text:p text:style-name="P118"/>
      <text:p text:style-name="P117">import csv</text:p>
      <text:p text:style-name="P118"/>
      <text:p text:style-name="P118">allStats='2017_ALL.csv'</text:p>
      <text:p text:style-name="P150"/>
      <text:p text:style-name="P118"/>
      <text:p text:style-name="P123"/>
      <text:p text:style-name="P7">if __name__ == '__main__':</text:p>
      <text:p text:style-name="P119"/>
      <text:p text:style-name="P119"><text:tab/>chosenCategories=getInput()</text:p>
      <text:p text:style-name="P119"><text:tab/>skyline=myBNL(chosenCategories)</text:p>
      <text:p text:style-name="P119"/>
      <text:p text:style-name="P119"><text:tab/>with open('skyline.csv', 'w', encoding='UTF-8') as rp2:<text:tab/></text:p>
      <text:p text:style-name="P119"><text:tab/><text:tab/>csv_writer = csv.writer(rp2, delimiter=',')</text:p>
      <text:p text:style-name="P119"><text:tab/><text:tab/>for s in skyline:</text:p>
      <text:p text:style-name="P119"><text:tab/><text:tab/><text:tab/>csv_writer.writerow(s)</text:p>
      <text:p text:style-name="P119"/>
      <text:p text:style-name="P142"><text:span text:style-name="T58">Στην </text:span><text:span text:style-name="T63">main()</text:span><text:span text:style-name="T58"> </text:span><text:span text:style-name="T59">καλούμε την συνάρτηση </text:span><text:span text:style-name="T64">getInput()</text:span><text:span text:style-name="T59"> για <text:s/>να πάρει από το command line τις επιλεγμένες κατηγορίες, </text:span><text:span text:style-name="T60">και στην συνέχεια καλούμε την </text:span><text:span text:style-name="T65">myBNL()</text:span><text:span text:style-name="T60"> με παράμετρο τις κατηγορίες που μας επέστρεψε η </text:span><text:span text:style-name="T65">getInput().</text:span></text:p>
      <text:p text:style-name="P142"><text:span text:style-name="T60"/></text:p>
      <text:p text:style-name="P143"><text:span text:style-name="T57">Εφόσον η </text:span><text:span text:style-name="T62">myBNL()</text:span><text:span text:style-name="T57"> μας επιστρεψει το skyline, ανοίγουμε το αρχείο <text:s/></text:span><text:span text:style-name="T66">skyline.csv </text:span><text:span text:style-name="T61">για γράψιμο, με delimiter comma, και για κάθε στοιχείο της λίστας του skyline γράφουμε την γραμμή.</text:span></text:p>
      <text:p text:style-name="P143"><text:span text:style-name="T61"/></text:p>
      <text:p text:style-name="P143"><text:span text:style-name="T61"/></text:p>
      <text:p text:style-name="P126"><text:span text:style-name="T69">def getInput():</text:span></text:p>
      <text:p text:style-name="P124"><text:span text:style-name="T69"/></text:p>
      <text:p text:style-name="P124"><text:span text:style-name="T69"><text:tab/>chosenCategories=[]</text:span></text:p>
      <text:p text:style-name="P124"><text:span text:style-name="T69"><text:tab/>args=[]</text:span></text:p>
      <text:p text:style-name="P124"><text:span text:style-name="T69"><text:tab/>checked=0</text:span></text:p>
      <text:p text:style-name="P124"><text:span text:style-name="T69"/></text:p>
      <text:p text:style-name="P124"><text:span text:style-name="T69"><text:tab/>print('------------------------------NBA STATS 2017------------------------------')</text:span></text:p>
      <text:p text:style-name="P124"><text:span text:style-name="T69"><text:tab/>print('-----------------------------SKYLINE PLAYERS------------------------------\n')</text:span></text:p>
      <text:p text:style-name="P124"><text:span text:style-name="T69"><text:tab/>print('Choose which of the following statCategories you are interested in: ')</text:span></text:p>
      <text:p text:style-name="P124"><text:span text:style-name="T69"><text:tab/>print('1. Rebounds <text:tab/> <text:s/>2. Assists <text:tab/> 3. Steals <text:s/><text:tab/>4. Blocks <text:tab/> <text:s/>5. Points')</text:span></text:p>
      <text:p text:style-name="P124"><text:span text:style-name="T69"/></text:p>
      <text:p text:style-name="P124"><text:span text:style-name="T69"><text:tab/>while checked==0:</text:span></text:p>
      <text:p text:style-name="P124"><text:span text:style-name="T69"><text:tab/><text:tab/>args=input('\nGive the numbers with comma in [ ]:\n')</text:span></text:p>
      <text:p text:style-name="P124"><text:span text:style-name="T69"><text:tab/><text:tab/>checked=checkArgs(args, chosenCategories)</text:span></text:p>
      <text:p text:style-name="P124"><text:span text:style-name="T69"/></text:p>
      <text:p text:style-name="P124"><text:span text:style-name="T69"><text:tab/>return chosenCategories</text:span></text:p>
      <text:p text:style-name="P124"><text:span text:style-name="T69"/></text:p>
      <text:p text:style-name="P128"><text:span text:style-name="T69">Η συγκεκριμένη συνάρτηση παίρνει από τον χρήστη μέσω command line τις κατηγορίες μέσα σε [,] και καλεί την συνάρτηση </text:span><text:span text:style-name="T66">checkArgs() (όπως κάναμε και στο part1) </text:span><text:span text:style-name="T69">για να ελέγξει αν η είσοδος είναι ορθή.</text:span></text:p>
      <text:p text:style-name="P129"><text:span text:style-name="T69">Η μεταβλητή checked γίνεται 1 μόνο όταν έχει περαστεί και είναι ορθά τα δεδομένα από τον έλεγχο της </text:span><text:span text:style-name="T66">checkArgs() .</text:span></text:p>
      <text:p text:style-name="P126"><text:soft-page-break/><text:span text:style-name="T69">def checkArgs(args, cat):</text:span></text:p>
      <text:p text:style-name="P124"><text:span text:style-name="T69"/></text:p>
      <text:p text:style-name="P124"><text:span text:style-name="T69"><text:tab/>for i in args:</text:span></text:p>
      <text:p text:style-name="P124"><text:span text:style-name="T69"/></text:p>
      <text:p text:style-name="P124"><text:span text:style-name="T69"><text:tab/><text:tab/>if i.isdigit(): </text:span></text:p>
      <text:p text:style-name="P124"><text:span text:style-name="T69"><text:tab/><text:tab/><text:tab/><text:tab/></text:span></text:p>
      <text:p text:style-name="P124"><text:span text:style-name="T69"><text:tab/><text:tab/><text:tab/>if int(i)&gt;=1 and int(i)&lt;=5:</text:span></text:p>
      <text:p text:style-name="P124"><text:span text:style-name="T69"><text:tab/><text:tab/><text:tab/><text:tab/>cat.insert(len(cat), int(i))</text:span></text:p>
      <text:p text:style-name="P124"><text:span text:style-name="T69"><text:tab/><text:tab/><text:tab/>else:</text:span></text:p>
      <text:p text:style-name="P124"><text:span text:style-name="T69"><text:tab/><text:tab/><text:tab/><text:tab/>print('insert number from 1-5.\n')</text:span></text:p>
      <text:p text:style-name="P124"><text:span text:style-name="T69"><text:tab/><text:tab/><text:tab/><text:tab/>return 0 </text:span></text:p>
      <text:p text:style-name="P124"><text:span text:style-name="T69"/></text:p>
      <text:p text:style-name="P124"><text:span text:style-name="T69"><text:tab/><text:tab/>elif i=='[' or i==']' or i==',':</text:span></text:p>
      <text:p text:style-name="P124"><text:span text:style-name="T69"><text:tab/><text:tab/><text:tab/>pass</text:span></text:p>
      <text:p text:style-name="P124"><text:span text:style-name="T69"><text:tab/><text:tab/>elif i=='-':</text:span></text:p>
      <text:p text:style-name="P124"><text:span text:style-name="T69"><text:tab/><text:tab/><text:tab/>print('Insert number from 1-5.\n')</text:span></text:p>
      <text:p text:style-name="P124"><text:span text:style-name="T69"><text:tab/><text:tab/><text:tab/>return 0 </text:span></text:p>
      <text:p text:style-name="P124"><text:span text:style-name="T69"/></text:p>
      <text:p text:style-name="P124"><text:span text:style-name="T69"><text:tab/><text:tab/>else:</text:span></text:p>
      <text:p text:style-name="P124"><text:span text:style-name="T69"><text:tab/><text:tab/><text:tab/>print('Insert number from 1-5.\n')</text:span></text:p>
      <text:p text:style-name="P124"><text:span text:style-name="T69"><text:tab/><text:tab/><text:tab/>return 0 </text:span></text:p>
      <text:p text:style-name="P124"><text:span text:style-name="T69"/></text:p>
      <text:p text:style-name="P124"><text:span text:style-name="T69"><text:tab/>return 1</text:span></text:p>
      <text:p text:style-name="P124"><text:span text:style-name="T69"/></text:p>
      <text:p text:style-name="P128"><text:span text:style-name="T69">Ελέγχει αν τα δεδομένα μας είναι int θετικοί αριθμοί από 1 ως 5 και εάν είναι της μορφής: </text:span></text:p>
      <text:p text:style-name="P128"><text:span text:style-name="T69">&lt;[&gt; &lt;num&gt; &lt;,&gt; &lt;num&gt; &lt;]&gt;</text:span></text:p>
      <text:p text:style-name="P128"><text:span text:style-name="T69"/></text:p>
      <text:p text:style-name="P130"><text:span text:style-name="T69">Ε</text:span><text:span text:style-name="T68">πιστρέφει 1 αν είναι εντάξει, αλλιώς 0.</text:span></text:p>
      <text:p text:style-name="P141"><text:span text:style-name="T68"/></text:p>
      <text:p text:style-name="P141"><text:span text:style-name="T68"/></text:p>
      <text:p text:style-name="P127"><text:span text:style-name="T68">def myBNL(cat):</text:span></text:p>
      <text:p text:style-name="P127"><text:span text:style-name="T68"/></text:p>
      <text:p text:style-name="P125"><text:span text:style-name="T68"><text:s text:c="4"/>numOfChoices=len(cat)</text:span></text:p>
      <text:p text:style-name="P125"><text:span text:style-name="T68"><text:s text:c="4"/>if numOfChoices&lt;5:</text:span></text:p>
      <text:p text:style-name="P125"><text:span text:style-name="T68"><text:tab/>leftovers=5-numOfChoices</text:span></text:p>
      <text:p text:style-name="P125"><text:span text:style-name="T68"><text:tab/>for i in range(leftovers):</text:span></text:p>
      <text:p text:style-name="P125"><text:span text:style-name="T68"><text:tab/><text:tab/>cat.append(0)</text:span></text:p>
      <text:p text:style-name="P125"><text:span text:style-name="T68"/></text:p>
      <text:p text:style-name="P125"><text:span text:style-name="T68"><text:s text:c="5"/>slHashMap={}</text:span></text:p>
      <text:p text:style-name="P125"><text:span text:style-name="T68"><text:s text:c="5"/>firstTime=1</text:span></text:p>
      <text:p text:style-name="P125"><text:span text:style-name="T68">…</text:span></text:p>
      <text:p text:style-name="P125"><text:span text:style-name="T68"/></text:p>
      <text:p text:style-name="P131"><text:span text:style-name="T68">Για αρχή, βρίσκουμε τον πλήθος των κατηγοριών που έδωσε ο χρήστης και αν είναι λιγότερες από 5 συμπληρώνουμε τη λίστα cat με 0 </text:span><text:span text:style-name="T53">(δηλαδή το cat μας θα έχει μετά από αυτή την επεξεργασία πάντα 5 στοιχεία πχ πριν: [1,4] → μετά: [1,4,0,0,0]</text:span><text:span text:style-name="T54">).</text:span></text:p>
      <text:p text:style-name="P131"><text:span text:style-name="T54"/></text:p>
      <text:p text:style-name="P133"><text:span text:style-name="T54">T</text:span><text:span text:style-name="T52">ο hashMap του kyline μας το αρχικοποιούμε στο κενό.</text:span></text:p>
      <text:p text:style-name="P133"><text:span text:style-name="T52"><text:s/></text:span></text:p>
      <text:p text:style-name="P132"><text:span text:style-name="T52">To flag <text:s/>firstTIme είναι 1 όταν μπαίνουμε για πρώτη φορά ώστε για αυτή και μόνο την φορά να εισάγουμε το πρώτο παίχτη στο skyline χωρίς να πρέπει να υπακούει κάποια συνθήκη και γίνεται 0 μετά και δεν ξαναλλάζει.</text:span></text:p>
      <text:p text:style-name="P125"><text:span text:style-name="T68"/></text:p>
      <text:p text:style-name="P125"><text:span text:style-name="T68">...</text:span></text:p>
      <text:p text:style-name="P125"><text:span text:style-name="T68"><text:s text:c="5"/>with open(allStats, 'r',encoding='UTF-8') as df:</text:span></text:p>
      <text:p text:style-name="P125"><text:span text:style-name="T68"/></text:p>
      <text:p text:style-name="P125"><text:span text:style-name="T68"><text:tab/>row=df.readline()</text:span></text:p>
      <text:p text:style-name="P125"><text:span text:style-name="T68"><text:tab/><text:tab/></text:span></text:p>
      <text:p text:style-name="P125"><text:span text:style-name="T68"><text:tab/>for row in df:<text:tab/></text:span></text:p>
      <text:p text:style-name="P125"><text:span text:style-name="T68"/></text:p>
      <text:p text:style-name="P125"><text:span text:style-name="T68"><text:tab/><text:tab/>data=row.split(',') </text:span></text:p>
      <text:p text:style-name="P125"><text:span text:style-name="T68"><text:tab/><text:tab/>data[-1] = data[-1].strip()</text:span></text:p>
      <text:p text:style-name="P125"><text:span text:style-name="T68"><text:tab/><text:tab/>iD=data[0] </text:span></text:p>
      <text:p text:style-name="P125"><text:span text:style-name="T68"><text:tab/><text:tab/>delList=[]</text:span></text:p>
      <text:p text:style-name="P125"><text:span text:style-name="T68"><text:tab/><text:tab/>needToInsert=0</text:span></text:p>
      <text:p text:style-name="P125"><text:span text:style-name="T68"><text:tab/><text:tab/>pl=0</text:span></text:p>
      <text:p text:style-name="P125"><text:span text:style-name="T68">…</text:span></text:p>
      <text:p text:style-name="P125"><text:span text:style-name="T68"/></text:p>
      <text:p text:style-name="P134"><text:span text:style-name="T68">Ανοίγουμε το allStats για διάβασμα και προσπερνάμε την πρώτη γραμμή με τα labels (</text:span><text:span text:style-name="T67">row=df.readline()</text:span><text:span text:style-name="T62">)</text:span><text:span text:style-name="T68">.</text:span></text:p>
      <text:p text:style-name="P134"><text:span text:style-name="T68"/></text:p>
      <text:p text:style-name="P135"><text:span text:style-name="T68">Για κάθε γραμμή στο αρχείο επεξεργαζόμαστε τώρα τα </text:span><text:span text:style-name="T70">δεδομένα μας </text:span><text:span text:style-name="T68">για να μπορέσουμε να τα χρησιμοποιήσουμε.</text:span></text:p>
      <text:p text:style-name="P135"><text:span text:style-name="T68"/></text:p>
      <text:p text:style-name="P135"><text:span text:style-name="T68">Πρώτα κάνουμε split όπου κόμμα, μετά αφαιρούμε απο το τελευταίο στοιχείο της λίστας </text:span><text:span text:style-name="T62">data[]</text:span><text:span text:style-name="T68"> το \n και ορίζουμε ως iD το πρώτο στοιχείο της λίστας. </text:span></text:p>
      <text:p text:style-name="P136"><text:span text:style-name="T68"/></text:p>
      <text:p text:style-name="P136"><text:span text:style-name="T68">Ορίζουμε ως </text:span><text:span text:style-name="T62">delList[]</text:span><text:span text:style-name="T68"> μια λίστα που θα συλλέγει τους παίχτες που μπήκαν στο skyline αλλά τελικά βρέθηκε ένας νέος </text:span><text:soft-page-break/><text:span text:style-name="T68">παίχτης που τους κυριαρχεί, ώ</text:span><text:span text:style-name="T71">στε να γνωρίζουμε ποιους να διαγράψουμε.</text:span></text:p>
      <text:p text:style-name="P137"><text:span text:style-name="T71"/></text:p>
      <text:p text:style-name="P137"><text:span text:style-name="T71">Τ</text:span><text:span text:style-name="T68">ο flag needToInsert είναι 0 όταν δεν έχουμε βρεί νέο παίχτη που να ικανοποιεί την σχέση κυριαρχίας και 1 όταν την ικανοποιεί.</text:span></text:p>
      <text:p text:style-name="P134"><text:span text:style-name="T68"/></text:p>
      <text:p text:style-name="P134"><text:span text:style-name="T68"/></text:p>
      <text:p text:style-name="P134"><text:span text:style-name="T68"/></text:p>
      <text:p text:style-name="P134"><text:span text:style-name="T68">...</text:span></text:p>
      <text:p text:style-name="P125"><text:span text:style-name="T68"><text:tab/><text:tab/>if numOfChoices==1: <text:s text:c="2"/></text:span></text:p>
      <text:p text:style-name="P125"><text:span text:style-name="T68"/></text:p>
      <text:p text:style-name="P125"><text:span text:style-name="T68"><text:tab/><text:tab/><text:tab/>if firstTime==1:</text:span></text:p>
      <text:p text:style-name="P125"><text:span text:style-name="T68"><text:tab/><text:tab/><text:tab/><text:tab/>slHashMap.update({iD : [data[1], int(data[cat[0]+2])]})</text:span></text:p>
      <text:p text:style-name="P125"><text:span text:style-name="T68"><text:tab/><text:tab/><text:tab/><text:tab/>firstTime=0</text:span></text:p>
      <text:p text:style-name="P125"><text:span text:style-name="T68"/></text:p>
      <text:p text:style-name="P125"><text:span text:style-name="T68"><text:tab/><text:tab/><text:tab/>for idd in slHashMap:</text:span></text:p>
      <text:p text:style-name="P125"><text:span text:style-name="T68"><text:tab/><text:tab/><text:tab/><text:tab/>val1=slHashMap.get(idd)</text:span></text:p>
      <text:p text:style-name="P125"><text:span text:style-name="T68"><text:tab/><text:tab/><text:tab/><text:tab/>val1=val1[1] </text:span></text:p>
      <text:p text:style-name="P125"><text:span text:style-name="T68"/></text:p>
      <text:p text:style-name="P125"><text:span text:style-name="T68"><text:tab/><text:tab/><text:tab/><text:tab/>if int(data[cat[0]+2])&gt;val1:<text:tab/></text:span></text:p>
      <text:p text:style-name="P125"><text:span text:style-name="T68"><text:tab/><text:tab/><text:tab/><text:tab/><text:tab/>delList.insert(len(delList), idd)</text:span></text:p>
      <text:p text:style-name="P125"><text:span text:style-name="T68"><text:tab/><text:tab/><text:tab/><text:tab/><text:tab/>needToInsert=1</text:span></text:p>
      <text:p text:style-name="P125"><text:span text:style-name="T68"><text:tab/><text:tab/><text:tab/><text:tab/><text:tab/><text:tab/></text:span></text:p>
      <text:p text:style-name="P125"><text:span text:style-name="T68"><text:tab/><text:tab/><text:tab/>for idss in delList:</text:span></text:p>
      <text:p text:style-name="P125"><text:span text:style-name="T68"><text:tab/><text:tab/><text:tab/><text:tab/>del slHashMap[idss]</text:span></text:p>
      <text:p text:style-name="P125"><text:span text:style-name="T68"><text:tab/><text:tab/><text:tab/><text:tab/><text:tab/></text:span></text:p>
      <text:p text:style-name="P125"><text:span text:style-name="T68"><text:tab/><text:tab/><text:tab/>if needToInsert==1:</text:span></text:p>
      <text:p text:style-name="P125"><text:span text:style-name="T68"><text:tab/><text:tab/><text:tab/><text:tab/>slHashMap.update({iD : [data[1], int(data[cat[0]+2])]})</text:span></text:p>
      <text:p text:style-name="P125"><text:span text:style-name="T68"><text:tab/><text:tab/><text:tab/><text:tab/>needToInsert=0</text:span></text:p>
      <text:p text:style-name="P125"><text:span text:style-name="T68"/></text:p>
      <text:p text:style-name="P125"><text:span text:style-name="T68">…</text:span></text:p>
      <text:p text:style-name="P125"><text:span text:style-name="T68"/></text:p>
      <text:p text:style-name="P139"><text:span text:style-name="T68">Αν το πλήθος των κατηγοριών είναι 1 τότε αν μπαίνουμε για πρώτη φορά εισάγουμε τον πρώτο παίχτη που βρίσκουμε στο αρχείο.</text:span></text:p>
      <text:p text:style-name="P139"><text:span text:style-name="T72"/></text:p>
      <text:p text:style-name="P139"><text:span text:style-name="T72">Γ</text:span><text:span text:style-name="T68">ια κάθε idd στο slHashMap βάζουμε στο val1 το value που βρίσκουμε στο slHashMap από το συγκεκριμένο idd ως κλειδί.</text:span></text:p>
      <text:p text:style-name="P138"><text:span text:style-name="T68"/></text:p>
      <text:p text:style-name="P138"><text:span text:style-name="T68">Το cat[0]+2 είναι έτσι γιατί πρέπει σε κάθε περίπτωση να προσπερνάμε τις κολώνες με τα ονόματα και τις ομάδες.</text:span></text:p>
      <text:p text:style-name="P138"><text:span text:style-name="T68"/></text:p>
      <text:p text:style-name="P140"><text:span text:style-name="T68">Η συνθήκη κυριαρχίας λέει ότι εάν η απόδοση του συγκεκριμένου παίχτη είναι μεγαλύτερη από εκείνη του παίχτη που τσεκάρουμε τώρα στη slHashMap τότε βάζουμε το idd του παίχτη της hashMap που βρήκαμε να είναι χειρότερος <text:s/>στην delList και κάνουμε την μεταβλητή needToInsert 1.</text:span></text:p>
      <text:p text:style-name="P140"><text:span text:style-name="T68"/></text:p>
      <text:p text:style-name="P140"><text:span text:style-name="T68">Σβήνουμε στην συνέχεια αφού έχουμε σκανάρει όλο το slHashMap τους παίχτες που ήταν χειρότεροι από το slHashMap και εισάγουμε </text:span><text:span text:style-name="T73">στο slHashMap</text:span><text:span text:style-name="T68"> τον παίχτη που βρίκαμε να τους κυριαρχεί.</text:span></text:p>
      <text:p text:style-name="P125"><text:span text:style-name="T68"/></text:p>
      <text:p text:style-name="P125"><text:span text:style-name="T68">...</text:span></text:p>
      <text:p text:style-name="P125"><text:span text:style-name="T68"/></text:p>
      <text:p text:style-name="P125"><text:span text:style-name="T68"><text:tab/><text:tab/>elif numOfChoices==2: <text:s/></text:span></text:p>
      <text:p text:style-name="P125"><text:span text:style-name="T68"/></text:p>
      <text:p text:style-name="P125"><text:span text:style-name="T68"><text:tab/><text:tab/><text:tab/>if firstTime==1:</text:span></text:p>
      <text:p text:style-name="P125"><text:span text:style-name="T68"><text:tab/><text:tab/><text:tab/><text:tab/>slHashMap.update({iD : [data[1], int(data[cat[0]+2]), int(data[cat[1]+2])]}) </text:span></text:p>
      <text:p text:style-name="P125"><text:span text:style-name="T68"><text:tab/><text:tab/><text:tab/><text:tab/>firstTime=0</text:span></text:p>
      <text:p text:style-name="P125"><text:span text:style-name="T68"/></text:p>
      <text:p text:style-name="P125"><text:span text:style-name="T68"><text:tab/><text:tab/><text:tab/>for idd in slHashMap:</text:span></text:p>
      <text:p text:style-name="P125"><text:span text:style-name="T68"><text:tab/><text:tab/><text:tab/><text:tab/>val1=slHashMap.get(idd)</text:span></text:p>
      <text:p text:style-name="P125"><text:span text:style-name="T68"><text:tab/><text:tab/><text:tab/><text:tab/>val2=slHashMap.get(idd)</text:span></text:p>
      <text:p text:style-name="P125"><text:span text:style-name="T68"><text:tab/><text:tab/><text:tab/><text:tab/>val1=val1[1] </text:span></text:p>
      <text:p text:style-name="P125"><text:span text:style-name="T68"><text:tab/><text:tab/><text:tab/><text:tab/>val2=val2[2]</text:span></text:p>
      <text:p text:style-name="P125"><text:span text:style-name="T68"/></text:p>
      <text:p text:style-name="P125"><text:span text:style-name="T68"><text:tab/><text:tab/><text:tab/><text:tab/>if (int(data[cat[0]+2])&gt;val1 and int(data[cat[1]+2])&gt;=val2) or (int(data[cat[1]+2])&gt;val2 and int(data[cat[0]+2])&gt;=val1):</text:span></text:p>
      <text:p text:style-name="P125"><text:span text:style-name="T68"><text:tab/><text:tab/><text:tab/><text:tab/><text:tab/>delList.insert(len(delList), idd)</text:span></text:p>
      <text:p text:style-name="P125"><text:span text:style-name="T68"><text:tab/><text:tab/><text:tab/><text:tab/><text:tab/>needToInsert=1</text:span></text:p>
      <text:p text:style-name="P125"><text:span text:style-name="T68"><text:tab/><text:tab/><text:tab/><text:tab/>elif int(data[cat[0]+2])&gt;val1 or int(data[cat[1]+2])&gt;val2 :</text:span></text:p>
      <text:p text:style-name="P125"><text:span text:style-name="T68"><text:tab/><text:tab/><text:tab/><text:tab/><text:tab/>pl+=1</text:span></text:p>
      <text:p text:style-name="P125"><text:span text:style-name="T68"><text:tab/><text:tab/><text:tab/><text:tab/></text:span></text:p>
      <text:p text:style-name="P125"><text:span text:style-name="T68"><text:tab/><text:tab/><text:tab/><text:tab/><text:tab/></text:span></text:p>
      <text:p text:style-name="P125"><text:span text:style-name="T68"><text:tab/><text:tab/><text:tab/>for idss in delList:</text:span></text:p>
      <text:p text:style-name="P125"><text:span text:style-name="T68"><text:tab/><text:tab/><text:tab/><text:tab/>del slHashMap[idss]</text:span></text:p>
      <text:p text:style-name="P125"><text:span text:style-name="T68"/></text:p>
      <text:p text:style-name="P125"><text:span text:style-name="T68"><text:tab/><text:tab/><text:tab/>if len(slHashMap)==pl:</text:span></text:p>
      <text:p text:style-name="P125"><text:span text:style-name="T68"><text:tab/><text:tab/><text:tab/><text:tab/>needToInsert=1</text:span></text:p>
      <text:p text:style-name="P125"><text:span text:style-name="T68"><text:tab/><text:tab/><text:tab/><text:tab/><text:tab/></text:span></text:p>
      <text:p text:style-name="P125"><text:soft-page-break/><text:span text:style-name="T68"><text:tab/><text:tab/><text:tab/>if needToInsert==1:</text:span></text:p>
      <text:p text:style-name="P125"><text:span text:style-name="T68"><text:tab/><text:tab/><text:tab/><text:tab/>slHashMap.update({iD : [data[1], int(data[cat[0]+2]), int(data[cat[1]+2])]})</text:span></text:p>
      <text:p text:style-name="P125"><text:span text:style-name="T68"><text:tab/><text:tab/><text:tab/><text:tab/>needToInsert=0</text:span></text:p>
      <text:p text:style-name="P125"><text:span text:style-name="T68"/></text:p>
      <text:p text:style-name="P125"><text:span text:style-name="T68"/></text:p>
      <text:p text:style-name="P125"><text:span text:style-name="T68"/></text:p>
      <text:p text:style-name="P125"><text:span text:style-name="T68"><text:tab/><text:tab/>elif numOfChoices==3: </text:span></text:p>
      <text:p text:style-name="P125"><text:span text:style-name="T68"/></text:p>
      <text:p text:style-name="P125"><text:span text:style-name="T68"><text:tab/><text:tab/><text:tab/>if firstTime==1:</text:span></text:p>
      <text:p text:style-name="P125"><text:span text:style-name="T68"><text:tab/><text:tab/><text:tab/><text:tab/>slHashMap.update({iD : [data[1], int(data[cat[0]+2]), int(data[cat[1]+2]), int(data[cat[2]+2])]}) </text:span></text:p>
      <text:p text:style-name="P125"><text:span text:style-name="T68"><text:tab/><text:tab/><text:tab/><text:tab/>firstTime=0</text:span></text:p>
      <text:p text:style-name="P125"><text:span text:style-name="T68"/></text:p>
      <text:p text:style-name="P125"><text:span text:style-name="T68"><text:tab/><text:tab/><text:tab/>for idd in slHashMap:</text:span></text:p>
      <text:p text:style-name="P125"><text:span text:style-name="T68"><text:tab/><text:tab/><text:tab/><text:tab/>val1=slHashMap.get(idd)</text:span></text:p>
      <text:p text:style-name="P125"><text:span text:style-name="T68"><text:tab/><text:tab/><text:tab/><text:tab/>val2=slHashMap.get(idd)</text:span></text:p>
      <text:p text:style-name="P125"><text:span text:style-name="T68"><text:tab/><text:tab/><text:tab/><text:tab/>val3=slHashMap.get(idd)</text:span></text:p>
      <text:p text:style-name="P125"><text:span text:style-name="T68"><text:tab/><text:tab/><text:tab/><text:tab/>val1=val1[1] </text:span></text:p>
      <text:p text:style-name="P125"><text:span text:style-name="T68"><text:tab/><text:tab/><text:tab/><text:tab/>val2=val2[2]</text:span></text:p>
      <text:p text:style-name="P125"><text:span text:style-name="T68"><text:tab/><text:tab/><text:tab/><text:tab/>val3=val3[3]</text:span></text:p>
      <text:p text:style-name="P125"><text:span text:style-name="T68"/></text:p>
      <text:p text:style-name="P125"><text:span text:style-name="T68"><text:tab/><text:tab/><text:tab/><text:tab/>if (int(data[cat[0]+2])&gt;val1 and int(data[cat[1]+2])&gt;=val2 and int(data[cat[2]+2])&gt;=val3) or (int(data[cat[1]+2])&gt;val2 and int(data[cat[0]+2])&gt;=val1 and int(data[cat[2]+2])&gt;=val3) or (int(data[cat[2]+2])&gt;val3 and int(data[cat[0]+2])&gt;=val1 and int(data[cat[1]+2])&gt;=val2):</text:span></text:p>
      <text:p text:style-name="P125"><text:span text:style-name="T68"><text:tab/><text:tab/><text:tab/><text:tab/><text:tab/>delList.insert(len(delList), idd)</text:span></text:p>
      <text:p text:style-name="P125"><text:span text:style-name="T68"><text:tab/><text:tab/><text:tab/><text:tab/><text:tab/>needToInsert=1</text:span></text:p>
      <text:p text:style-name="P125"><text:span text:style-name="T68"><text:tab/><text:tab/><text:tab/><text:tab/>elif int(data[cat[0]+2])&gt;val1 or int(data[cat[1]+2])&gt;val2 or int(data[cat[2]+2])&gt;val3:</text:span></text:p>
      <text:p text:style-name="P125"><text:span text:style-name="T68"><text:tab/><text:tab/><text:tab/><text:tab/><text:tab/>pl+=1</text:span></text:p>
      <text:p text:style-name="P125"><text:span text:style-name="T68"><text:tab/><text:tab/><text:tab/><text:tab/></text:span></text:p>
      <text:p text:style-name="P125"><text:span text:style-name="T68"><text:tab/><text:tab/><text:tab/><text:tab/></text:span></text:p>
      <text:p text:style-name="P125"><text:span text:style-name="T68"><text:tab/><text:tab/><text:tab/>for idss in delList:</text:span></text:p>
      <text:p text:style-name="P125"><text:span text:style-name="T68"><text:tab/><text:tab/><text:tab/><text:tab/>del slHashMap[idss]</text:span></text:p>
      <text:p text:style-name="P125"><text:span text:style-name="T68"><text:tab/><text:tab/><text:tab/><text:tab/></text:span></text:p>
      <text:p text:style-name="P125"><text:span text:style-name="T68"><text:tab/><text:tab/><text:tab/>if len(slHashMap)==pl:</text:span></text:p>
      <text:p text:style-name="P125"><text:span text:style-name="T68"><text:tab/><text:tab/><text:tab/><text:tab/>needToInsert=1</text:span></text:p>
      <text:p text:style-name="P125"><text:span text:style-name="T68"/></text:p>
      <text:p text:style-name="P125"><text:span text:style-name="T68"><text:tab/><text:tab/><text:tab/>if needToInsert==1:</text:span></text:p>
      <text:p text:style-name="P125"><text:span text:style-name="T68"><text:tab/><text:tab/><text:tab/><text:tab/>slHashMap.update({iD : [data[1], int(data[cat[0]+2]), int(data[cat[1]+2]), int(data[cat[2]+2])]})</text:span></text:p>
      <text:p text:style-name="P125"><text:span text:style-name="T68"><text:tab/><text:tab/><text:tab/><text:tab/>needToInsert=0</text:span></text:p>
      <text:p text:style-name="P125"><text:span text:style-name="T68"><text:tab/><text:tab/><text:tab/><text:tab/></text:span></text:p>
      <text:p text:style-name="P125"><text:span text:style-name="T68"/></text:p>
      <text:p text:style-name="P125"><text:span text:style-name="T68"/></text:p>
      <text:p text:style-name="P125"><text:span text:style-name="T68"><text:tab/><text:tab/></text:span></text:p>
      <text:p text:style-name="P125"><text:span text:style-name="T68"><text:tab/><text:tab/>elif numOfChoices==4: </text:span></text:p>
      <text:p text:style-name="P125"><text:span text:style-name="T68"/></text:p>
      <text:p text:style-name="P125"><text:span text:style-name="T68"><text:tab/><text:tab/><text:tab/>if firstTime==1:</text:span></text:p>
      <text:p text:style-name="P125"><text:span text:style-name="T68"><text:tab/><text:tab/><text:tab/><text:tab/>slHashMap.update({iD : [data[1], int(data[cat[0]+2]), int(data[cat[1]+2]), int(data[cat[2]+2]), int(data[cat[3]+2])]}) </text:span></text:p>
      <text:p text:style-name="P125"><text:span text:style-name="T68"><text:tab/><text:tab/><text:tab/><text:tab/>firstTime=0</text:span></text:p>
      <text:p text:style-name="P125"><text:span text:style-name="T68"/></text:p>
      <text:p text:style-name="P125"><text:span text:style-name="T68"><text:tab/><text:tab/><text:tab/>for idd in slHashMap:</text:span></text:p>
      <text:p text:style-name="P125"><text:span text:style-name="T68"><text:tab/><text:tab/><text:tab/><text:tab/>val1=slHashMap.get(idd)</text:span></text:p>
      <text:p text:style-name="P125"><text:span text:style-name="T68"><text:tab/><text:tab/><text:tab/><text:tab/>val2=slHashMap.get(idd)</text:span></text:p>
      <text:p text:style-name="P125"><text:span text:style-name="T68"><text:tab/><text:tab/><text:tab/><text:tab/>val3=slHashMap.get(idd)</text:span></text:p>
      <text:p text:style-name="P125"><text:span text:style-name="T68"><text:tab/><text:tab/><text:tab/><text:tab/>val4=slHashMap.get(idd)</text:span></text:p>
      <text:p text:style-name="P125"><text:span text:style-name="T68"><text:tab/><text:tab/><text:tab/><text:tab/>val1=val1[1] </text:span></text:p>
      <text:p text:style-name="P125"><text:span text:style-name="T68"><text:tab/><text:tab/><text:tab/><text:tab/>val2=val2[2]</text:span></text:p>
      <text:p text:style-name="P125"><text:span text:style-name="T68"><text:tab/><text:tab/><text:tab/><text:tab/>val3=val3[3]</text:span></text:p>
      <text:p text:style-name="P125"><text:span text:style-name="T68"><text:tab/><text:tab/><text:tab/><text:tab/>val4=val4[4]</text:span></text:p>
      <text:p text:style-name="P125"><text:span text:style-name="T68"/></text:p>
      <text:p text:style-name="P125"><text:span text:style-name="T68"><text:tab/><text:tab/><text:tab/><text:tab/>if (int(data[cat[0]+2])&gt;val1 and int(data[cat[1]+2])&gt;=val2 and int(data[cat[2]+2])&gt;=val3 and int(data[cat[3]+2])&gt;=val4) or (int(data[cat[1]+2])&gt;val2 and int(data[cat[0]+2])&gt;=val1 and int(data[cat[2]+2])&gt;=val3 and int(data[cat[3]+2])&gt;=val4) or (int(data[cat[2]+2])&gt;val3 and int(data[cat[0]+2])&gt;=val1 and int(data[cat[1]+2])&gt;=val2 and int(data[cat[3]+2])&gt;=val4) or (int(data[cat[3]+2])&gt;val4 and int(data[cat[0]+2])&gt;=val1 and int(data[cat[1]+2])&gt;=val2 and int(data[cat[2]+2])&gt;=val3):</text:span></text:p>
      <text:p text:style-name="P125"><text:span text:style-name="T68"><text:tab/><text:tab/><text:tab/><text:tab/><text:tab/>delList.insert(len(delList), idd)</text:span></text:p>
      <text:p text:style-name="P125"><text:span text:style-name="T68"><text:tab/><text:tab/><text:tab/><text:tab/><text:tab/>needToInsert=1</text:span></text:p>
      <text:p text:style-name="P125"><text:span text:style-name="T68"><text:tab/><text:tab/><text:tab/><text:tab/>elif int(data[cat[0]+2])&gt;val1 or int(data[cat[1]+2])&gt;val2 or int(data[cat[2]+2])&gt;val3 or int(data[cat[3]+2])&gt;val4:</text:span></text:p>
      <text:p text:style-name="P125"><text:span text:style-name="T68"><text:tab/><text:tab/><text:tab/><text:tab/><text:tab/>pl+=1</text:span></text:p>
      <text:p text:style-name="P125"><text:span text:style-name="T68"><text:tab/><text:tab/><text:tab/><text:tab/></text:span></text:p>
      <text:p text:style-name="P125"><text:soft-page-break/><text:span text:style-name="T68"><text:tab/><text:tab/><text:tab/><text:tab/></text:span></text:p>
      <text:p text:style-name="P125"><text:span text:style-name="T68"><text:tab/><text:tab/><text:tab/><text:tab/></text:span></text:p>
      <text:p text:style-name="P125"><text:span text:style-name="T68"><text:tab/><text:tab/><text:tab/>for idss in delList:</text:span></text:p>
      <text:p text:style-name="P125"><text:span text:style-name="T68"><text:tab/><text:tab/><text:tab/><text:tab/>del slHashMap[idss]</text:span></text:p>
      <text:p text:style-name="P125"><text:span text:style-name="T68"/></text:p>
      <text:p text:style-name="P125"><text:span text:style-name="T68"><text:tab/><text:tab/><text:tab/>if len(slHashMap)==pl:</text:span></text:p>
      <text:p text:style-name="P125"><text:span text:style-name="T68"><text:tab/><text:tab/><text:tab/><text:tab/>needToInsert=1</text:span></text:p>
      <text:p text:style-name="P125"><text:span text:style-name="T68"/></text:p>
      <text:p text:style-name="P125"><text:span text:style-name="T68"><text:tab/><text:tab/><text:tab/>if needToInsert==1:</text:span></text:p>
      <text:p text:style-name="P125"><text:span text:style-name="T68"><text:tab/><text:tab/><text:tab/><text:tab/>slHashMap.update({iD : [data[1], int(data[cat[0]+2]), int(data[cat[1]+2]), int(data[cat[2]+2]), int(data[cat[3]+2])]})</text:span></text:p>
      <text:p text:style-name="P125"><text:span text:style-name="T68"><text:tab/><text:tab/><text:tab/><text:tab/>needToInsert=0</text:span></text:p>
      <text:p text:style-name="P125"><text:span text:style-name="T68"><text:tab/><text:tab/></text:span></text:p>
      <text:p text:style-name="P125"><text:span text:style-name="T68"/></text:p>
      <text:p text:style-name="P125"><text:span text:style-name="T68"><text:tab/></text:span></text:p>
      <text:p text:style-name="P125"><text:span text:style-name="T68"/></text:p>
      <text:p text:style-name="P125"><text:span text:style-name="T68"><text:tab/><text:tab/>elif numOfChoices==5: </text:span></text:p>
      <text:p text:style-name="P125"><text:span text:style-name="T68"/></text:p>
      <text:p text:style-name="P125"><text:span text:style-name="T68"><text:tab/><text:tab/><text:tab/>if firstTime==1:</text:span></text:p>
      <text:p text:style-name="P125"><text:span text:style-name="T68"><text:tab/><text:tab/><text:tab/><text:tab/>slHashMap.update({iD : [data[1], int(data[cat[0]+2]), int(data[cat[1]+2]), int(data[cat[2]+2]), int(data[cat[3]+2]), int(data[cat[4]+2])]}) </text:span></text:p>
      <text:p text:style-name="P125"><text:span text:style-name="T68"><text:tab/><text:tab/><text:tab/><text:tab/>firstTime=0</text:span></text:p>
      <text:p text:style-name="P125"><text:span text:style-name="T68"/></text:p>
      <text:p text:style-name="P125"><text:span text:style-name="T68"><text:tab/><text:tab/><text:tab/>for idd in slHashMap:</text:span></text:p>
      <text:p text:style-name="P125"><text:span text:style-name="T68"><text:tab/><text:tab/><text:tab/><text:tab/>val1=slHashMap.get(idd)</text:span></text:p>
      <text:p text:style-name="P125"><text:span text:style-name="T68"><text:tab/><text:tab/><text:tab/><text:tab/>val2=slHashMap.get(idd)</text:span></text:p>
      <text:p text:style-name="P125"><text:span text:style-name="T68"><text:tab/><text:tab/><text:tab/><text:tab/>val3=slHashMap.get(idd)</text:span></text:p>
      <text:p text:style-name="P125"><text:span text:style-name="T68"><text:tab/><text:tab/><text:tab/><text:tab/>val4=slHashMap.get(idd)</text:span></text:p>
      <text:p text:style-name="P125"><text:span text:style-name="T68"><text:tab/><text:tab/><text:tab/><text:tab/>val5=slHashMap.get(idd)</text:span></text:p>
      <text:p text:style-name="P125"><text:span text:style-name="T68"><text:tab/><text:tab/><text:tab/><text:tab/>val1=val1[1] </text:span></text:p>
      <text:p text:style-name="P125"><text:span text:style-name="T68"><text:tab/><text:tab/><text:tab/><text:tab/>val2=val2[2]</text:span></text:p>
      <text:p text:style-name="P125"><text:span text:style-name="T68"><text:tab/><text:tab/><text:tab/><text:tab/>val3=val3[3]</text:span></text:p>
      <text:p text:style-name="P125"><text:span text:style-name="T68"><text:tab/><text:tab/><text:tab/><text:tab/>val4=val4[4]</text:span></text:p>
      <text:p text:style-name="P125"><text:span text:style-name="T68"><text:tab/><text:tab/><text:tab/><text:tab/>val5=val5[5]</text:span></text:p>
      <text:p text:style-name="P125"><text:span text:style-name="T68"/></text:p>
      <text:p text:style-name="P125"><text:span text:style-name="T68"><text:tab/><text:tab/><text:tab/><text:tab/>if (int(data[cat[0]+2])&gt;val1 and int(data[cat[1]+2])&gt;=val2 and int(data[cat[2]+2])&gt;=val3 and int(data[cat[3]+2])&gt;=val4 and int(data[cat[4]+2])&gt;=val5) or (int(data[cat[1]+2])&gt;val2 and int(data[cat[0]+2])&gt;=val1 and int(data[cat[2]+2])&gt;=val3 and int(data[cat[3]+2])&gt;=val4 and int(data[cat[4]+2])&gt;=val5) or (int(data[cat[2]+2])&gt;val3 and int(data[cat[0]+2])&gt;=val1 and int(data[cat[1]+2])&gt;=val2 and int(data[cat[3]+2])&gt;=val4 and int(data[cat[4]+2])&gt;=val5) or (int(data[cat[3]+2])&gt;val4 and int(data[cat[0]+2])&gt;=val1 and int(data[cat[1]+2])&gt;=val2 and int(data[cat[2]+2])&gt;=val3 and int(data[cat[4]+2])&gt;=val5) or (int(data[cat[4]+2])&gt;val5 and int(data[cat[0]+2])&gt;=val1 and int(data[cat[1]+2])&gt;=val2 and int(data[cat[2]+2])&gt;=val3 and int(data[cat[3]+2])&gt;=val4):</text:span></text:p>
      <text:p text:style-name="P125"><text:span text:style-name="T68"><text:tab/><text:tab/><text:tab/><text:tab/><text:tab/><text:tab/>delList.insert(len(delList), idd)</text:span></text:p>
      <text:p text:style-name="P125"><text:span text:style-name="T68"><text:tab/><text:tab/><text:tab/><text:tab/><text:tab/>needToInsert=1</text:span></text:p>
      <text:p text:style-name="P125"><text:span text:style-name="T68"><text:tab/><text:tab/><text:tab/><text:tab/>elif int(data[cat[0]+2])&gt;val1 or int(data[cat[1]+2])&gt;val2 or int(data[cat[2]+2])&gt;val3 or int(data[cat[3]+2])&gt;val4 or int(data[cat[4]+2])&gt;val5:</text:span></text:p>
      <text:p text:style-name="P125"><text:span text:style-name="T68"><text:tab/><text:tab/><text:tab/><text:tab/><text:tab/>pl+=1</text:span></text:p>
      <text:p text:style-name="P125"><text:span text:style-name="T68"><text:tab/><text:tab/><text:tab/><text:tab/></text:span></text:p>
      <text:p text:style-name="P125"><text:span text:style-name="T68"/></text:p>
      <text:p text:style-name="P125"><text:span text:style-name="T68"><text:tab/><text:tab/><text:tab/>for idss in delList:</text:span></text:p>
      <text:p text:style-name="P125"><text:span text:style-name="T68"><text:tab/><text:tab/><text:tab/><text:tab/>del slHashMap[idss]</text:span></text:p>
      <text:p text:style-name="P125"><text:span text:style-name="T68"><text:tab/><text:tab/><text:tab/></text:span></text:p>
      <text:p text:style-name="P125"><text:span text:style-name="T68"><text:tab/><text:tab/><text:tab/>if len(slHashMap)==pl:</text:span></text:p>
      <text:p text:style-name="P125"><text:span text:style-name="T68"><text:tab/><text:tab/><text:tab/><text:tab/>needToInsert=1<text:tab/><text:tab/></text:span></text:p>
      <text:p text:style-name="P125"><text:span text:style-name="T68"><text:tab/><text:tab/><text:tab/><text:tab/><text:tab/><text:tab/><text:tab/><text:tab/></text:span></text:p>
      <text:p text:style-name="P125"><text:span text:style-name="T68"><text:tab/><text:tab/><text:tab/>if needToInsert==1:</text:span></text:p>
      <text:p text:style-name="P125"><text:span text:style-name="T68"><text:tab/><text:tab/><text:tab/><text:tab/>slHashMap.update({iD : [data[1], int(data[cat[0]+2]), int(data[cat[1]+2]), int(data[cat[2]+2]), int(data[cat[3]+2]), int(data[cat[4]+2])]})</text:span></text:p>
      <text:p text:style-name="P125"><text:span text:style-name="T68"><text:tab/><text:tab/><text:tab/><text:tab/>needToInsert=0</text:span></text:p>
      <text:p text:style-name="P125"><text:span text:style-name="T68"><text:tab/><text:tab/><text:tab/><text:tab/><text:tab/></text:span></text:p>
      <text:p text:style-name="P125"><text:span text:style-name="T68"/></text:p>
      <text:p text:style-name="P125"><text:span text:style-name="T68"><text:tab/>sk=list(slHashMap.values())</text:span></text:p>
      <text:p text:style-name="P125"><text:span text:style-name="T68"><text:tab/>return sk</text:span></text:p>
      <text:p text:style-name="P124"><text:span text:style-name="T6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style style:name="MT4" style:family="text">
      <style:text-properties fo:font-size="11pt" officeooo:rsid="020ced45" style:font-size-asian="11pt" style:font-size-complex="11pt"/>
    </style:style>
    <style:style style:name="MT5" style:family="text">
      <style:text-properties fo:font-size="11pt" officeooo:rsid="020ebf68"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9"/></text:span><text:span text:style-name="MT3">Complex Data Management on </text:span><text:span text:style-name="MT4">Top-K &amp; Skyline </text:span><text:span text:style-name="MT5">Queries</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3:34:44.487171289</dc:date>
    <meta:editing-duration>P1DT3H25M36S</meta:editing-duration>
    <meta:editing-cycles>567</meta:editing-cycles>
    <meta:generator>LibreOffice/6.0.7.3$Linux_X86_64 LibreOffice_project/00m0$Build-3</meta:generator>
    <meta:document-statistic meta:table-count="0" meta:image-count="0" meta:object-count="0" meta:page-count="15" meta:paragraph-count="730" meta:word-count="3727" meta:character-count="33150" meta:non-whitespace-character-count="27642"/>
  </office:meta>
</office:document-meta>
</file>